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1.61cm"/>
    </style:style>
    <style:style style:name="co5" style:family="table-column">
      <style:table-column-properties fo:break-before="auto" style:column-width="1.84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c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-0.714298" calcext:value-type="float">
            <text:p>-0.714298</text:p>
          </table:table-cell>
          <table:table-cell office:value-type="float" office:value="0.214378" calcext:value-type="float">
            <text:p>0.214378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-0.849992" calcext:value-type="float">
            <text:p>-0.8499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685442" calcext:value-type="float">
            <text:p>-0.685442</text:p>
          </table:table-cell>
          <table:table-cell office:value-type="float" office:value="-0.328328" calcext:value-type="float">
            <text:p>-0.328328</text:p>
          </table:table-cell>
          <table:table-cell office:value-type="float" office:value="-0.008903" calcext:value-type="float">
            <text:p>-0.008903</text:p>
          </table:table-cell>
          <table:table-cell office:value-type="float" office:value="0.010399" calcext:value-type="float">
            <text:p>0.010399</text:p>
          </table:table-cell>
          <table:table-cell office:value-type="float" office:value="0.149128" calcext:value-type="float">
            <text:p>0.149128</text:p>
          </table:table-cell>
          <table:table-cell office:value-type="float" office:value="0.394905" calcext:value-type="float">
            <text:p>0.394905</text:p>
          </table:table-cell>
          <table:table-cell office:value-type="float" office:value="0.598486" calcext:value-type="float">
            <text:p>0.598486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-0.125738" calcext:value-type="float">
            <text:p>-0.12573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537055" calcext:value-type="float">
            <text:p>-0.537055</text:p>
          </table:table-cell>
          <table:table-cell office:value-type="float" office:value="-0.004604" calcext:value-type="float">
            <text:p>-0.004604</text:p>
          </table:table-cell>
          <table:table-cell office:value-type="float" office:value="0.06532" calcext:value-type="float">
            <text:p>0.06532</text:p>
          </table:table-cell>
          <table:table-cell office:value-type="float" office:value="0.259202" calcext:value-type="float">
            <text:p>0.259202</text:p>
          </table:table-cell>
          <table:table-cell office:value-type="float" office:value="0.498465" calcext:value-type="float">
            <text:p>0.498465</text:p>
          </table:table-cell>
          <table:table-cell office:value-type="float" office:value="0.602055" calcext:value-type="float">
            <text:p>0.602055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19441" calcext:value-type="float">
            <text:p>0.619441</text:p>
          </table:table-cell>
          <table:table-cell office:value-type="float" office:value="0.6754" calcext:value-type="float">
            <text:p>0.6754</text:p>
          </table:table-cell>
          <table:table-cell office:value-type="float" office:value="0.01152" calcext:value-type="float">
            <text:p>0.0115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84345" calcext:value-type="float">
            <text:p>-0.684345</text:p>
          </table:table-cell>
          <table:table-cell office:value-type="float" office:value="0.025754" calcext:value-type="float">
            <text:p>0.025754</text:p>
          </table:table-cell>
          <table:table-cell office:value-type="float" office:value="0.194236" calcext:value-type="float">
            <text:p>0.194236</text:p>
          </table:table-cell>
          <table:table-cell office:value-type="float" office:value="0.372731" calcext:value-type="float">
            <text:p>0.372731</text:p>
          </table:table-cell>
          <table:table-cell office:value-type="float" office:value="0.550406" calcext:value-type="float">
            <text:p>0.550406</text:p>
          </table:table-cell>
          <table:table-cell office:value-type="float" office:value="0.594486" calcext:value-type="float">
            <text:p>0.594486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23643" calcext:value-type="float">
            <text:p>0.623643</text:p>
          </table:table-cell>
          <table:table-cell office:value-type="float" office:value="0.6754" calcext:value-type="float">
            <text:p>0.6754</text:p>
          </table:table-cell>
          <table:table-cell office:value-type="float" office:value="0.190166" calcext:value-type="float">
            <text:p>0.19016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086668" calcext:value-type="float">
            <text:p>-0.086668</text:p>
          </table:table-cell>
          <table:table-cell office:value-type="float" office:value="0.222414" calcext:value-type="float">
            <text:p>0.222414</text:p>
          </table:table-cell>
          <table:table-cell office:value-type="float" office:value="0.442206" calcext:value-type="float">
            <text:p>0.442206</text:p>
          </table:table-cell>
          <table:table-cell office:value-type="float" office:value="0.572431" calcext:value-type="float">
            <text:p>0.572431</text:p>
          </table:table-cell>
          <table:table-cell office:value-type="float" office:value="0.603506" calcext:value-type="float">
            <text:p>0.603506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20776" calcext:value-type="float">
            <text:p>0.620776</text:p>
          </table:table-cell>
          <table:table-cell office:value-type="float" office:value="0.6754" calcext:value-type="float">
            <text:p>0.6754</text:p>
          </table:table-cell>
          <table:table-cell office:value-type="float" office:value="0.159941" calcext:value-type="float">
            <text:p>0.15994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727515" calcext:value-type="float">
            <text:p>-0.727515</text:p>
          </table:table-cell>
          <table:table-cell office:value-type="float" office:value="0.083083" calcext:value-type="float">
            <text:p>0.083083</text:p>
          </table:table-cell>
          <table:table-cell office:value-type="float" office:value="0.259572" calcext:value-type="float">
            <text:p>0.259572</text:p>
          </table:table-cell>
          <table:table-cell office:value-type="float" office:value="0.46246" calcext:value-type="float">
            <text:p>0.46246</text:p>
          </table:table-cell>
          <table:table-cell office:value-type="float" office:value="0.576948" calcext:value-type="float">
            <text:p>0.576948</text:p>
          </table:table-cell>
          <table:table-cell office:value-type="float" office:value="0.60678" calcext:value-type="float">
            <text:p>0.60678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24978" calcext:value-type="float">
            <text:p>0.624978</text:p>
          </table:table-cell>
          <table:table-cell office:value-type="float" office:value="0.6754" calcext:value-type="float">
            <text:p>0.6754</text:p>
          </table:table-cell>
          <table:table-cell office:value-type="float" office:value="0.211105" calcext:value-type="float">
            <text:p>0.2111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31299" calcext:value-type="float">
            <text:p>-0.31299</text:p>
          </table:table-cell>
          <table:table-cell office:value-type="float" office:value="0.170276" calcext:value-type="float">
            <text:p>0.170276</text:p>
          </table:table-cell>
          <table:table-cell office:value-type="float" office:value="0.403606" calcext:value-type="float">
            <text:p>0.403606</text:p>
          </table:table-cell>
          <table:table-cell office:value-type="float" office:value="0.559504" calcext:value-type="float">
            <text:p>0.559504</text:p>
          </table:table-cell>
          <table:table-cell office:value-type="float" office:value="0.598352" calcext:value-type="float">
            <text:p>0.598352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37181" calcext:value-type="float">
            <text:p>0.637181</text:p>
          </table:table-cell>
          <table:table-cell office:value-type="float" office:value="0.791005" calcext:value-type="float">
            <text:p>0.791005</text:p>
          </table:table-cell>
          <table:table-cell office:value-type="float" office:value="0.289305" calcext:value-type="float">
            <text:p>0.2893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106286" calcext:value-type="float">
            <text:p>-0.106286</text:p>
          </table:table-cell>
          <table:table-cell office:value-type="float" office:value="0.165284" calcext:value-type="float">
            <text:p>0.165284</text:p>
          </table:table-cell>
          <table:table-cell office:value-type="float" office:value="0.333206" calcext:value-type="float">
            <text:p>0.333206</text:p>
          </table:table-cell>
          <table:table-cell office:value-type="float" office:value="0.516576" calcext:value-type="float">
            <text:p>0.516576</text:p>
          </table:table-cell>
          <table:table-cell office:value-type="float" office:value="0.590409" calcext:value-type="float">
            <text:p>0.590409</text:p>
          </table:table-cell>
          <table:table-cell office:value-type="float" office:value="0.610734" calcext:value-type="float">
            <text:p>0.610734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55921" calcext:value-type="float">
            <text:p>0.655921</text:p>
          </table:table-cell>
          <table:table-cell office:value-type="float" office:value="0.893529" calcext:value-type="float">
            <text:p>0.893529</text:p>
          </table:table-cell>
          <table:table-cell office:value-type="float" office:value="0.299059" calcext:value-type="float">
            <text:p>0.29905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207527" calcext:value-type="float">
            <text:p>0.207527</text:p>
          </table:table-cell>
          <table:table-cell office:value-type="float" office:value="0.424257" calcext:value-type="float">
            <text:p>0.424257</text:p>
          </table:table-cell>
          <table:table-cell office:value-type="float" office:value="0.57596" calcext:value-type="float">
            <text:p>0.57596</text:p>
          </table:table-cell>
          <table:table-cell office:value-type="float" office:value="0.608503" calcext:value-type="float">
            <text:p>0.608503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27825" calcext:value-type="float">
            <text:p>0.727825</text:p>
          </table:table-cell>
          <table:table-cell office:value-type="float" office:value="0.944916" calcext:value-type="float">
            <text:p>0.944916</text:p>
          </table:table-cell>
          <table:table-cell office:value-type="float" office:value="0.344539" calcext:value-type="float">
            <text:p>0.34453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-0.8" calcext:value-type="float">
            <text:p>-0.8</text:p>
          </table:table-cell>
          <table:table-cell office:value-type="float" office:value="0.149861" calcext:value-type="float">
            <text:p>0.149861</text:p>
          </table:table-cell>
          <table:table-cell office:value-type="float" office:value="0.321625" calcext:value-type="float">
            <text:p>0.321625</text:p>
          </table:table-cell>
          <table:table-cell office:value-type="float" office:value="0.520052" calcext:value-type="float">
            <text:p>0.520052</text:p>
          </table:table-cell>
          <table:table-cell office:value-type="float" office:value="0.601262" calcext:value-type="float">
            <text:p>0.601262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754885" calcext:value-type="float">
            <text:p>0.754885</text:p>
          </table:table-cell>
          <table:table-cell office:value-type="float" office:value="0.944916" calcext:value-type="float">
            <text:p>0.944916</text:p>
          </table:table-cell>
          <table:table-cell office:value-type="float" office:value="0.399717" calcext:value-type="float">
            <text:p>0.39971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0.641637" calcext:value-type="float">
            <text:p>-0.641637</text:p>
          </table:table-cell>
          <table:table-cell office:value-type="float" office:value="0.208942" calcext:value-type="float">
            <text:p>0.208942</text:p>
          </table:table-cell>
          <table:table-cell office:value-type="float" office:value="0.379125" calcext:value-type="float">
            <text:p>0.379125</text:p>
          </table:table-cell>
          <table:table-cell office:value-type="float" office:value="0.551342" calcext:value-type="float">
            <text:p>0.551342</text:p>
          </table:table-cell>
          <table:table-cell office:value-type="float" office:value="0.59331" calcext:value-type="float">
            <text:p>0.59331</text:p>
          </table:table-cell>
          <table:table-cell office:value-type="float" office:value="0.608892" calcext:value-type="float">
            <text:p>0.608892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38629" calcext:value-type="float">
            <text:p>0.738629</text:p>
          </table:table-cell>
          <table:table-cell office:value-type="float" office:value="0.944916" calcext:value-type="float">
            <text:p>0.944916</text:p>
          </table:table-cell>
          <table:table-cell office:value-type="float" office:value="0.427572" calcext:value-type="float">
            <text:p>0.42757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-0.265218" calcext:value-type="float">
            <text:p>-0.265218</text:p>
          </table:table-cell>
          <table:table-cell office:value-type="float" office:value="0.326602" calcext:value-type="float">
            <text:p>0.326602</text:p>
          </table:table-cell>
          <table:table-cell office:value-type="float" office:value="0.47917" calcext:value-type="float">
            <text:p>0.47917</text:p>
          </table:table-cell>
          <table:table-cell office:value-type="float" office:value="0.56825" calcext:value-type="float">
            <text:p>0.56825</text:p>
          </table:table-cell>
          <table:table-cell office:value-type="float" office:value="0.59991" calcext:value-type="float">
            <text:p>0.59991</text:p>
          </table:table-cell>
          <table:table-cell office:value-type="float" office:value="0.611328" calcext:value-type="float">
            <text:p>0.611328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1592" calcext:value-type="float">
            <text:p>0.61592</text:p>
          </table:table-cell>
          <table:table-cell office:value-type="float" office:value="0.809422" calcext:value-type="float">
            <text:p>0.809422</text:p>
          </table:table-cell>
          <table:table-cell office:value-type="float" office:value="0.944916" calcext:value-type="float">
            <text:p>0.944916</text:p>
          </table:table-cell>
          <table:table-cell office:value-type="float" office:value="0.497013" calcext:value-type="float">
            <text:p>0.49701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-0.866667" calcext:value-type="float">
            <text:p>-0.866667</text:p>
          </table:table-cell>
          <table:table-cell office:value-type="float" office:value="0.181656" calcext:value-type="float">
            <text:p>0.181656</text:p>
          </table:table-cell>
          <table:table-cell office:value-type="float" office:value="0.395703" calcext:value-type="float">
            <text:p>0.395703</text:p>
          </table:table-cell>
          <table:table-cell office:value-type="float" office:value="0.511997" calcext:value-type="float">
            <text:p>0.511997</text:p>
          </table:table-cell>
          <table:table-cell office:value-type="float" office:value="0.581394" calcext:value-type="float">
            <text:p>0.581394</text:p>
          </table:table-cell>
          <table:table-cell office:value-type="float" office:value="0.606542" calcext:value-type="float">
            <text:p>0.606542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16906" calcext:value-type="float">
            <text:p>0.616906</text:p>
          </table:table-cell>
          <table:table-cell office:value-type="float" office:value="0.845295" calcext:value-type="float">
            <text:p>0.845295</text:p>
          </table:table-cell>
          <table:table-cell office:value-type="float" office:value="0.944916" calcext:value-type="float">
            <text:p>0.944916</text:p>
          </table:table-cell>
          <table:table-cell office:value-type="float" office:value="0.409757" calcext:value-type="float">
            <text:p>0.40975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-0.436058" calcext:value-type="float">
            <text:p>-0.436058</text:p>
          </table:table-cell>
          <table:table-cell office:value-type="float" office:value="0.260888" calcext:value-type="float">
            <text:p>0.260888</text:p>
          </table:table-cell>
          <table:table-cell office:value-type="float" office:value="0.445737" calcext:value-type="float">
            <text:p>0.445737</text:p>
          </table:table-cell>
          <table:table-cell office:value-type="float" office:value="0.544262" calcext:value-type="float">
            <text:p>0.544262</text:p>
          </table:table-cell>
          <table:table-cell office:value-type="float" office:value="0.596688" calcext:value-type="float">
            <text:p>0.596688</text:p>
          </table:table-cell>
          <table:table-cell office:value-type="float" office:value="0.610992" calcext:value-type="float">
            <text:p>0.610992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1296" calcext:value-type="float">
            <text:p>0.61296</text:p>
          </table:table-cell>
          <table:table-cell office:value-type="float" office:value="0.816698" calcext:value-type="float">
            <text:p>0.816698</text:p>
          </table:table-cell>
          <table:table-cell office:value-type="float" office:value="0.944916" calcext:value-type="float">
            <text:p>0.944916</text:p>
          </table:table-cell>
          <table:table-cell office:value-type="float" office:value="0.467691" calcext:value-type="float">
            <text:p>0.46769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-0.442646" calcext:value-type="float">
            <text:p>-0.442646</text:p>
          </table:table-cell>
          <table:table-cell office:value-type="float" office:value="0.248431" calcext:value-type="float">
            <text:p>0.248431</text:p>
          </table:table-cell>
          <table:table-cell office:value-type="float" office:value="0.461381" calcext:value-type="float">
            <text:p>0.461381</text:p>
          </table:table-cell>
          <table:table-cell office:value-type="float" office:value="0.547548" calcext:value-type="float">
            <text:p>0.547548</text:p>
          </table:table-cell>
          <table:table-cell office:value-type="float" office:value="0.599499" calcext:value-type="float">
            <text:p>0.599499</text:p>
          </table:table-cell>
          <table:table-cell office:value-type="float" office:value="0.611812" calcext:value-type="float">
            <text:p>0.611812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18889" calcext:value-type="float">
            <text:p>0.618889</text:p>
          </table:table-cell>
          <table:table-cell office:value-type="float" office:value="0.876306" calcext:value-type="float">
            <text:p>0.876306</text:p>
          </table:table-cell>
          <table:table-cell office:value-type="float" office:value="0.944916" calcext:value-type="float">
            <text:p>0.944916</text:p>
          </table:table-cell>
          <table:table-cell office:value-type="float" office:value="0.474596" calcext:value-type="float">
            <text:p>0.47459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0.21571" calcext:value-type="float">
            <text:p>-0.21571</text:p>
          </table:table-cell>
          <table:table-cell office:value-type="float" office:value="0.215251" calcext:value-type="float">
            <text:p>0.215251</text:p>
          </table:table-cell>
          <table:table-cell office:value-type="float" office:value="0.435628" calcext:value-type="float">
            <text:p>0.435628</text:p>
          </table:table-cell>
          <table:table-cell office:value-type="float" office:value="0.560432" calcext:value-type="float">
            <text:p>0.560432</text:p>
          </table:table-cell>
          <table:table-cell office:value-type="float" office:value="0.608297" calcext:value-type="float">
            <text:p>0.608297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15912" calcext:value-type="float">
            <text:p>0.615912</text:p>
          </table:table-cell>
          <table:table-cell office:value-type="float" office:value="0.873263" calcext:value-type="float">
            <text:p>0.873263</text:p>
          </table:table-cell>
          <table:table-cell office:value-type="float" office:value="0.944916" calcext:value-type="float">
            <text:p>0.944916</text:p>
          </table:table-cell>
          <table:table-cell office:value-type="float" office:value="0.493019" calcext:value-type="float">
            <text:p>0.49301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-0.51628" calcext:value-type="float">
            <text:p>-0.51628</text:p>
          </table:table-cell>
          <table:table-cell office:value-type="float" office:value="0.291194" calcext:value-type="float">
            <text:p>0.291194</text:p>
          </table:table-cell>
          <table:table-cell office:value-type="float" office:value="0.525184" calcext:value-type="float">
            <text:p>0.525184</text:p>
          </table:table-cell>
          <table:table-cell office:value-type="float" office:value="0.589843" calcext:value-type="float">
            <text:p>0.589843</text:p>
          </table:table-cell>
          <table:table-cell office:value-type="float" office:value="0.611531" calcext:value-type="float">
            <text:p>0.611531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18865" calcext:value-type="float">
            <text:p>0.618865</text:p>
          </table:table-cell>
          <table:table-cell office:value-type="float" office:value="0.839826" calcext:value-type="float">
            <text:p>0.839826</text:p>
          </table:table-cell>
          <table:table-cell office:value-type="float" office:value="0.944916" calcext:value-type="float">
            <text:p>0.944916</text:p>
          </table:table-cell>
          <table:table-cell office:value-type="float" office:value="0.479728" calcext:value-type="float">
            <text:p>0.47972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-0.365531" calcext:value-type="float">
            <text:p>-0.365531</text:p>
          </table:table-cell>
          <table:table-cell office:value-type="float" office:value="0.365055" calcext:value-type="float">
            <text:p>0.365055</text:p>
          </table:table-cell>
          <table:table-cell office:value-type="float" office:value="0.566898" calcext:value-type="float">
            <text:p>0.566898</text:p>
          </table:table-cell>
          <table:table-cell office:value-type="float" office:value="0.599924" calcext:value-type="float">
            <text:p>0.599924</text:p>
          </table:table-cell>
          <table:table-cell office:value-type="float" office:value="0.611401" calcext:value-type="float">
            <text:p>0.611401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21818" calcext:value-type="float">
            <text:p>0.621818</text:p>
          </table:table-cell>
          <table:table-cell office:value-type="float" office:value="0.822958" calcext:value-type="float">
            <text:p>0.822958</text:p>
          </table:table-cell>
          <table:table-cell office:value-type="float" office:value="0.944916" calcext:value-type="float">
            <text:p>0.944916</text:p>
          </table:table-cell>
          <table:table-cell office:value-type="float" office:value="0.505964" calcext:value-type="float">
            <text:p>0.50596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-0.088408" calcext:value-type="float">
            <text:p>-0.088408</text:p>
          </table:table-cell>
          <table:table-cell office:value-type="float" office:value="0.445471" calcext:value-type="float">
            <text:p>0.445471</text:p>
          </table:table-cell>
          <table:table-cell office:value-type="float" office:value="0.591265" calcext:value-type="float">
            <text:p>0.591265</text:p>
          </table:table-cell>
          <table:table-cell office:value-type="float" office:value="0.605981" calcext:value-type="float">
            <text:p>0.605981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1296" calcext:value-type="float">
            <text:p>0.61296</text:p>
          </table:table-cell>
          <table:table-cell office:value-type="float" office:value="0.631514" calcext:value-type="float">
            <text:p>0.631514</text:p>
          </table:table-cell>
          <table:table-cell office:value-type="float" office:value="0.833506" calcext:value-type="float">
            <text:p>0.833506</text:p>
          </table:table-cell>
          <table:table-cell office:value-type="float" office:value="0.944916" calcext:value-type="float">
            <text:p>0.944916</text:p>
          </table:table-cell>
          <table:table-cell office:value-type="float" office:value="0.546941" calcext:value-type="float">
            <text:p>0.54694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0.047969" calcext:value-type="float">
            <text:p>-0.047969</text:p>
          </table:table-cell>
          <table:table-cell office:value-type="float" office:value="0.527491" calcext:value-type="float">
            <text:p>0.527491</text:p>
          </table:table-cell>
          <table:table-cell office:value-type="float" office:value="0.603066" calcext:value-type="float">
            <text:p>0.603066</text:p>
          </table:table-cell>
          <table:table-cell table:number-columns-repeated="5" office:value-type="float" office:value="0.612372" calcext:value-type="float">
            <text:p>0.612372</text:p>
          </table:table-cell>
          <table:table-cell office:value-type="float" office:value="0.624879" calcext:value-type="float">
            <text:p>0.624879</text:p>
          </table:table-cell>
          <table:table-cell office:value-type="float" office:value="0.826629" calcext:value-type="float">
            <text:p>0.826629</text:p>
          </table:table-cell>
          <table:table-cell office:value-type="float" office:value="0.944916" calcext:value-type="float">
            <text:p>0.944916</text:p>
          </table:table-cell>
          <table:table-cell office:value-type="float" office:value="0.559596" calcext:value-type="float">
            <text:p>0.55959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0.22571" calcext:value-type="float">
            <text:p>-0.22571</text:p>
          </table:table-cell>
          <table:table-cell office:value-type="float" office:value="0.517515" calcext:value-type="float">
            <text:p>0.517515</text:p>
          </table:table-cell>
          <table:table-cell office:value-type="float" office:value="0.599328" calcext:value-type="float">
            <text:p>0.599328</text:p>
          </table:table-cell>
          <table:table-cell table:number-columns-repeated="5" office:value-type="float" office:value="0.612372" calcext:value-type="float">
            <text:p>0.612372</text:p>
          </table:table-cell>
          <table:table-cell office:value-type="float" office:value="0.642706" calcext:value-type="float">
            <text:p>0.642706</text:p>
          </table:table-cell>
          <table:table-cell office:value-type="float" office:value="0.856863" calcext:value-type="float">
            <text:p>0.856863</text:p>
          </table:table-cell>
          <table:table-cell office:value-type="float" office:value="0.944916" calcext:value-type="float">
            <text:p>0.944916</text:p>
          </table:table-cell>
          <table:table-cell office:value-type="float" office:value="0.545256" calcext:value-type="float">
            <text:p>0.54525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0.240883" calcext:value-type="float">
            <text:p>0.240883</text:p>
          </table:table-cell>
          <table:table-cell office:value-type="float" office:value="0.570019" calcext:value-type="float">
            <text:p>0.570019</text:p>
          </table:table-cell>
          <table:table-cell office:value-type="float" office:value="0.603437" calcext:value-type="float">
            <text:p>0.603437</text:p>
          </table:table-cell>
          <table:table-cell office:value-type="float" office:value="0.611812" calcext:value-type="float">
            <text:p>0.611812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1296" calcext:value-type="float">
            <text:p>0.61296</text:p>
          </table:table-cell>
          <table:table-cell office:value-type="float" office:value="0.652429" calcext:value-type="float">
            <text:p>0.652429</text:p>
          </table:table-cell>
          <table:table-cell office:value-type="float" office:value="0.898799" calcext:value-type="float">
            <text:p>0.898799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602746" calcext:value-type="float">
            <text:p>0.60274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0.006643" calcext:value-type="float">
            <text:p>-0.006643</text:p>
          </table:table-cell>
          <table:table-cell office:value-type="float" office:value="0.493069" calcext:value-type="float">
            <text:p>0.493069</text:p>
          </table:table-cell>
          <table:table-cell office:value-type="float" office:value="0.593119" calcext:value-type="float">
            <text:p>0.593119</text:p>
          </table:table-cell>
          <table:table-cell office:value-type="float" office:value="0.606455" calcext:value-type="float">
            <text:p>0.606455</text:p>
          </table:table-cell>
          <table:table-cell office:value-type="float" office:value="0.612169" calcext:value-type="float">
            <text:p>0.612169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27531" calcext:value-type="float">
            <text:p>0.627531</text:p>
          </table:table-cell>
          <table:table-cell office:value-type="float" office:value="0.863879" calcext:value-type="float">
            <text:p>0.863879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56267" calcext:value-type="float">
            <text:p>0.5626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-0.124567" calcext:value-type="float">
            <text:p>-0.124567</text:p>
          </table:table-cell>
          <table:table-cell office:value-type="float" office:value="0.482643" calcext:value-type="float">
            <text:p>0.482643</text:p>
          </table:table-cell>
          <table:table-cell office:value-type="float" office:value="0.586533" calcext:value-type="float">
            <text:p>0.586533</text:p>
          </table:table-cell>
          <table:table-cell office:value-type="float" office:value="0.605679" calcext:value-type="float">
            <text:p>0.605679</text:p>
          </table:table-cell>
          <table:table-cell office:value-type="float" office:value="0.611328" calcext:value-type="float">
            <text:p>0.611328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18303" calcext:value-type="float">
            <text:p>0.618303</text:p>
          </table:table-cell>
          <table:table-cell office:value-type="float" office:value="0.853686" calcext:value-type="float">
            <text:p>0.853686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547072" calcext:value-type="float">
            <text:p>0.54707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154713" calcext:value-type="float">
            <text:p>0.154713</text:p>
          </table:table-cell>
          <table:table-cell office:value-type="float" office:value="0.513763" calcext:value-type="float">
            <text:p>0.513763</text:p>
          </table:table-cell>
          <table:table-cell office:value-type="float" office:value="0.595321" calcext:value-type="float">
            <text:p>0.595321</text:p>
          </table:table-cell>
          <table:table-cell office:value-type="float" office:value="0.608667" calcext:value-type="float">
            <text:p>0.608667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3206" calcext:value-type="float">
            <text:p>0.63206</text:p>
          </table:table-cell>
          <table:table-cell office:value-type="float" office:value="0.893733" calcext:value-type="float">
            <text:p>0.893733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584775" calcext:value-type="float">
            <text:p>0.5847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0.034328" calcext:value-type="float">
            <text:p>-0.034328</text:p>
          </table:table-cell>
          <table:table-cell office:value-type="float" office:value="0.37115" calcext:value-type="float">
            <text:p>0.37115</text:p>
          </table:table-cell>
          <table:table-cell office:value-type="float" office:value="0.565514" calcext:value-type="float">
            <text:p>0.565514</text:p>
          </table:table-cell>
          <table:table-cell office:value-type="float" office:value="0.603019" calcext:value-type="float">
            <text:p>0.603019</text:p>
          </table:table-cell>
          <table:table-cell office:value-type="float" office:value="0.610487" calcext:value-type="float">
            <text:p>0.610487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27423" calcext:value-type="float">
            <text:p>0.627423</text:p>
          </table:table-cell>
          <table:table-cell office:value-type="float" office:value="0.873423" calcext:value-type="float">
            <text:p>0.873423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54538" calcext:value-type="float">
            <text:p>0.5453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136817" calcext:value-type="float">
            <text:p>0.136817</text:p>
          </table:table-cell>
          <table:table-cell office:value-type="float" office:value="0.485597" calcext:value-type="float">
            <text:p>0.485597</text:p>
          </table:table-cell>
          <table:table-cell office:value-type="float" office:value="0.590991" calcext:value-type="float">
            <text:p>0.590991</text:p>
          </table:table-cell>
          <table:table-cell office:value-type="float" office:value="0.604645" calcext:value-type="float">
            <text:p>0.604645</text:p>
          </table:table-cell>
          <table:table-cell office:value-type="float" office:value="0.611531" calcext:value-type="float">
            <text:p>0.611531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17831" calcext:value-type="float">
            <text:p>0.617831</text:p>
          </table:table-cell>
          <table:table-cell office:value-type="float" office:value="0.806416" calcext:value-type="float">
            <text:p>0.806416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569095" calcext:value-type="float">
            <text:p>0.56909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-0.133532" calcext:value-type="float">
            <text:p>-0.133532</text:p>
          </table:table-cell>
          <table:table-cell office:value-type="float" office:value="0.512058" calcext:value-type="float">
            <text:p>0.512058</text:p>
          </table:table-cell>
          <table:table-cell office:value-type="float" office:value="0.593343" calcext:value-type="float">
            <text:p>0.593343</text:p>
          </table:table-cell>
          <table:table-cell office:value-type="float" office:value="0.604546" calcext:value-type="float">
            <text:p>0.604546</text:p>
          </table:table-cell>
          <table:table-cell office:value-type="float" office:value="0.611531" calcext:value-type="float">
            <text:p>0.611531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36833" calcext:value-type="float">
            <text:p>0.636833</text:p>
          </table:table-cell>
          <table:table-cell office:value-type="float" office:value="0.882792" calcext:value-type="float">
            <text:p>0.882792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554469" calcext:value-type="float">
            <text:p>0.55446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0.06161" calcext:value-type="float">
            <text:p>0.06161</text:p>
          </table:table-cell>
          <table:table-cell office:value-type="float" office:value="0.497444" calcext:value-type="float">
            <text:p>0.497444</text:p>
          </table:table-cell>
          <table:table-cell office:value-type="float" office:value="0.596896" calcext:value-type="float">
            <text:p>0.596896</text:p>
          </table:table-cell>
          <table:table-cell office:value-type="float" office:value="0.610453" calcext:value-type="float">
            <text:p>0.610453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710286" calcext:value-type="float">
            <text:p>0.710286</text:p>
          </table:table-cell>
          <table:table-cell office:value-type="float" office:value="0.912833" calcext:value-type="float">
            <text:p>0.912833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583901" calcext:value-type="float">
            <text:p>0.58390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-0.096007" calcext:value-type="float">
            <text:p>-0.096007</text:p>
          </table:table-cell>
          <table:table-cell office:value-type="float" office:value="0.502219" calcext:value-type="float">
            <text:p>0.502219</text:p>
          </table:table-cell>
          <table:table-cell office:value-type="float" office:value="0.60042" calcext:value-type="float">
            <text:p>0.60042</text:p>
          </table:table-cell>
          <table:table-cell office:value-type="float" office:value="0.61041" calcext:value-type="float">
            <text:p>0.61041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64991" calcext:value-type="float">
            <text:p>0.664991</text:p>
          </table:table-cell>
          <table:table-cell office:value-type="float" office:value="0.900449" calcext:value-type="float">
            <text:p>0.900449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563197" calcext:value-type="float">
            <text:p>0.56319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318087" calcext:value-type="float">
            <text:p>0.318087</text:p>
          </table:table-cell>
          <table:table-cell office:value-type="float" office:value="0.586944" calcext:value-type="float">
            <text:p>0.586944</text:p>
          </table:table-cell>
          <table:table-cell office:value-type="float" office:value="0.60558" calcext:value-type="float">
            <text:p>0.60558</text:p>
          </table:table-cell>
          <table:table-cell office:value-type="float" office:value="0.611251" calcext:value-type="float">
            <text:p>0.611251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714834" calcext:value-type="float">
            <text:p>0.714834</text:p>
          </table:table-cell>
          <table:table-cell office:value-type="float" office:value="0.917551" calcext:value-type="float">
            <text:p>0.917551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620374" calcext:value-type="float">
            <text:p>0.62037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0.191071" calcext:value-type="float">
            <text:p>0.191071</text:p>
          </table:table-cell>
          <table:table-cell office:value-type="float" office:value="0.581499" calcext:value-type="float">
            <text:p>0.581499</text:p>
          </table:table-cell>
          <table:table-cell office:value-type="float" office:value="0.603071" calcext:value-type="float">
            <text:p>0.603071</text:p>
          </table:table-cell>
          <table:table-cell office:value-type="float" office:value="0.605861" calcext:value-type="float">
            <text:p>0.605861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41066" calcext:value-type="float">
            <text:p>0.641066</text:p>
          </table:table-cell>
          <table:table-cell office:value-type="float" office:value="0.90822" calcext:value-type="float">
            <text:p>0.90822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598028" calcext:value-type="float">
            <text:p>0.59802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404244" calcext:value-type="float">
            <text:p>0.404244</text:p>
          </table:table-cell>
          <table:table-cell office:value-type="float" office:value="0.602419" calcext:value-type="float">
            <text:p>0.602419</text:p>
          </table:table-cell>
          <table:table-cell office:value-type="float" office:value="0.607028" calcext:value-type="float">
            <text:p>0.607028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1769" calcext:value-type="float">
            <text:p>0.61769</text:p>
          </table:table-cell>
          <table:table-cell office:value-type="float" office:value="0.712175" calcext:value-type="float">
            <text:p>0.712175</text:p>
          </table:table-cell>
          <table:table-cell office:value-type="float" office:value="0.925513" calcext:value-type="float">
            <text:p>0.925513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631856" calcext:value-type="float">
            <text:p>0.63185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321766" calcext:value-type="float">
            <text:p>0.321766</text:p>
          </table:table-cell>
          <table:table-cell office:value-type="float" office:value="0.580274" calcext:value-type="float">
            <text:p>0.580274</text:p>
          </table:table-cell>
          <table:table-cell office:value-type="float" office:value="0.604287" calcext:value-type="float">
            <text:p>0.604287</text:p>
          </table:table-cell>
          <table:table-cell office:value-type="float" office:value="0.610207" calcext:value-type="float">
            <text:p>0.610207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20674" calcext:value-type="float">
            <text:p>0.620674</text:p>
          </table:table-cell>
          <table:table-cell office:value-type="float" office:value="0.759093" calcext:value-type="float">
            <text:p>0.759093</text:p>
          </table:table-cell>
          <table:table-cell office:value-type="float" office:value="0.927727" calcext:value-type="float">
            <text:p>0.927727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626114" calcext:value-type="float">
            <text:p>0.62611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0.148581" calcext:value-type="float">
            <text:p>0.148581</text:p>
          </table:table-cell>
          <table:table-cell office:value-type="float" office:value="0.542471" calcext:value-type="float">
            <text:p>0.542471</text:p>
          </table:table-cell>
          <table:table-cell office:value-type="float" office:value="0.603609" calcext:value-type="float">
            <text:p>0.603609</text:p>
          </table:table-cell>
          <table:table-cell office:value-type="float" office:value="0.608556" calcext:value-type="float">
            <text:p>0.608556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2069" calcext:value-type="float">
            <text:p>0.62069</text:p>
          </table:table-cell>
          <table:table-cell office:value-type="float" office:value="0.736966" calcext:value-type="float">
            <text:p>0.736966</text:p>
          </table:table-cell>
          <table:table-cell office:value-type="float" office:value="0.919192" calcext:value-type="float">
            <text:p>0.919192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601718" calcext:value-type="float">
            <text:p>0.60171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0.136229" calcext:value-type="float">
            <text:p>0.136229</text:p>
          </table:table-cell>
          <table:table-cell office:value-type="float" office:value="0.586699" calcext:value-type="float">
            <text:p>0.586699</text:p>
          </table:table-cell>
          <table:table-cell office:value-type="float" office:value="0.605063" calcext:value-type="float">
            <text:p>0.605063</text:p>
          </table:table-cell>
          <table:table-cell office:value-type="float" office:value="0.612092" calcext:value-type="float">
            <text:p>0.612092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67444" calcext:value-type="float">
            <text:p>0.667444</text:p>
          </table:table-cell>
          <table:table-cell office:value-type="float" office:value="0.891669" calcext:value-type="float">
            <text:p>0.891669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594869" calcext:value-type="float">
            <text:p>0.59486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0.295019" calcext:value-type="float">
            <text:p>0.295019</text:p>
          </table:table-cell>
          <table:table-cell office:value-type="float" office:value="0.59062" calcext:value-type="float">
            <text:p>0.59062</text:p>
          </table:table-cell>
          <table:table-cell office:value-type="float" office:value="0.604287" calcext:value-type="float">
            <text:p>0.604287</text:p>
          </table:table-cell>
          <table:table-cell office:value-type="float" office:value="0.605839" calcext:value-type="float">
            <text:p>0.605839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25972" calcext:value-type="float">
            <text:p>0.625972</text:p>
          </table:table-cell>
          <table:table-cell office:value-type="float" office:value="0.862117" calcext:value-type="float">
            <text:p>0.862117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603334" calcext:value-type="float">
            <text:p>0.60333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28648" calcext:value-type="float">
            <text:p>0.28648</text:p>
          </table:table-cell>
          <table:table-cell office:value-type="float" office:value="0.566466" calcext:value-type="float">
            <text:p>0.566466</text:p>
          </table:table-cell>
          <table:table-cell office:value-type="float" office:value="0.603238" calcext:value-type="float">
            <text:p>0.603238</text:p>
          </table:table-cell>
          <table:table-cell office:value-type="float" office:value="0.610151" calcext:value-type="float">
            <text:p>0.610151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37936" calcext:value-type="float">
            <text:p>0.637936</text:p>
          </table:table-cell>
          <table:table-cell office:value-type="float" office:value="0.867952" calcext:value-type="float">
            <text:p>0.867952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602171" calcext:value-type="float">
            <text:p>0.60217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7376" calcext:value-type="float">
            <text:p>0.017376</text:p>
          </table:table-cell>
          <table:table-cell office:value-type="float" office:value="0.340059" calcext:value-type="float">
            <text:p>0.340059</text:p>
          </table:table-cell>
          <table:table-cell office:value-type="float" office:value="0.582468" calcext:value-type="float">
            <text:p>0.582468</text:p>
          </table:table-cell>
          <table:table-cell office:value-type="float" office:value="0.603493" calcext:value-type="float">
            <text:p>0.603493</text:p>
          </table:table-cell>
          <table:table-cell office:value-type="float" office:value="0.609634" calcext:value-type="float">
            <text:p>0.609634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24022" calcext:value-type="float">
            <text:p>0.624022</text:p>
          </table:table-cell>
          <table:table-cell office:value-type="float" office:value="0.851807" calcext:value-type="float">
            <text:p>0.851807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606097" calcext:value-type="float">
            <text:p>0.60609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0.321705" calcext:value-type="float">
            <text:p>0.321705</text:p>
          </table:table-cell>
          <table:table-cell office:value-type="float" office:value="0.590064" calcext:value-type="float">
            <text:p>0.590064</text:p>
          </table:table-cell>
          <table:table-cell office:value-type="float" office:value="0.604287" calcext:value-type="float">
            <text:p>0.604287</text:p>
          </table:table-cell>
          <table:table-cell office:value-type="float" office:value="0.610845" calcext:value-type="float">
            <text:p>0.610845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28525" calcext:value-type="float">
            <text:p>0.628525</text:p>
          </table:table-cell>
          <table:table-cell office:value-type="float" office:value="0.88394" calcext:value-type="float">
            <text:p>0.88394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608886" calcext:value-type="float">
            <text:p>0.60888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418654" calcext:value-type="float">
            <text:p>0.418654</text:p>
          </table:table-cell>
          <table:table-cell office:value-type="float" office:value="0.592313" calcext:value-type="float">
            <text:p>0.592313</text:p>
          </table:table-cell>
          <table:table-cell office:value-type="float" office:value="0.604287" calcext:value-type="float">
            <text:p>0.604287</text:p>
          </table:table-cell>
          <table:table-cell office:value-type="float" office:value="0.609409" calcext:value-type="float">
            <text:p>0.609409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43444" calcext:value-type="float">
            <text:p>0.643444</text:p>
          </table:table-cell>
          <table:table-cell office:value-type="float" office:value="0.875496" calcext:value-type="float">
            <text:p>0.875496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619309" calcext:value-type="float">
            <text:p>0.61930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0.258175" calcext:value-type="float">
            <text:p>0.258175</text:p>
          </table:table-cell>
          <table:table-cell office:value-type="float" office:value="0.587532" calcext:value-type="float">
            <text:p>0.587532</text:p>
          </table:table-cell>
          <table:table-cell office:value-type="float" office:value="0.604287" calcext:value-type="float">
            <text:p>0.604287</text:p>
          </table:table-cell>
          <table:table-cell office:value-type="float" office:value="0.60887" calcext:value-type="float">
            <text:p>0.60887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1306" calcext:value-type="float">
            <text:p>0.61306</text:p>
          </table:table-cell>
          <table:table-cell office:value-type="float" office:value="0.69467" calcext:value-type="float">
            <text:p>0.69467</text:p>
          </table:table-cell>
          <table:table-cell office:value-type="float" office:value="0.910277" calcext:value-type="float">
            <text:p>0.910277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611399" calcext:value-type="float">
            <text:p>0.61139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0.065703" calcext:value-type="float">
            <text:p>0.065703</text:p>
          </table:table-cell>
          <table:table-cell office:value-type="float" office:value="0.567357" calcext:value-type="float">
            <text:p>0.567357</text:p>
          </table:table-cell>
          <table:table-cell office:value-type="float" office:value="0.603631" calcext:value-type="float">
            <text:p>0.603631</text:p>
          </table:table-cell>
          <table:table-cell office:value-type="float" office:value="0.607275" calcext:value-type="float">
            <text:p>0.607275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18769" calcext:value-type="float">
            <text:p>0.618769</text:p>
          </table:table-cell>
          <table:table-cell office:value-type="float" office:value="0.698003" calcext:value-type="float">
            <text:p>0.698003</text:p>
          </table:table-cell>
          <table:table-cell office:value-type="float" office:value="0.882918" calcext:value-type="float">
            <text:p>0.882918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588077" calcext:value-type="float">
            <text:p>0.58807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0.232653" calcext:value-type="float">
            <text:p>0.232653</text:p>
          </table:table-cell>
          <table:table-cell office:value-type="float" office:value="0.593517" calcext:value-type="float">
            <text:p>0.593517</text:p>
          </table:table-cell>
          <table:table-cell office:value-type="float" office:value="0.604546" calcext:value-type="float">
            <text:p>0.604546</text:p>
          </table:table-cell>
          <table:table-cell office:value-type="float" office:value="0.611889" calcext:value-type="float">
            <text:p>0.611889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43734" calcext:value-type="float">
            <text:p>0.643734</text:p>
          </table:table-cell>
          <table:table-cell office:value-type="float" office:value="0.769838" calcext:value-type="float">
            <text:p>0.769838</text:p>
          </table:table-cell>
          <table:table-cell office:value-type="float" office:value="0.914979" calcext:value-type="float">
            <text:p>0.914979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620827" calcext:value-type="float">
            <text:p>0.62082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93649" calcext:value-type="float">
            <text:p>0.193649</text:p>
          </table:table-cell>
          <table:table-cell office:value-type="float" office:value="0.461933" calcext:value-type="float">
            <text:p>0.461933</text:p>
          </table:table-cell>
          <table:table-cell office:value-type="float" office:value="0.603041" calcext:value-type="float">
            <text:p>0.603041</text:p>
          </table:table-cell>
          <table:table-cell office:value-type="float" office:value="0.605904" calcext:value-type="float">
            <text:p>0.605904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23191" calcext:value-type="float">
            <text:p>0.623191</text:p>
          </table:table-cell>
          <table:table-cell office:value-type="float" office:value="0.743716" calcext:value-type="float">
            <text:p>0.743716</text:p>
          </table:table-cell>
          <table:table-cell office:value-type="float" office:value="0.844738" calcext:value-type="float">
            <text:p>0.844738</text:p>
          </table:table-cell>
          <table:table-cell office:value-type="float" office:value="0.95095" calcext:value-type="float">
            <text:p>0.95095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667059" calcext:value-type="float">
            <text:p>0.66705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7376" calcext:value-type="float">
            <text:p>0.017376</text:p>
          </table:table-cell>
          <table:table-cell office:value-type="float" office:value="0.437362" calcext:value-type="float">
            <text:p>0.437362</text:p>
          </table:table-cell>
          <table:table-cell office:value-type="float" office:value="0.600493" calcext:value-type="float">
            <text:p>0.600493</text:p>
          </table:table-cell>
          <table:table-cell office:value-type="float" office:value="0.604287" calcext:value-type="float">
            <text:p>0.604287</text:p>
          </table:table-cell>
          <table:table-cell office:value-type="float" office:value="0.61135" calcext:value-type="float">
            <text:p>0.61135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59648" calcext:value-type="float">
            <text:p>0.659648</text:p>
          </table:table-cell>
          <table:table-cell office:value-type="float" office:value="0.817633" calcext:value-type="float">
            <text:p>0.817633</text:p>
          </table:table-cell>
          <table:table-cell office:value-type="float" office:value="0.916301" calcext:value-type="float">
            <text:p>0.916301</text:p>
          </table:table-cell>
          <table:table-cell table:number-columns-repeated="2" office:value-type="float" office:value="0.958317" calcext:value-type="float">
            <text:p>0.958317</text:p>
          </table:table-cell>
          <table:table-cell office:value-type="float" office:value="0.683014" calcext:value-type="float">
            <text:p>0.68301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379407" calcext:value-type="float">
            <text:p>0.379407</text:p>
          </table:table-cell>
          <table:table-cell office:value-type="float" office:value="0.593021" calcext:value-type="float">
            <text:p>0.593021</text:p>
          </table:table-cell>
          <table:table-cell office:value-type="float" office:value="0.604287" calcext:value-type="float">
            <text:p>0.604287</text:p>
          </table:table-cell>
          <table:table-cell office:value-type="float" office:value="0.607577" calcext:value-type="float">
            <text:p>0.607577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15779" calcext:value-type="float">
            <text:p>0.615779</text:p>
          </table:table-cell>
          <table:table-cell office:value-type="float" office:value="0.700301" calcext:value-type="float">
            <text:p>0.700301</text:p>
          </table:table-cell>
          <table:table-cell office:value-type="float" office:value="0.845602" calcext:value-type="float">
            <text:p>0.845602</text:p>
          </table:table-cell>
          <table:table-cell office:value-type="float" office:value="0.954434" calcext:value-type="float">
            <text:p>0.954434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652515" calcext:value-type="float">
            <text:p>0.65251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386548" calcext:value-type="float">
            <text:p>0.386548</text:p>
          </table:table-cell>
          <table:table-cell office:value-type="float" office:value="0.598351" calcext:value-type="float">
            <text:p>0.598351</text:p>
          </table:table-cell>
          <table:table-cell office:value-type="float" office:value="0.604287" calcext:value-type="float">
            <text:p>0.604287</text:p>
          </table:table-cell>
          <table:table-cell office:value-type="float" office:value="0.609452" calcext:value-type="float">
            <text:p>0.609452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13547" calcext:value-type="float">
            <text:p>0.613547</text:p>
          </table:table-cell>
          <table:table-cell office:value-type="float" office:value="0.666222" calcext:value-type="float">
            <text:p>0.666222</text:p>
          </table:table-cell>
          <table:table-cell office:value-type="float" office:value="0.790263" calcext:value-type="float">
            <text:p>0.790263</text:p>
          </table:table-cell>
          <table:table-cell office:value-type="float" office:value="0.875276" calcext:value-type="float">
            <text:p>0.875276</text:p>
          </table:table-cell>
          <table:table-cell office:value-type="float" office:value="0.953463" calcext:value-type="float">
            <text:p>0.953463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670978" calcext:value-type="float">
            <text:p>0.67097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408818" calcext:value-type="float">
            <text:p>0.408818</text:p>
          </table:table-cell>
          <table:table-cell office:value-type="float" office:value="0.598205" calcext:value-type="float">
            <text:p>0.598205</text:p>
          </table:table-cell>
          <table:table-cell office:value-type="float" office:value="0.604287" calcext:value-type="float">
            <text:p>0.604287</text:p>
          </table:table-cell>
          <table:table-cell office:value-type="float" office:value="0.607296" calcext:value-type="float">
            <text:p>0.607296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14822" calcext:value-type="float">
            <text:p>0.614822</text:p>
          </table:table-cell>
          <table:table-cell office:value-type="float" office:value="0.73873" calcext:value-type="float">
            <text:p>0.73873</text:p>
          </table:table-cell>
          <table:table-cell office:value-type="float" office:value="0.839641" calcext:value-type="float">
            <text:p>0.839641</text:p>
          </table:table-cell>
          <table:table-cell office:value-type="float" office:value="0.918165" calcext:value-type="float">
            <text:p>0.918165</text:p>
          </table:table-cell>
          <table:table-cell office:value-type="float" office:value="0.957346" calcext:value-type="float">
            <text:p>0.957346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689968" calcext:value-type="float">
            <text:p>0.68996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368054" calcext:value-type="float">
            <text:p>0.368054</text:p>
          </table:table-cell>
          <table:table-cell office:value-type="float" office:value="0.596967" calcext:value-type="float">
            <text:p>0.596967</text:p>
          </table:table-cell>
          <table:table-cell office:value-type="float" office:value="0.605162" calcext:value-type="float">
            <text:p>0.605162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13547" calcext:value-type="float">
            <text:p>0.613547</text:p>
          </table:table-cell>
          <table:table-cell office:value-type="float" office:value="0.666634" calcext:value-type="float">
            <text:p>0.666634</text:p>
          </table:table-cell>
          <table:table-cell office:value-type="float" office:value="0.82475" calcext:value-type="float">
            <text:p>0.82475</text:p>
          </table:table-cell>
          <table:table-cell office:value-type="float" office:value="0.9051" calcext:value-type="float">
            <text:p>0.9051</text:p>
          </table:table-cell>
          <table:table-cell office:value-type="float" office:value="0.956376" calcext:value-type="float">
            <text:p>0.956376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676133" calcext:value-type="float">
            <text:p>0.67613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0.098187" calcext:value-type="float">
            <text:p>-0.098187</text:p>
          </table:table-cell>
          <table:table-cell office:value-type="float" office:value="0.582902" calcext:value-type="float">
            <text:p>0.582902</text:p>
          </table:table-cell>
          <table:table-cell office:value-type="float" office:value="0.604287" calcext:value-type="float">
            <text:p>0.604287</text:p>
          </table:table-cell>
          <table:table-cell office:value-type="float" office:value="0.611294" calcext:value-type="float">
            <text:p>0.611294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15545" calcext:value-type="float">
            <text:p>0.615545</text:p>
          </table:table-cell>
          <table:table-cell office:value-type="float" office:value="0.680397" calcext:value-type="float">
            <text:p>0.680397</text:p>
          </table:table-cell>
          <table:table-cell office:value-type="float" office:value="0.809529" calcext:value-type="float">
            <text:p>0.809529</text:p>
          </table:table-cell>
          <table:table-cell office:value-type="float" office:value="0.90459" calcext:value-type="float">
            <text:p>0.90459</text:p>
          </table:table-cell>
          <table:table-cell office:value-type="float" office:value="0.952493" calcext:value-type="float">
            <text:p>0.952493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627522" calcext:value-type="float">
            <text:p>0.62752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" calcext:value-type="float">
            <text:p>-1</text:p>
          </table:table-cell>
          <table:table-cell office:value-type="float" office:value="0.427535" calcext:value-type="float">
            <text:p>0.427535</text:p>
          </table:table-cell>
          <table:table-cell office:value-type="float" office:value="0.604287" calcext:value-type="float">
            <text:p>0.604287</text:p>
          </table:table-cell>
          <table:table-cell office:value-type="float" office:value="0.611833" calcext:value-type="float">
            <text:p>0.611833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1343" calcext:value-type="float">
            <text:p>0.61343</text:p>
          </table:table-cell>
          <table:table-cell office:value-type="float" office:value="0.644945" calcext:value-type="float">
            <text:p>0.644945</text:p>
          </table:table-cell>
          <table:table-cell office:value-type="float" office:value="0.755682" calcext:value-type="float">
            <text:p>0.755682</text:p>
          </table:table-cell>
          <table:table-cell office:value-type="float" office:value="0.82746" calcext:value-type="float">
            <text:p>0.82746</text:p>
          </table:table-cell>
          <table:table-cell office:value-type="float" office:value="0.934408" calcext:value-type="float">
            <text:p>0.934408</text:p>
          </table:table-cell>
          <table:table-cell table:number-columns-repeated="2" office:value-type="float" office:value="0.958317" calcext:value-type="float">
            <text:p>0.958317</text:p>
          </table:table-cell>
          <table:table-cell office:value-type="float" office:value="0.699027" calcext:value-type="float">
            <text:p>0.699027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538678" calcext:value-type="float">
            <text:p>0.538678</text:p>
          </table:table-cell>
          <table:table-cell office:value-type="float" office:value="0.605992" calcext:value-type="float">
            <text:p>0.605992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36927" calcext:value-type="float">
            <text:p>0.636927</text:p>
          </table:table-cell>
          <table:table-cell office:value-type="float" office:value="0.740894" calcext:value-type="float">
            <text:p>0.740894</text:p>
          </table:table-cell>
          <table:table-cell office:value-type="float" office:value="0.815529" calcext:value-type="float">
            <text:p>0.815529</text:p>
          </table:table-cell>
          <table:table-cell office:value-type="float" office:value="0.899463" calcext:value-type="float">
            <text:p>0.899463</text:p>
          </table:table-cell>
          <table:table-cell office:value-type="float" office:value="0.952493" calcext:value-type="float">
            <text:p>0.952493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702709" calcext:value-type="float">
            <text:p>0.70270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40188" calcext:value-type="float">
            <text:p>0.340188</text:p>
          </table:table-cell>
          <table:table-cell office:value-type="float" office:value="0.55926" calcext:value-type="float">
            <text:p>0.55926</text:p>
          </table:table-cell>
          <table:table-cell office:value-type="float" office:value="0.604287" calcext:value-type="float">
            <text:p>0.604287</text:p>
          </table:table-cell>
          <table:table-cell office:value-type="float" office:value="0.610215" calcext:value-type="float">
            <text:p>0.610215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16602" calcext:value-type="float">
            <text:p>0.616602</text:p>
          </table:table-cell>
          <table:table-cell office:value-type="float" office:value="0.639913" calcext:value-type="float">
            <text:p>0.639913</text:p>
          </table:table-cell>
          <table:table-cell office:value-type="float" office:value="0.745166" calcext:value-type="float">
            <text:p>0.745166</text:p>
          </table:table-cell>
          <table:table-cell office:value-type="float" office:value="0.816922" calcext:value-type="float">
            <text:p>0.816922</text:p>
          </table:table-cell>
          <table:table-cell office:value-type="float" office:value="0.89012" calcext:value-type="float">
            <text:p>0.89012</text:p>
          </table:table-cell>
          <table:table-cell office:value-type="float" office:value="0.947832" calcext:value-type="float">
            <text:p>0.947832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704269" calcext:value-type="float">
            <text:p>0.70426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33284" calcext:value-type="float">
            <text:p>0.133284</text:p>
          </table:table-cell>
          <table:table-cell office:value-type="float" office:value="0.530386" calcext:value-type="float">
            <text:p>0.530386</text:p>
          </table:table-cell>
          <table:table-cell office:value-type="float" office:value="0.603831" calcext:value-type="float">
            <text:p>0.603831</text:p>
          </table:table-cell>
          <table:table-cell office:value-type="float" office:value="0.60981" calcext:value-type="float">
            <text:p>0.60981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18968" calcext:value-type="float">
            <text:p>0.618968</text:p>
          </table:table-cell>
          <table:table-cell office:value-type="float" office:value="0.641978" calcext:value-type="float">
            <text:p>0.641978</text:p>
          </table:table-cell>
          <table:table-cell office:value-type="float" office:value="0.757142" calcext:value-type="float">
            <text:p>0.757142</text:p>
          </table:table-cell>
          <table:table-cell office:value-type="float" office:value="0.815164" calcext:value-type="float">
            <text:p>0.815164</text:p>
          </table:table-cell>
          <table:table-cell office:value-type="float" office:value="0.891646" calcext:value-type="float">
            <text:p>0.891646</text:p>
          </table:table-cell>
          <table:table-cell office:value-type="float" office:value="0.948788" calcext:value-type="float">
            <text:p>0.948788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703009" calcext:value-type="float">
            <text:p>0.70300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" calcext:value-type="float">
            <text:p>-1</text:p>
          </table:table-cell>
          <table:table-cell office:value-type="float" office:value="0.362257" calcext:value-type="float">
            <text:p>0.362257</text:p>
          </table:table-cell>
          <table:table-cell office:value-type="float" office:value="0.601929" calcext:value-type="float">
            <text:p>0.601929</text:p>
          </table:table-cell>
          <table:table-cell office:value-type="float" office:value="0.610349" calcext:value-type="float">
            <text:p>0.610349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15795" calcext:value-type="float">
            <text:p>0.615795</text:p>
          </table:table-cell>
          <table:table-cell office:value-type="float" office:value="0.644297" calcext:value-type="float">
            <text:p>0.644297</text:p>
          </table:table-cell>
          <table:table-cell office:value-type="float" office:value="0.781754" calcext:value-type="float">
            <text:p>0.781754</text:p>
          </table:table-cell>
          <table:table-cell office:value-type="float" office:value="0.817536" calcext:value-type="float">
            <text:p>0.817536</text:p>
          </table:table-cell>
          <table:table-cell office:value-type="float" office:value="0.889792" calcext:value-type="float">
            <text:p>0.889792</text:p>
          </table:table-cell>
          <table:table-cell office:value-type="float" office:value="0.941399" calcext:value-type="float">
            <text:p>0.941399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687748" calcext:value-type="float">
            <text:p>0.68774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93649" calcext:value-type="float">
            <text:p>0.193649</text:p>
          </table:table-cell>
          <table:table-cell office:value-type="float" office:value="0.466424" calcext:value-type="float">
            <text:p>0.466424</text:p>
          </table:table-cell>
          <table:table-cell office:value-type="float" office:value="0.597124" calcext:value-type="float">
            <text:p>0.597124</text:p>
          </table:table-cell>
          <table:table-cell office:value-type="float" office:value="0.607318" calcext:value-type="float">
            <text:p>0.607318</text:p>
          </table:table-cell>
          <table:table-cell office:value-type="float" office:value="0.619343" calcext:value-type="float">
            <text:p>0.619343</text:p>
          </table:table-cell>
          <table:table-cell office:value-type="float" office:value="0.696586" calcext:value-type="float">
            <text:p>0.696586</text:p>
          </table:table-cell>
          <table:table-cell office:value-type="float" office:value="0.7918" calcext:value-type="float">
            <text:p>0.7918</text:p>
          </table:table-cell>
          <table:table-cell office:value-type="float" office:value="0.810671" calcext:value-type="float">
            <text:p>0.810671</text:p>
          </table:table-cell>
          <table:table-cell office:value-type="float" office:value="0.865365" calcext:value-type="float">
            <text:p>0.865365</text:p>
          </table:table-cell>
          <table:table-cell office:value-type="float" office:value="0.915013" calcext:value-type="float">
            <text:p>0.915013</text:p>
          </table:table-cell>
          <table:table-cell office:value-type="float" office:value="0.957346" calcext:value-type="float">
            <text:p>0.957346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732699" calcext:value-type="float">
            <text:p>0.73269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8286" calcext:value-type="float">
            <text:p>0.18286</text:p>
          </table:table-cell>
          <table:table-cell office:value-type="float" office:value="0.437085" calcext:value-type="float">
            <text:p>0.437085</text:p>
          </table:table-cell>
          <table:table-cell office:value-type="float" office:value="0.601781" calcext:value-type="float">
            <text:p>0.601781</text:p>
          </table:table-cell>
          <table:table-cell office:value-type="float" office:value="0.614613" calcext:value-type="float">
            <text:p>0.614613</text:p>
          </table:table-cell>
          <table:table-cell office:value-type="float" office:value="0.677242" calcext:value-type="float">
            <text:p>0.677242</text:p>
          </table:table-cell>
          <table:table-cell office:value-type="float" office:value="0.779303" calcext:value-type="float">
            <text:p>0.779303</text:p>
          </table:table-cell>
          <table:table-cell office:value-type="float" office:value="0.802744" calcext:value-type="float">
            <text:p>0.802744</text:p>
          </table:table-cell>
          <table:table-cell office:value-type="float" office:value="0.832538" calcext:value-type="float">
            <text:p>0.832538</text:p>
          </table:table-cell>
          <table:table-cell office:value-type="float" office:value="0.890749" calcext:value-type="float">
            <text:p>0.890749</text:p>
          </table:table-cell>
          <table:table-cell office:value-type="float" office:value="0.934537" calcext:value-type="float">
            <text:p>0.934537</text:p>
          </table:table-cell>
          <table:table-cell table:number-columns-repeated="2" office:value-type="float" office:value="0.958317" calcext:value-type="float">
            <text:p>0.958317</text:p>
          </table:table-cell>
          <table:table-cell office:value-type="float" office:value="0.752891" calcext:value-type="float">
            <text:p>0.75289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" calcext:value-type="float">
            <text:p>-1</text:p>
          </table:table-cell>
          <table:table-cell office:value-type="float" office:value="0.403928" calcext:value-type="float">
            <text:p>0.403928</text:p>
          </table:table-cell>
          <table:table-cell office:value-type="float" office:value="0.605198" calcext:value-type="float">
            <text:p>0.605198</text:p>
          </table:table-cell>
          <table:table-cell office:value-type="float" office:value="0.618668" calcext:value-type="float">
            <text:p>0.618668</text:p>
          </table:table-cell>
          <table:table-cell office:value-type="float" office:value="0.689338" calcext:value-type="float">
            <text:p>0.689338</text:p>
          </table:table-cell>
          <table:table-cell office:value-type="float" office:value="0.773847" calcext:value-type="float">
            <text:p>0.773847</text:p>
          </table:table-cell>
          <table:table-cell office:value-type="float" office:value="0.800879" calcext:value-type="float">
            <text:p>0.800879</text:p>
          </table:table-cell>
          <table:table-cell office:value-type="float" office:value="0.829837" calcext:value-type="float">
            <text:p>0.829837</text:p>
          </table:table-cell>
          <table:table-cell office:value-type="float" office:value="0.893336" calcext:value-type="float">
            <text:p>0.893336</text:p>
          </table:table-cell>
          <table:table-cell office:value-type="float" office:value="0.937354" calcext:value-type="float">
            <text:p>0.937354</text:p>
          </table:table-cell>
          <table:table-cell table:number-columns-repeated="2" office:value-type="float" office:value="0.958317" calcext:value-type="float">
            <text:p>0.958317</text:p>
          </table:table-cell>
          <table:table-cell office:value-type="float" office:value="0.75107" calcext:value-type="float">
            <text:p>0.7510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8286" calcext:value-type="float">
            <text:p>0.18286</text:p>
          </table:table-cell>
          <table:table-cell office:value-type="float" office:value="0.510465" calcext:value-type="float">
            <text:p>0.510465</text:p>
          </table:table-cell>
          <table:table-cell office:value-type="float" office:value="0.605987" calcext:value-type="float">
            <text:p>0.605987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43662" calcext:value-type="float">
            <text:p>0.643662</text:p>
          </table:table-cell>
          <table:table-cell office:value-type="float" office:value="0.748362" calcext:value-type="float">
            <text:p>0.748362</text:p>
          </table:table-cell>
          <table:table-cell office:value-type="float" office:value="0.802829" calcext:value-type="float">
            <text:p>0.802829</text:p>
          </table:table-cell>
          <table:table-cell office:value-type="float" office:value="0.850164" calcext:value-type="float">
            <text:p>0.850164</text:p>
          </table:table-cell>
          <table:table-cell office:value-type="float" office:value="0.894008" calcext:value-type="float">
            <text:p>0.894008</text:p>
          </table:table-cell>
          <table:table-cell office:value-type="float" office:value="0.935706" calcext:value-type="float">
            <text:p>0.935706</text:p>
          </table:table-cell>
          <table:table-cell table:number-columns-repeated="2" office:value-type="float" office:value="0.958317" calcext:value-type="float">
            <text:p>0.958317</text:p>
          </table:table-cell>
          <table:table-cell office:value-type="float" office:value="0.756187" calcext:value-type="float">
            <text:p>0.75618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447702" calcext:value-type="float">
            <text:p>0.447702</text:p>
          </table:table-cell>
          <table:table-cell office:value-type="float" office:value="0.602433" calcext:value-type="float">
            <text:p>0.602433</text:p>
          </table:table-cell>
          <table:table-cell office:value-type="float" office:value="0.633226" calcext:value-type="float">
            <text:p>0.633226</text:p>
          </table:table-cell>
          <table:table-cell office:value-type="float" office:value="0.715945" calcext:value-type="float">
            <text:p>0.715945</text:p>
          </table:table-cell>
          <table:table-cell office:value-type="float" office:value="0.791842" calcext:value-type="float">
            <text:p>0.791842</text:p>
          </table:table-cell>
          <table:table-cell office:value-type="float" office:value="0.821593" calcext:value-type="float">
            <text:p>0.821593</text:p>
          </table:table-cell>
          <table:table-cell office:value-type="float" office:value="0.868598" calcext:value-type="float">
            <text:p>0.868598</text:p>
          </table:table-cell>
          <table:table-cell office:value-type="float" office:value="0.892695" calcext:value-type="float">
            <text:p>0.892695</text:p>
          </table:table-cell>
          <table:table-cell office:value-type="float" office:value="0.919747" calcext:value-type="float">
            <text:p>0.919747</text:p>
          </table:table-cell>
          <table:table-cell office:value-type="float" office:value="0.956376" calcext:value-type="float">
            <text:p>0.956376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765016" calcext:value-type="float">
            <text:p>0.76501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" calcext:value-type="float">
            <text:p>-1</text:p>
          </table:table-cell>
          <table:table-cell office:value-type="float" office:value="0.299166" calcext:value-type="float">
            <text:p>0.299166</text:p>
          </table:table-cell>
          <table:table-cell office:value-type="float" office:value="0.600293" calcext:value-type="float">
            <text:p>0.600293</text:p>
          </table:table-cell>
          <table:table-cell office:value-type="float" office:value="0.639055" calcext:value-type="float">
            <text:p>0.639055</text:p>
          </table:table-cell>
          <table:table-cell office:value-type="float" office:value="0.762056" calcext:value-type="float">
            <text:p>0.762056</text:p>
          </table:table-cell>
          <table:table-cell office:value-type="float" office:value="0.807625" calcext:value-type="float">
            <text:p>0.807625</text:p>
          </table:table-cell>
          <table:table-cell office:value-type="float" office:value="0.8614" calcext:value-type="float">
            <text:p>0.8614</text:p>
          </table:table-cell>
          <table:table-cell office:value-type="float" office:value="0.889759" calcext:value-type="float">
            <text:p>0.889759</text:p>
          </table:table-cell>
          <table:table-cell office:value-type="float" office:value="0.90131" calcext:value-type="float">
            <text:p>0.90131</text:p>
          </table:table-cell>
          <table:table-cell office:value-type="float" office:value="0.938348" calcext:value-type="float">
            <text:p>0.938348</text:p>
          </table:table-cell>
          <table:table-cell table:number-columns-repeated="2" office:value-type="float" office:value="0.958317" calcext:value-type="float">
            <text:p>0.958317</text:p>
          </table:table-cell>
          <table:table-cell office:value-type="float" office:value="0.765733" calcext:value-type="float">
            <text:p>0.76573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" calcext:value-type="float">
            <text:p>-1</text:p>
          </table:table-cell>
          <table:table-cell office:value-type="float" office:value="0.274198" calcext:value-type="float">
            <text:p>0.274198</text:p>
          </table:table-cell>
          <table:table-cell office:value-type="float" office:value="0.598433" calcext:value-type="float">
            <text:p>0.598433</text:p>
          </table:table-cell>
          <table:table-cell office:value-type="float" office:value="0.647164" calcext:value-type="float">
            <text:p>0.647164</text:p>
          </table:table-cell>
          <table:table-cell office:value-type="float" office:value="0.77373" calcext:value-type="float">
            <text:p>0.77373</text:p>
          </table:table-cell>
          <table:table-cell office:value-type="float" office:value="0.813844" calcext:value-type="float">
            <text:p>0.813844</text:p>
          </table:table-cell>
          <table:table-cell office:value-type="float" office:value="0.864356" calcext:value-type="float">
            <text:p>0.864356</text:p>
          </table:table-cell>
          <table:table-cell office:value-type="float" office:value="0.886165" calcext:value-type="float">
            <text:p>0.886165</text:p>
          </table:table-cell>
          <table:table-cell office:value-type="float" office:value="0.895999" calcext:value-type="float">
            <text:p>0.895999</text:p>
          </table:table-cell>
          <table:table-cell office:value-type="float" office:value="0.937984" calcext:value-type="float">
            <text:p>0.937984</text:p>
          </table:table-cell>
          <table:table-cell table:number-columns-repeated="2" office:value-type="float" office:value="0.958317" calcext:value-type="float">
            <text:p>0.958317</text:p>
          </table:table-cell>
          <table:table-cell office:value-type="float" office:value="0.765019" calcext:value-type="float">
            <text:p>0.76501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402051" calcext:value-type="float">
            <text:p>0.402051</text:p>
          </table:table-cell>
          <table:table-cell office:value-type="float" office:value="0.602441" calcext:value-type="float">
            <text:p>0.602441</text:p>
          </table:table-cell>
          <table:table-cell office:value-type="float" office:value="0.652253" calcext:value-type="float">
            <text:p>0.652253</text:p>
          </table:table-cell>
          <table:table-cell office:value-type="float" office:value="0.767837" calcext:value-type="float">
            <text:p>0.767837</text:p>
          </table:table-cell>
          <table:table-cell office:value-type="float" office:value="0.822866" calcext:value-type="float">
            <text:p>0.822866</text:p>
          </table:table-cell>
          <table:table-cell office:value-type="float" office:value="0.870641" calcext:value-type="float">
            <text:p>0.870641</text:p>
          </table:table-cell>
          <table:table-cell office:value-type="float" office:value="0.887233" calcext:value-type="float">
            <text:p>0.887233</text:p>
          </table:table-cell>
          <table:table-cell office:value-type="float" office:value="0.900821" calcext:value-type="float">
            <text:p>0.900821</text:p>
          </table:table-cell>
          <table:table-cell office:value-type="float" office:value="0.942164" calcext:value-type="float">
            <text:p>0.942164</text:p>
          </table:table-cell>
          <table:table-cell table:number-columns-repeated="2" office:value-type="float" office:value="0.958317" calcext:value-type="float">
            <text:p>0.958317</text:p>
          </table:table-cell>
          <table:table-cell office:value-type="float" office:value="0.780663" calcext:value-type="float">
            <text:p>0.78066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" calcext:value-type="float">
            <text:p>-1</text:p>
          </table:table-cell>
          <table:table-cell office:value-type="float" office:value="0.371515" calcext:value-type="float">
            <text:p>0.371515</text:p>
          </table:table-cell>
          <table:table-cell office:value-type="float" office:value="0.60816" calcext:value-type="float">
            <text:p>0.60816</text:p>
          </table:table-cell>
          <table:table-cell office:value-type="float" office:value="0.719149" calcext:value-type="float">
            <text:p>0.719149</text:p>
          </table:table-cell>
          <table:table-cell office:value-type="float" office:value="0.802404" calcext:value-type="float">
            <text:p>0.802404</text:p>
          </table:table-cell>
          <table:table-cell office:value-type="float" office:value="0.852191" calcext:value-type="float">
            <text:p>0.852191</text:p>
          </table:table-cell>
          <table:table-cell office:value-type="float" office:value="0.87453" calcext:value-type="float">
            <text:p>0.87453</text:p>
          </table:table-cell>
          <table:table-cell office:value-type="float" office:value="0.888421" calcext:value-type="float">
            <text:p>0.888421</text:p>
          </table:table-cell>
          <table:table-cell office:value-type="float" office:value="0.90131" calcext:value-type="float">
            <text:p>0.90131</text:p>
          </table:table-cell>
          <table:table-cell office:value-type="float" office:value="0.923978" calcext:value-type="float">
            <text:p>0.923978</text:p>
          </table:table-cell>
          <table:table-cell table:number-columns-repeated="2" office:value-type="float" office:value="0.958317" calcext:value-type="float">
            <text:p>0.958317</text:p>
          </table:table-cell>
          <table:table-cell office:value-type="float" office:value="0.789998" calcext:value-type="float">
            <text:p>0.78999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" calcext:value-type="float">
            <text:p>-1</text:p>
          </table:table-cell>
          <table:table-cell office:value-type="float" office:value="0.350934" calcext:value-type="float">
            <text:p>0.350934</text:p>
          </table:table-cell>
          <table:table-cell office:value-type="float" office:value="0.619496" calcext:value-type="float">
            <text:p>0.619496</text:p>
          </table:table-cell>
          <table:table-cell office:value-type="float" office:value="0.707003" calcext:value-type="float">
            <text:p>0.707003</text:p>
          </table:table-cell>
          <table:table-cell office:value-type="float" office:value="0.794296" calcext:value-type="float">
            <text:p>0.794296</text:p>
          </table:table-cell>
          <table:table-cell office:value-type="float" office:value="0.830025" calcext:value-type="float">
            <text:p>0.830025</text:p>
          </table:table-cell>
          <table:table-cell office:value-type="float" office:value="0.864401" calcext:value-type="float">
            <text:p>0.864401</text:p>
          </table:table-cell>
          <table:table-cell office:value-type="float" office:value="0.885084" calcext:value-type="float">
            <text:p>0.885084</text:p>
          </table:table-cell>
          <table:table-cell office:value-type="float" office:value="0.901142" calcext:value-type="float">
            <text:p>0.901142</text:p>
          </table:table-cell>
          <table:table-cell office:value-type="float" office:value="0.934658" calcext:value-type="float">
            <text:p>0.934658</text:p>
          </table:table-cell>
          <table:table-cell table:number-columns-repeated="2" office:value-type="float" office:value="0.958317" calcext:value-type="float">
            <text:p>0.958317</text:p>
          </table:table-cell>
          <table:table-cell office:value-type="float" office:value="0.784536" calcext:value-type="float">
            <text:p>0.78453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65165" calcext:value-type="float">
            <text:p>0.265165</text:p>
          </table:table-cell>
          <table:table-cell office:value-type="float" office:value="0.458165" calcext:value-type="float">
            <text:p>0.458165</text:p>
          </table:table-cell>
          <table:table-cell office:value-type="float" office:value="0.659508" calcext:value-type="float">
            <text:p>0.659508</text:p>
          </table:table-cell>
          <table:table-cell office:value-type="float" office:value="0.762816" calcext:value-type="float">
            <text:p>0.762816</text:p>
          </table:table-cell>
          <table:table-cell office:value-type="float" office:value="0.813992" calcext:value-type="float">
            <text:p>0.813992</text:p>
          </table:table-cell>
          <table:table-cell office:value-type="float" office:value="0.851235" calcext:value-type="float">
            <text:p>0.851235</text:p>
          </table:table-cell>
          <table:table-cell office:value-type="float" office:value="0.874575" calcext:value-type="float">
            <text:p>0.874575</text:p>
          </table:table-cell>
          <table:table-cell office:value-type="float" office:value="0.894251" calcext:value-type="float">
            <text:p>0.894251</text:p>
          </table:table-cell>
          <table:table-cell office:value-type="float" office:value="0.901801" calcext:value-type="float">
            <text:p>0.901801</text:p>
          </table:table-cell>
          <table:table-cell office:value-type="float" office:value="0.930201" calcext:value-type="float">
            <text:p>0.930201</text:p>
          </table:table-cell>
          <table:table-cell table:number-columns-repeated="2" office:value-type="float" office:value="0.958317" calcext:value-type="float">
            <text:p>0.958317</text:p>
          </table:table-cell>
          <table:table-cell office:value-type="float" office:value="0.810486" calcext:value-type="float">
            <text:p>0.81048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20386" calcext:value-type="float">
            <text:p>0.120386</text:p>
          </table:table-cell>
          <table:table-cell office:value-type="float" office:value="0.402359" calcext:value-type="float">
            <text:p>0.402359</text:p>
          </table:table-cell>
          <table:table-cell office:value-type="float" office:value="0.622254" calcext:value-type="float">
            <text:p>0.622254</text:p>
          </table:table-cell>
          <table:table-cell office:value-type="float" office:value="0.701776" calcext:value-type="float">
            <text:p>0.701776</text:p>
          </table:table-cell>
          <table:table-cell office:value-type="float" office:value="0.789596" calcext:value-type="float">
            <text:p>0.789596</text:p>
          </table:table-cell>
          <table:table-cell office:value-type="float" office:value="0.828036" calcext:value-type="float">
            <text:p>0.828036</text:p>
          </table:table-cell>
          <table:table-cell office:value-type="float" office:value="0.857465" calcext:value-type="float">
            <text:p>0.857465</text:p>
          </table:table-cell>
          <table:table-cell office:value-type="float" office:value="0.881517" calcext:value-type="float">
            <text:p>0.881517</text:p>
          </table:table-cell>
          <table:table-cell office:value-type="float" office:value="0.8997" calcext:value-type="float">
            <text:p>0.8997</text:p>
          </table:table-cell>
          <table:table-cell office:value-type="float" office:value="0.923355" calcext:value-type="float">
            <text:p>0.923355</text:p>
          </table:table-cell>
          <table:table-cell table:number-columns-repeated="2" office:value-type="float" office:value="0.958317" calcext:value-type="float">
            <text:p>0.958317</text:p>
          </table:table-cell>
          <table:table-cell office:value-type="float" office:value="0.786438" calcext:value-type="float">
            <text:p>0.78643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65165" calcext:value-type="float">
            <text:p>0.265165</text:p>
          </table:table-cell>
          <table:table-cell office:value-type="float" office:value="0.515105" calcext:value-type="float">
            <text:p>0.515105</text:p>
          </table:table-cell>
          <table:table-cell office:value-type="float" office:value="0.691482" calcext:value-type="float">
            <text:p>0.691482</text:p>
          </table:table-cell>
          <table:table-cell office:value-type="float" office:value="0.783598" calcext:value-type="float">
            <text:p>0.783598</text:p>
          </table:table-cell>
          <table:table-cell office:value-type="float" office:value="0.823331" calcext:value-type="float">
            <text:p>0.823331</text:p>
          </table:table-cell>
          <table:table-cell office:value-type="float" office:value="0.845651" calcext:value-type="float">
            <text:p>0.845651</text:p>
          </table:table-cell>
          <table:table-cell office:value-type="float" office:value="0.88173" calcext:value-type="float">
            <text:p>0.88173</text:p>
          </table:table-cell>
          <table:table-cell office:value-type="float" office:value="0.89951" calcext:value-type="float">
            <text:p>0.89951</text:p>
          </table:table-cell>
          <table:table-cell office:value-type="float" office:value="0.905326" calcext:value-type="float">
            <text:p>0.905326</text:p>
          </table:table-cell>
          <table:table-cell office:value-type="float" office:value="0.944236" calcext:value-type="float">
            <text:p>0.944236</text:p>
          </table:table-cell>
          <table:table-cell table:number-columns-repeated="2" office:value-type="float" office:value="0.958317" calcext:value-type="float">
            <text:p>0.958317</text:p>
          </table:table-cell>
          <table:table-cell office:value-type="float" office:value="0.824829" calcext:value-type="float">
            <text:p>0.82482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65165" calcext:value-type="float">
            <text:p>0.265165</text:p>
          </table:table-cell>
          <table:table-cell office:value-type="float" office:value="0.522098" calcext:value-type="float">
            <text:p>0.522098</text:p>
          </table:table-cell>
          <table:table-cell office:value-type="float" office:value="0.747919" calcext:value-type="float">
            <text:p>0.747919</text:p>
          </table:table-cell>
          <table:table-cell office:value-type="float" office:value="0.806993" calcext:value-type="float">
            <text:p>0.806993</text:p>
          </table:table-cell>
          <table:table-cell office:value-type="float" office:value="0.828964" calcext:value-type="float">
            <text:p>0.828964</text:p>
          </table:table-cell>
          <table:table-cell office:value-type="float" office:value="0.852329" calcext:value-type="float">
            <text:p>0.852329</text:p>
          </table:table-cell>
          <table:table-cell office:value-type="float" office:value="0.883616" calcext:value-type="float">
            <text:p>0.883616</text:p>
          </table:table-cell>
          <table:table-cell office:value-type="float" office:value="0.902498" calcext:value-type="float">
            <text:p>0.902498</text:p>
          </table:table-cell>
          <table:table-cell office:value-type="float" office:value="0.914552" calcext:value-type="float">
            <text:p>0.914552</text:p>
          </table:table-cell>
          <table:table-cell office:value-type="float" office:value="0.955575" calcext:value-type="float">
            <text:p>0.955575</text:p>
          </table:table-cell>
          <table:table-cell table:number-columns-repeated="2" office:value-type="float" office:value="0.958317" calcext:value-type="float">
            <text:p>0.958317</text:p>
          </table:table-cell>
          <table:table-cell office:value-type="float" office:value="0.837286" calcext:value-type="float">
            <text:p>0.83728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0.375048" calcext:value-type="float">
            <text:p>0.375048</text:p>
          </table:table-cell>
          <table:table-cell office:value-type="float" office:value="0.774148" calcext:value-type="float">
            <text:p>0.774148</text:p>
          </table:table-cell>
          <table:table-cell office:value-type="float" office:value="0.810424" calcext:value-type="float">
            <text:p>0.810424</text:p>
          </table:table-cell>
          <table:table-cell office:value-type="float" office:value="0.829373" calcext:value-type="float">
            <text:p>0.829373</text:p>
          </table:table-cell>
          <table:table-cell office:value-type="float" office:value="0.849598" calcext:value-type="float">
            <text:p>0.849598</text:p>
          </table:table-cell>
          <table:table-cell office:value-type="float" office:value="0.885827" calcext:value-type="float">
            <text:p>0.885827</text:p>
          </table:table-cell>
          <table:table-cell office:value-type="float" office:value="0.902894" calcext:value-type="float">
            <text:p>0.902894</text:p>
          </table:table-cell>
          <table:table-cell office:value-type="float" office:value="0.915401" calcext:value-type="float">
            <text:p>0.915401</text:p>
          </table:table-cell>
          <table:table-cell office:value-type="float" office:value="0.945036" calcext:value-type="float">
            <text:p>0.945036</text:p>
          </table:table-cell>
          <table:table-cell table:number-columns-repeated="2" office:value-type="float" office:value="0.958317" calcext:value-type="float">
            <text:p>0.958317</text:p>
          </table:table-cell>
          <table:table-cell office:value-type="float" office:value="0.824606" calcext:value-type="float">
            <text:p>0.824606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55842" calcext:value-type="float">
            <text:p>0.455842</text:p>
          </table:table-cell>
          <table:table-cell office:value-type="float" office:value="0.618485" calcext:value-type="float">
            <text:p>0.618485</text:p>
          </table:table-cell>
          <table:table-cell office:value-type="float" office:value="0.727567" calcext:value-type="float">
            <text:p>0.727567</text:p>
          </table:table-cell>
          <table:table-cell office:value-type="float" office:value="0.801196" calcext:value-type="float">
            <text:p>0.801196</text:p>
          </table:table-cell>
          <table:table-cell office:value-type="float" office:value="0.830135" calcext:value-type="float">
            <text:p>0.830135</text:p>
          </table:table-cell>
          <table:table-cell office:value-type="float" office:value="0.860717" calcext:value-type="float">
            <text:p>0.860717</text:p>
          </table:table-cell>
          <table:table-cell office:value-type="float" office:value="0.893177" calcext:value-type="float">
            <text:p>0.893177</text:p>
          </table:table-cell>
          <table:table-cell office:value-type="float" office:value="0.901903" calcext:value-type="float">
            <text:p>0.901903</text:p>
          </table:table-cell>
          <table:table-cell office:value-type="float" office:value="0.911155" calcext:value-type="float">
            <text:p>0.911155</text:p>
          </table:table-cell>
          <table:table-cell office:value-type="float" office:value="0.940568" calcext:value-type="float">
            <text:p>0.940568</text:p>
          </table:table-cell>
          <table:table-cell table:number-columns-repeated="2" office:value-type="float" office:value="0.958317" calcext:value-type="float">
            <text:p>0.958317</text:p>
          </table:table-cell>
          <table:table-cell office:value-type="float" office:value="0.844322" calcext:value-type="float">
            <text:p>0.84432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" calcext:value-type="float">
            <text:p>-1</text:p>
          </table:table-cell>
          <table:table-cell office:value-type="float" office:value="0.515849" calcext:value-type="float">
            <text:p>0.515849</text:p>
          </table:table-cell>
          <table:table-cell office:value-type="float" office:value="0.70472" calcext:value-type="float">
            <text:p>0.70472</text:p>
          </table:table-cell>
          <table:table-cell office:value-type="float" office:value="0.775054" calcext:value-type="float">
            <text:p>0.775054</text:p>
          </table:table-cell>
          <table:table-cell office:value-type="float" office:value="0.80684" calcext:value-type="float">
            <text:p>0.80684</text:p>
          </table:table-cell>
          <table:table-cell office:value-type="float" office:value="0.839946" calcext:value-type="float">
            <text:p>0.839946</text:p>
          </table:table-cell>
          <table:table-cell office:value-type="float" office:value="0.887857" calcext:value-type="float">
            <text:p>0.887857</text:p>
          </table:table-cell>
          <table:table-cell office:value-type="float" office:value="0.901706" calcext:value-type="float">
            <text:p>0.901706</text:p>
          </table:table-cell>
          <table:table-cell office:value-type="float" office:value="0.912004" calcext:value-type="float">
            <text:p>0.912004</text:p>
          </table:table-cell>
          <table:table-cell office:value-type="float" office:value="0.948364" calcext:value-type="float">
            <text:p>0.948364</text:p>
          </table:table-cell>
          <table:table-cell table:number-columns-repeated="2" office:value-type="float" office:value="0.958317" calcext:value-type="float">
            <text:p>0.958317</text:p>
          </table:table-cell>
          <table:table-cell office:value-type="float" office:value="0.825066" calcext:value-type="float">
            <text:p>0.82506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20678" calcext:value-type="float">
            <text:p>0.120678</text:p>
          </table:table-cell>
          <table:table-cell office:value-type="float" office:value="0.596393" calcext:value-type="float">
            <text:p>0.596393</text:p>
          </table:table-cell>
          <table:table-cell office:value-type="float" office:value="0.753062" calcext:value-type="float">
            <text:p>0.753062</text:p>
          </table:table-cell>
          <table:table-cell office:value-type="float" office:value="0.789706" calcext:value-type="float">
            <text:p>0.789706</text:p>
          </table:table-cell>
          <table:table-cell office:value-type="float" office:value="0.834239" calcext:value-type="float">
            <text:p>0.834239</text:p>
          </table:table-cell>
          <table:table-cell office:value-type="float" office:value="0.888199" calcext:value-type="float">
            <text:p>0.888199</text:p>
          </table:table-cell>
          <table:table-cell office:value-type="float" office:value="0.900122" calcext:value-type="float">
            <text:p>0.900122</text:p>
          </table:table-cell>
          <table:table-cell office:value-type="float" office:value="0.903486" calcext:value-type="float">
            <text:p>0.903486</text:p>
          </table:table-cell>
          <table:table-cell office:value-type="float" office:value="0.921363" calcext:value-type="float">
            <text:p>0.921363</text:p>
          </table:table-cell>
          <table:table-cell table:number-columns-repeated="3" office:value-type="float" office:value="0.958317" calcext:value-type="float">
            <text:p>0.958317</text:p>
          </table:table-cell>
          <table:table-cell office:value-type="float" office:value="0.850321" calcext:value-type="float">
            <text:p>0.85032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527499" calcext:value-type="float">
            <text:p>0.527499</text:p>
          </table:table-cell>
          <table:table-cell office:value-type="float" office:value="0.742197" calcext:value-type="float">
            <text:p>0.742197</text:p>
          </table:table-cell>
          <table:table-cell office:value-type="float" office:value="0.79773" calcext:value-type="float">
            <text:p>0.79773</text:p>
          </table:table-cell>
          <table:table-cell office:value-type="float" office:value="0.829858" calcext:value-type="float">
            <text:p>0.829858</text:p>
          </table:table-cell>
          <table:table-cell office:value-type="float" office:value="0.87361" calcext:value-type="float">
            <text:p>0.87361</text:p>
          </table:table-cell>
          <table:table-cell office:value-type="float" office:value="0.897597" calcext:value-type="float">
            <text:p>0.897597</text:p>
          </table:table-cell>
          <table:table-cell office:value-type="float" office:value="0.902299" calcext:value-type="float">
            <text:p>0.902299</text:p>
          </table:table-cell>
          <table:table-cell office:value-type="float" office:value="0.920367" calcext:value-type="float">
            <text:p>0.920367</text:p>
          </table:table-cell>
          <table:table-cell office:value-type="float" office:value="0.957424" calcext:value-type="float">
            <text:p>0.957424</text:p>
          </table:table-cell>
          <table:table-cell table:number-columns-repeated="2" office:value-type="float" office:value="0.958317" calcext:value-type="float">
            <text:p>0.958317</text:p>
          </table:table-cell>
          <table:table-cell office:value-type="float" office:value="0.84069" calcext:value-type="float">
            <text:p>0.8406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20678" calcext:value-type="float">
            <text:p>0.120678</text:p>
          </table:table-cell>
          <table:table-cell office:value-type="float" office:value="0.644492" calcext:value-type="float">
            <text:p>0.644492</text:p>
          </table:table-cell>
          <table:table-cell office:value-type="float" office:value="0.774486" calcext:value-type="float">
            <text:p>0.774486</text:p>
          </table:table-cell>
          <table:table-cell office:value-type="float" office:value="0.817884" calcext:value-type="float">
            <text:p>0.817884</text:p>
          </table:table-cell>
          <table:table-cell office:value-type="float" office:value="0.854381" calcext:value-type="float">
            <text:p>0.854381</text:p>
          </table:table-cell>
          <table:table-cell office:value-type="float" office:value="0.888939" calcext:value-type="float">
            <text:p>0.888939</text:p>
          </table:table-cell>
          <table:table-cell office:value-type="float" office:value="0.900122" calcext:value-type="float">
            <text:p>0.900122</text:p>
          </table:table-cell>
          <table:table-cell office:value-type="float" office:value="0.902695" calcext:value-type="float">
            <text:p>0.902695</text:p>
          </table:table-cell>
          <table:table-cell office:value-type="float" office:value="0.922235" calcext:value-type="float">
            <text:p>0.922235</text:p>
          </table:table-cell>
          <table:table-cell table:number-columns-repeated="3" office:value-type="float" office:value="0.958317" calcext:value-type="float">
            <text:p>0.958317</text:p>
          </table:table-cell>
          <table:table-cell office:value-type="float" office:value="0.862187" calcext:value-type="float">
            <text:p>0.86218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523877" calcext:value-type="float">
            <text:p>0.523877</text:p>
          </table:table-cell>
          <table:table-cell office:value-type="float" office:value="0.741816" calcext:value-type="float">
            <text:p>0.741816</text:p>
          </table:table-cell>
          <table:table-cell office:value-type="float" office:value="0.809689" calcext:value-type="float">
            <text:p>0.809689</text:p>
          </table:table-cell>
          <table:table-cell office:value-type="float" office:value="0.857947" calcext:value-type="float">
            <text:p>0.857947</text:p>
          </table:table-cell>
          <table:table-cell office:value-type="float" office:value="0.887752" calcext:value-type="float">
            <text:p>0.887752</text:p>
          </table:table-cell>
          <table:table-cell office:value-type="float" office:value="0.896107" calcext:value-type="float">
            <text:p>0.896107</text:p>
          </table:table-cell>
          <table:table-cell office:value-type="float" office:value="0.903089" calcext:value-type="float">
            <text:p>0.903089</text:p>
          </table:table-cell>
          <table:table-cell office:value-type="float" office:value="0.911155" calcext:value-type="float">
            <text:p>0.911155</text:p>
          </table:table-cell>
          <table:table-cell office:value-type="float" office:value="0.936332" calcext:value-type="float">
            <text:p>0.936332</text:p>
          </table:table-cell>
          <table:table-cell table:number-columns-repeated="2" office:value-type="float" office:value="0.958317" calcext:value-type="float">
            <text:p>0.958317</text:p>
          </table:table-cell>
          <table:table-cell office:value-type="float" office:value="0.842608" calcext:value-type="float">
            <text:p>0.84260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" calcext:value-type="float">
            <text:p>-1</text:p>
          </table:table-cell>
          <table:table-cell office:value-type="float" office:value="0.359811" calcext:value-type="float">
            <text:p>0.359811</text:p>
          </table:table-cell>
          <table:table-cell office:value-type="float" office:value="0.730028" calcext:value-type="float">
            <text:p>0.730028</text:p>
          </table:table-cell>
          <table:table-cell office:value-type="float" office:value="0.796101" calcext:value-type="float">
            <text:p>0.796101</text:p>
          </table:table-cell>
          <table:table-cell office:value-type="float" office:value="0.859523" calcext:value-type="float">
            <text:p>0.859523</text:p>
          </table:table-cell>
          <table:table-cell office:value-type="float" office:value="0.889048" calcext:value-type="float">
            <text:p>0.889048</text:p>
          </table:table-cell>
          <table:table-cell office:value-type="float" office:value="0.898115" calcext:value-type="float">
            <text:p>0.898115</text:p>
          </table:table-cell>
          <table:table-cell office:value-type="float" office:value="0.904276" calcext:value-type="float">
            <text:p>0.904276</text:p>
          </table:table-cell>
          <table:table-cell office:value-type="float" office:value="0.9151" calcext:value-type="float">
            <text:p>0.9151</text:p>
          </table:table-cell>
          <table:table-cell office:value-type="float" office:value="0.949283" calcext:value-type="float">
            <text:p>0.949283</text:p>
          </table:table-cell>
          <table:table-cell table:number-columns-repeated="2" office:value-type="float" office:value="0.958317" calcext:value-type="float">
            <text:p>0.958317</text:p>
          </table:table-cell>
          <table:table-cell office:value-type="float" office:value="0.82596" calcext:value-type="float">
            <text:p>0.8259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602329" calcext:value-type="float">
            <text:p>0.602329</text:p>
          </table:table-cell>
          <table:table-cell office:value-type="float" office:value="0.775926" calcext:value-type="float">
            <text:p>0.775926</text:p>
          </table:table-cell>
          <table:table-cell office:value-type="float" office:value="0.858395" calcext:value-type="float">
            <text:p>0.858395</text:p>
          </table:table-cell>
          <table:table-cell office:value-type="float" office:value="0.888011" calcext:value-type="float">
            <text:p>0.888011</text:p>
          </table:table-cell>
          <table:table-cell office:value-type="float" office:value="0.896107" calcext:value-type="float">
            <text:p>0.896107</text:p>
          </table:table-cell>
          <table:table-cell office:value-type="float" office:value="0.903683" calcext:value-type="float">
            <text:p>0.903683</text:p>
          </table:table-cell>
          <table:table-cell office:value-type="float" office:value="0.909457" calcext:value-type="float">
            <text:p>0.909457</text:p>
          </table:table-cell>
          <table:table-cell office:value-type="float" office:value="0.926701" calcext:value-type="float">
            <text:p>0.926701</text:p>
          </table:table-cell>
          <table:table-cell table:number-columns-repeated="3" office:value-type="float" office:value="0.958317" calcext:value-type="float">
            <text:p>0.958317</text:p>
          </table:table-cell>
          <table:table-cell office:value-type="float" office:value="0.867724" calcext:value-type="float">
            <text:p>0.86772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593791" calcext:value-type="float">
            <text:p>0.593791</text:p>
          </table:table-cell>
          <table:table-cell office:value-type="float" office:value="0.777201" calcext:value-type="float">
            <text:p>0.777201</text:p>
          </table:table-cell>
          <table:table-cell office:value-type="float" office:value="0.883675" calcext:value-type="float">
            <text:p>0.883675</text:p>
          </table:table-cell>
          <table:table-cell office:value-type="float" office:value="0.892761" calcext:value-type="float">
            <text:p>0.892761</text:p>
          </table:table-cell>
          <table:table-cell office:value-type="float" office:value="0.900319" calcext:value-type="float">
            <text:p>0.900319</text:p>
          </table:table-cell>
          <table:table-cell office:value-type="float" office:value="0.905862" calcext:value-type="float">
            <text:p>0.905862</text:p>
          </table:table-cell>
          <table:table-cell office:value-type="float" office:value="0.915065" calcext:value-type="float">
            <text:p>0.915065</text:p>
          </table:table-cell>
          <table:table-cell office:value-type="float" office:value="0.921432" calcext:value-type="float">
            <text:p>0.921432</text:p>
          </table:table-cell>
          <table:table-cell table:number-columns-repeated="3" office:value-type="float" office:value="0.958317" calcext:value-type="float">
            <text:p>0.958317</text:p>
          </table:table-cell>
          <table:table-cell office:value-type="float" office:value="0.870674" calcext:value-type="float">
            <text:p>0.87067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89399" calcext:value-type="float">
            <text:p>0.589399</text:p>
          </table:table-cell>
          <table:table-cell office:value-type="float" office:value="0.655661" calcext:value-type="float">
            <text:p>0.655661</text:p>
          </table:table-cell>
          <table:table-cell office:value-type="float" office:value="0.820963" calcext:value-type="float">
            <text:p>0.820963</text:p>
          </table:table-cell>
          <table:table-cell office:value-type="float" office:value="0.888003" calcext:value-type="float">
            <text:p>0.888003</text:p>
          </table:table-cell>
          <table:table-cell office:value-type="float" office:value="0.899453" calcext:value-type="float">
            <text:p>0.899453</text:p>
          </table:table-cell>
          <table:table-cell office:value-type="float" office:value="0.905265" calcext:value-type="float">
            <text:p>0.905265</text:p>
          </table:table-cell>
          <table:table-cell office:value-type="float" office:value="0.906061" calcext:value-type="float">
            <text:p>0.906061</text:p>
          </table:table-cell>
          <table:table-cell office:value-type="float" office:value="0.918629" calcext:value-type="float">
            <text:p>0.918629</text:p>
          </table:table-cell>
          <table:table-cell office:value-type="float" office:value="0.945144" calcext:value-type="float">
            <text:p>0.945144</text:p>
          </table:table-cell>
          <table:table-cell table:number-columns-repeated="3" office:value-type="float" office:value="0.958317" calcext:value-type="float">
            <text:p>0.958317</text:p>
          </table:table-cell>
          <table:table-cell office:value-type="float" office:value="0.885581" calcext:value-type="float">
            <text:p>0.88558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34531" calcext:value-type="float">
            <text:p>0.034531</text:p>
          </table:table-cell>
          <table:table-cell office:value-type="float" office:value="0.476727" calcext:value-type="float">
            <text:p>0.476727</text:p>
          </table:table-cell>
          <table:table-cell office:value-type="float" office:value="0.749757" calcext:value-type="float">
            <text:p>0.749757</text:p>
          </table:table-cell>
          <table:table-cell office:value-type="float" office:value="0.868029" calcext:value-type="float">
            <text:p>0.868029</text:p>
          </table:table-cell>
          <table:table-cell office:value-type="float" office:value="0.898981" calcext:value-type="float">
            <text:p>0.898981</text:p>
          </table:table-cell>
          <table:table-cell office:value-type="float" office:value="0.905862" calcext:value-type="float">
            <text:p>0.905862</text:p>
          </table:table-cell>
          <table:table-cell office:value-type="float" office:value="0.906061" calcext:value-type="float">
            <text:p>0.906061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921432" calcext:value-type="float">
            <text:p>0.921432</text:p>
          </table:table-cell>
          <table:table-cell table:number-columns-repeated="3" office:value-type="float" office:value="0.958317" calcext:value-type="float">
            <text:p>0.958317</text:p>
          </table:table-cell>
          <table:table-cell office:value-type="float" office:value="0.855668" calcext:value-type="float">
            <text:p>0.85566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20678" calcext:value-type="float">
            <text:p>0.120678</text:p>
          </table:table-cell>
          <table:table-cell office:value-type="float" office:value="0.576761" calcext:value-type="float">
            <text:p>0.576761</text:p>
          </table:table-cell>
          <table:table-cell office:value-type="float" office:value="0.648814" calcext:value-type="float">
            <text:p>0.648814</text:p>
          </table:table-cell>
          <table:table-cell office:value-type="float" office:value="0.794367" calcext:value-type="float">
            <text:p>0.794367</text:p>
          </table:table-cell>
          <table:table-cell office:value-type="float" office:value="0.888327" calcext:value-type="float">
            <text:p>0.888327</text:p>
          </table:table-cell>
          <table:table-cell office:value-type="float" office:value="0.901901" calcext:value-type="float">
            <text:p>0.901901</text:p>
          </table:table-cell>
          <table:table-cell office:value-type="float" office:value="0.906061" calcext:value-type="float">
            <text:p>0.906061</text:p>
          </table:table-cell>
          <table:table-cell office:value-type="float" office:value="0.909803" calcext:value-type="float">
            <text:p>0.909803</text:p>
          </table:table-cell>
          <table:table-cell office:value-type="float" office:value="0.918797" calcext:value-type="float">
            <text:p>0.918797</text:p>
          </table:table-cell>
          <table:table-cell office:value-type="float" office:value="0.955682" calcext:value-type="float">
            <text:p>0.955682</text:p>
          </table:table-cell>
          <table:table-cell table:number-columns-repeated="2" office:value-type="float" office:value="0.958317" calcext:value-type="float">
            <text:p>0.958317</text:p>
          </table:table-cell>
          <table:table-cell office:value-type="float" office:value="0.845883" calcext:value-type="float">
            <text:p>0.845883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94445" calcext:value-type="float">
            <text:p>0.594445</text:p>
          </table:table-cell>
          <table:table-cell office:value-type="float" office:value="0.600729" calcext:value-type="float">
            <text:p>0.600729</text:p>
          </table:table-cell>
          <table:table-cell office:value-type="float" office:value="0.643913" calcext:value-type="float">
            <text:p>0.643913</text:p>
          </table:table-cell>
          <table:table-cell office:value-type="float" office:value="0.765723" calcext:value-type="float">
            <text:p>0.765723</text:p>
          </table:table-cell>
          <table:table-cell office:value-type="float" office:value="0.876167" calcext:value-type="float">
            <text:p>0.876167</text:p>
          </table:table-cell>
          <table:table-cell office:value-type="float" office:value="0.896927" calcext:value-type="float">
            <text:p>0.896927</text:p>
          </table:table-cell>
          <table:table-cell office:value-type="float" office:value="0.905269" calcext:value-type="float">
            <text:p>0.905269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929336" calcext:value-type="float">
            <text:p>0.929336</text:p>
          </table:table-cell>
          <table:table-cell table:number-columns-repeated="3" office:value-type="float" office:value="0.958317" calcext:value-type="float">
            <text:p>0.958317</text:p>
          </table:table-cell>
          <table:table-cell office:value-type="float" office:value="0.84479" calcext:value-type="float">
            <text:p>0.84479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" calcext:value-type="float">
            <text:p>-1</text:p>
          </table:table-cell>
          <table:table-cell office:value-type="float" office:value="0.493052" calcext:value-type="float">
            <text:p>0.493052</text:p>
          </table:table-cell>
          <table:table-cell office:value-type="float" office:value="0.633486" calcext:value-type="float">
            <text:p>0.633486</text:p>
          </table:table-cell>
          <table:table-cell office:value-type="float" office:value="0.744385" calcext:value-type="float">
            <text:p>0.744385</text:p>
          </table:table-cell>
          <table:table-cell office:value-type="float" office:value="0.855376" calcext:value-type="float">
            <text:p>0.855376</text:p>
          </table:table-cell>
          <table:table-cell office:value-type="float" office:value="0.891767" calcext:value-type="float">
            <text:p>0.891767</text:p>
          </table:table-cell>
          <table:table-cell office:value-type="float" office:value="0.904081" calcext:value-type="float">
            <text:p>0.904081</text:p>
          </table:table-cell>
          <table:table-cell office:value-type="float" office:value="0.909289" calcext:value-type="float">
            <text:p>0.909289</text:p>
          </table:table-cell>
          <table:table-cell office:value-type="float" office:value="0.929336" calcext:value-type="float">
            <text:p>0.929336</text:p>
          </table:table-cell>
          <table:table-cell table:number-columns-repeated="3" office:value-type="float" office:value="0.958317" calcext:value-type="float">
            <text:p>0.958317</text:p>
          </table:table-cell>
          <table:table-cell office:value-type="float" office:value="0.827741" calcext:value-type="float">
            <text:p>0.82774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" calcext:value-type="float">
            <text:p>-1</text:p>
          </table:table-cell>
          <table:table-cell office:value-type="float" office:value="0.472859" calcext:value-type="float">
            <text:p>0.472859</text:p>
          </table:table-cell>
          <table:table-cell office:value-type="float" office:value="0.614234" calcext:value-type="float">
            <text:p>0.614234</text:p>
          </table:table-cell>
          <table:table-cell office:value-type="float" office:value="0.661054" calcext:value-type="float">
            <text:p>0.661054</text:p>
          </table:table-cell>
          <table:table-cell office:value-type="float" office:value="0.822468" calcext:value-type="float">
            <text:p>0.822468</text:p>
          </table:table-cell>
          <table:table-cell office:value-type="float" office:value="0.877638" calcext:value-type="float">
            <text:p>0.877638</text:p>
          </table:table-cell>
          <table:table-cell office:value-type="float" office:value="0.902498" calcext:value-type="float">
            <text:p>0.902498</text:p>
          </table:table-cell>
          <table:table-cell office:value-type="float" office:value="0.906061" calcext:value-type="float">
            <text:p>0.906061</text:p>
          </table:table-cell>
          <table:table-cell office:value-type="float" office:value="0.92305" calcext:value-type="float">
            <text:p>0.92305</text:p>
          </table:table-cell>
          <table:table-cell table:number-columns-repeated="3" office:value-type="float" office:value="0.958317" calcext:value-type="float">
            <text:p>0.958317</text:p>
          </table:table-cell>
          <table:table-cell office:value-type="float" office:value="0.80965" calcext:value-type="float">
            <text:p>0.8096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" calcext:value-type="float">
            <text:p>-1</text:p>
          </table:table-cell>
          <table:table-cell office:value-type="float" office:value="0.39928" calcext:value-type="float">
            <text:p>0.39928</text:p>
          </table:table-cell>
          <table:table-cell office:value-type="float" office:value="0.613206" calcext:value-type="float">
            <text:p>0.613206</text:p>
          </table:table-cell>
          <table:table-cell office:value-type="float" office:value="0.661092" calcext:value-type="float">
            <text:p>0.661092</text:p>
          </table:table-cell>
          <table:table-cell office:value-type="float" office:value="0.81182" calcext:value-type="float">
            <text:p>0.81182</text:p>
          </table:table-cell>
          <table:table-cell office:value-type="float" office:value="0.873081" calcext:value-type="float">
            <text:p>0.873081</text:p>
          </table:table-cell>
          <table:table-cell office:value-type="float" office:value="0.89918" calcext:value-type="float">
            <text:p>0.89918</text:p>
          </table:table-cell>
          <table:table-cell office:value-type="float" office:value="0.910306" calcext:value-type="float">
            <text:p>0.910306</text:p>
          </table:table-cell>
          <table:table-cell office:value-type="float" office:value="0.93724" calcext:value-type="float">
            <text:p>0.93724</text:p>
          </table:table-cell>
          <table:table-cell table:number-columns-repeated="3" office:value-type="float" office:value="0.958317" calcext:value-type="float">
            <text:p>0.958317</text:p>
          </table:table-cell>
          <table:table-cell office:value-type="float" office:value="0.802184" calcext:value-type="float">
            <text:p>0.80218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507026" calcext:value-type="float">
            <text:p>0.507026</text:p>
          </table:table-cell>
          <table:table-cell office:value-type="float" office:value="0.619099" calcext:value-type="float">
            <text:p>0.619099</text:p>
          </table:table-cell>
          <table:table-cell office:value-type="float" office:value="0.657596" calcext:value-type="float">
            <text:p>0.657596</text:p>
          </table:table-cell>
          <table:table-cell office:value-type="float" office:value="0.805176" calcext:value-type="float">
            <text:p>0.805176</text:p>
          </table:table-cell>
          <table:table-cell office:value-type="float" office:value="0.893684" calcext:value-type="float">
            <text:p>0.893684</text:p>
          </table:table-cell>
          <table:table-cell office:value-type="float" office:value="0.906061" calcext:value-type="float">
            <text:p>0.906061</text:p>
          </table:table-cell>
          <table:table-cell office:value-type="float" office:value="0.917099" calcext:value-type="float">
            <text:p>0.917099</text:p>
          </table:table-cell>
          <table:table-cell office:value-type="float" office:value="0.942509" calcext:value-type="float">
            <text:p>0.942509</text:p>
          </table:table-cell>
          <table:table-cell table:number-columns-repeated="3" office:value-type="float" office:value="0.958317" calcext:value-type="float">
            <text:p>0.958317</text:p>
          </table:table-cell>
          <table:table-cell office:value-type="float" office:value="0.816488" calcext:value-type="float">
            <text:p>0.81648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521611" calcext:value-type="float">
            <text:p>0.521611</text:p>
          </table:table-cell>
          <table:table-cell office:value-type="float" office:value="0.612102" calcext:value-type="float">
            <text:p>0.612102</text:p>
          </table:table-cell>
          <table:table-cell office:value-type="float" office:value="0.650886" calcext:value-type="float">
            <text:p>0.650886</text:p>
          </table:table-cell>
          <table:table-cell office:value-type="float" office:value="0.725433" calcext:value-type="float">
            <text:p>0.725433</text:p>
          </table:table-cell>
          <table:table-cell office:value-type="float" office:value="0.885108" calcext:value-type="float">
            <text:p>0.885108</text:p>
          </table:table-cell>
          <table:table-cell office:value-type="float" office:value="0.906344" calcext:value-type="float">
            <text:p>0.906344</text:p>
          </table:table-cell>
          <table:table-cell office:value-type="float" office:value="0.918797" calcext:value-type="float">
            <text:p>0.918797</text:p>
          </table:table-cell>
          <table:table-cell office:value-type="float" office:value="0.950413" calcext:value-type="float">
            <text:p>0.950413</text:p>
          </table:table-cell>
          <table:table-cell table:number-columns-repeated="3" office:value-type="float" office:value="0.958317" calcext:value-type="float">
            <text:p>0.958317</text:p>
          </table:table-cell>
          <table:table-cell office:value-type="float" office:value="0.808733" calcext:value-type="float">
            <text:p>0.80873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.556048" calcext:value-type="float">
            <text:p>0.556048</text:p>
          </table:table-cell>
          <table:table-cell office:value-type="float" office:value="0.631047" calcext:value-type="float">
            <text:p>0.631047</text:p>
          </table:table-cell>
          <table:table-cell office:value-type="float" office:value="0.657596" calcext:value-type="float">
            <text:p>0.657596</text:p>
          </table:table-cell>
          <table:table-cell office:value-type="float" office:value="0.696616" calcext:value-type="float">
            <text:p>0.696616</text:p>
          </table:table-cell>
          <table:table-cell office:value-type="float" office:value="0.820626" calcext:value-type="float">
            <text:p>0.820626</text:p>
          </table:table-cell>
          <table:table-cell office:value-type="float" office:value="0.892673" calcext:value-type="float">
            <text:p>0.892673</text:p>
          </table:table-cell>
          <table:table-cell office:value-type="float" office:value="0.909971" calcext:value-type="float">
            <text:p>0.909971</text:p>
          </table:table-cell>
          <table:table-cell office:value-type="float" office:value="0.939874" calcext:value-type="float">
            <text:p>0.939874</text:p>
          </table:table-cell>
          <table:table-cell table:number-columns-repeated="3" office:value-type="float" office:value="0.958317" calcext:value-type="float">
            <text:p>0.958317</text:p>
          </table:table-cell>
          <table:table-cell office:value-type="float" office:value="0.802109" calcext:value-type="float">
            <text:p>0.80210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" calcext:value-type="float">
            <text:p>-1</text:p>
          </table:table-cell>
          <table:table-cell office:value-type="float" office:value="0.454718" calcext:value-type="float">
            <text:p>0.454718</text:p>
          </table:table-cell>
          <table:table-cell office:value-type="float" office:value="0.629921" calcext:value-type="float">
            <text:p>0.629921</text:p>
          </table:table-cell>
          <table:table-cell office:value-type="float" office:value="0.657596" calcext:value-type="float">
            <text:p>0.657596</text:p>
          </table:table-cell>
          <table:table-cell office:value-type="float" office:value="0.678181" calcext:value-type="float">
            <text:p>0.678181</text:p>
          </table:table-cell>
          <table:table-cell office:value-type="float" office:value="0.820244" calcext:value-type="float">
            <text:p>0.820244</text:p>
          </table:table-cell>
          <table:table-cell office:value-type="float" office:value="0.883203" calcext:value-type="float">
            <text:p>0.883203</text:p>
          </table:table-cell>
          <table:table-cell office:value-type="float" office:value="0.91082" calcext:value-type="float">
            <text:p>0.91082</text:p>
          </table:table-cell>
          <table:table-cell office:value-type="float" office:value="0.947778" calcext:value-type="float">
            <text:p>0.947778</text:p>
          </table:table-cell>
          <table:table-cell table:number-columns-repeated="3" office:value-type="float" office:value="0.958317" calcext:value-type="float">
            <text:p>0.958317</text:p>
          </table:table-cell>
          <table:table-cell office:value-type="float" office:value="0.789909" calcext:value-type="float">
            <text:p>0.789909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92498" calcext:value-type="float">
            <text:p>0.192498</text:p>
          </table:table-cell>
          <table:table-cell office:value-type="float" office:value="0.551388" calcext:value-type="float">
            <text:p>0.551388</text:p>
          </table:table-cell>
          <table:table-cell office:value-type="float" office:value="0.625088" calcext:value-type="float">
            <text:p>0.625088</text:p>
          </table:table-cell>
          <table:table-cell office:value-type="float" office:value="0.656978" calcext:value-type="float">
            <text:p>0.656978</text:p>
          </table:table-cell>
          <table:table-cell office:value-type="float" office:value="0.741634" calcext:value-type="float">
            <text:p>0.741634</text:p>
          </table:table-cell>
          <table:table-cell office:value-type="float" office:value="0.864395" calcext:value-type="float">
            <text:p>0.864395</text:p>
          </table:table-cell>
          <table:table-cell office:value-type="float" office:value="0.901783" calcext:value-type="float">
            <text:p>0.901783</text:p>
          </table:table-cell>
          <table:table-cell office:value-type="float" office:value="0.914216" calcext:value-type="float">
            <text:p>0.914216</text:p>
          </table:table-cell>
          <table:table-cell office:value-type="float" office:value="0.934605" calcext:value-type="float">
            <text:p>0.934605</text:p>
          </table:table-cell>
          <table:table-cell table:number-columns-repeated="3" office:value-type="float" office:value="0.958317" calcext:value-type="float">
            <text:p>0.958317</text:p>
          </table:table-cell>
          <table:table-cell office:value-type="float" office:value="0.810672" calcext:value-type="float">
            <text:p>0.81067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54823" calcext:value-type="float">
            <text:p>0.54823</text:p>
          </table:table-cell>
          <table:table-cell office:value-type="float" office:value="0.622152" calcext:value-type="float">
            <text:p>0.622152</text:p>
          </table:table-cell>
          <table:table-cell office:value-type="float" office:value="0.685621" calcext:value-type="float">
            <text:p>0.685621</text:p>
          </table:table-cell>
          <table:table-cell office:value-type="float" office:value="0.853101" calcext:value-type="float">
            <text:p>0.853101</text:p>
          </table:table-cell>
          <table:table-cell office:value-type="float" office:value="0.899646" calcext:value-type="float">
            <text:p>0.899646</text:p>
          </table:table-cell>
          <table:table-cell office:value-type="float" office:value="0.911837" calcext:value-type="float">
            <text:p>0.911837</text:p>
          </table:table-cell>
          <table:table-cell office:value-type="float" office:value="0.922295" calcext:value-type="float">
            <text:p>0.922295</text:p>
          </table:table-cell>
          <table:table-cell table:number-columns-repeated="4" office:value-type="float" office:value="0.958317" calcext:value-type="float">
            <text:p>0.958317</text:p>
          </table:table-cell>
          <table:table-cell office:value-type="float" office:value="0.831783" calcext:value-type="float">
            <text:p>0.83178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0.548942" calcext:value-type="float">
            <text:p>0.548942</text:p>
          </table:table-cell>
          <table:table-cell office:value-type="float" office:value="0.644184" calcext:value-type="float">
            <text:p>0.644184</text:p>
          </table:table-cell>
          <table:table-cell office:value-type="float" office:value="0.794719" calcext:value-type="float">
            <text:p>0.794719</text:p>
          </table:table-cell>
          <table:table-cell office:value-type="float" office:value="0.880305" calcext:value-type="float">
            <text:p>0.880305</text:p>
          </table:table-cell>
          <table:table-cell office:value-type="float" office:value="0.906402" calcext:value-type="float">
            <text:p>0.906402</text:p>
          </table:table-cell>
          <table:table-cell office:value-type="float" office:value="0.918797" calcext:value-type="float">
            <text:p>0.918797</text:p>
          </table:table-cell>
          <table:table-cell office:value-type="float" office:value="0.951276" calcext:value-type="float">
            <text:p>0.951276</text:p>
          </table:table-cell>
          <table:table-cell table:number-columns-repeated="4" office:value-type="float" office:value="0.958317" calcext:value-type="float">
            <text:p>0.958317</text:p>
          </table:table-cell>
          <table:table-cell office:value-type="float" office:value="0.851958" calcext:value-type="float">
            <text:p>0.85195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04287" calcext:value-type="float">
            <text:p>0.604287</text:p>
          </table:table-cell>
          <table:table-cell office:value-type="float" office:value="0.619201" calcext:value-type="float">
            <text:p>0.619201</text:p>
          </table:table-cell>
          <table:table-cell office:value-type="float" office:value="0.738275" calcext:value-type="float">
            <text:p>0.738275</text:p>
          </table:table-cell>
          <table:table-cell office:value-type="float" office:value="0.870475" calcext:value-type="float">
            <text:p>0.870475</text:p>
          </table:table-cell>
          <table:table-cell office:value-type="float" office:value="0.90388" calcext:value-type="float">
            <text:p>0.90388</text:p>
          </table:table-cell>
          <table:table-cell office:value-type="float" office:value="0.910988" calcext:value-type="float">
            <text:p>0.910988</text:p>
          </table:table-cell>
          <table:table-cell office:value-type="float" office:value="0.91966" calcext:value-type="float">
            <text:p>0.91966</text:p>
          </table:table-cell>
          <table:table-cell office:value-type="float" office:value="0.956401" calcext:value-type="float">
            <text:p>0.956401</text:p>
          </table:table-cell>
          <table:table-cell table:number-columns-repeated="4" office:value-type="float" office:value="0.958317" calcext:value-type="float">
            <text:p>0.958317</text:p>
          </table:table-cell>
          <table:table-cell office:value-type="float" office:value="0.879383" calcext:value-type="float">
            <text:p>0.87938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94445" calcext:value-type="float">
            <text:p>0.594445</text:p>
          </table:table-cell>
          <table:table-cell office:value-type="float" office:value="0.606326" calcext:value-type="float">
            <text:p>0.606326</text:p>
          </table:table-cell>
          <table:table-cell office:value-type="float" office:value="0.733709" calcext:value-type="float">
            <text:p>0.733709</text:p>
          </table:table-cell>
          <table:table-cell office:value-type="float" office:value="0.873809" calcext:value-type="float">
            <text:p>0.873809</text:p>
          </table:table-cell>
          <table:table-cell office:value-type="float" office:value="0.905068" calcext:value-type="float">
            <text:p>0.905068</text:p>
          </table:table-cell>
          <table:table-cell office:value-type="float" office:value="0.911536" calcext:value-type="float">
            <text:p>0.911536</text:p>
          </table:table-cell>
          <table:table-cell office:value-type="float" office:value="0.938955" calcext:value-type="float">
            <text:p>0.938955</text:p>
          </table:table-cell>
          <table:table-cell table:number-columns-repeated="5" office:value-type="float" office:value="0.958317" calcext:value-type="float">
            <text:p>0.958317</text:p>
          </table:table-cell>
          <table:table-cell office:value-type="float" office:value="0.880267" calcext:value-type="float">
            <text:p>0.880267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" calcext:value-type="float">
            <text:p>-1</text:p>
          </table:table-cell>
          <table:table-cell office:value-type="float" office:value="0.487933" calcext:value-type="float">
            <text:p>0.487933</text:p>
          </table:table-cell>
          <table:table-cell office:value-type="float" office:value="0.659435" calcext:value-type="float">
            <text:p>0.659435</text:p>
          </table:table-cell>
          <table:table-cell office:value-type="float" office:value="0.882165" calcext:value-type="float">
            <text:p>0.882165</text:p>
          </table:table-cell>
          <table:table-cell office:value-type="float" office:value="0.906609" calcext:value-type="float">
            <text:p>0.906609</text:p>
          </table:table-cell>
          <table:table-cell office:value-type="float" office:value="0.925481" calcext:value-type="float">
            <text:p>0.925481</text:p>
          </table:table-cell>
          <table:table-cell table:number-columns-repeated="6" office:value-type="float" office:value="0.958317" calcext:value-type="float">
            <text:p>0.958317</text:p>
          </table:table-cell>
          <table:table-cell office:value-type="float" office:value="0.865321" calcext:value-type="float">
            <text:p>0.86532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20678" calcext:value-type="float">
            <text:p>0.120678</text:p>
          </table:table-cell>
          <table:table-cell office:value-type="float" office:value="0.565355" calcext:value-type="float">
            <text:p>0.565355</text:p>
          </table:table-cell>
          <table:table-cell office:value-type="float" office:value="0.610048" calcext:value-type="float">
            <text:p>0.610048</text:p>
          </table:table-cell>
          <table:table-cell office:value-type="float" office:value="0.711214" calcext:value-type="float">
            <text:p>0.711214</text:p>
          </table:table-cell>
          <table:table-cell office:value-type="float" office:value="0.896602" calcext:value-type="float">
            <text:p>0.896602</text:p>
          </table:table-cell>
          <table:table-cell office:value-type="float" office:value="0.906061" calcext:value-type="float">
            <text:p>0.906061</text:p>
          </table:table-cell>
          <table:table-cell office:value-type="float" office:value="0.921519" calcext:value-type="float">
            <text:p>0.921519</text:p>
          </table:table-cell>
          <table:table-cell table:number-columns-repeated="5" office:value-type="float" office:value="0.958317" calcext:value-type="float">
            <text:p>0.958317</text:p>
          </table:table-cell>
          <table:table-cell office:value-type="float" office:value="0.844407" calcext:value-type="float">
            <text:p>0.84440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" calcext:value-type="float">
            <text:p>-1</text:p>
          </table:table-cell>
          <table:table-cell office:value-type="float" office:value="0.286512" calcext:value-type="float">
            <text:p>0.286512</text:p>
          </table:table-cell>
          <table:table-cell office:value-type="float" office:value="0.608599" calcext:value-type="float">
            <text:p>0.608599</text:p>
          </table:table-cell>
          <table:table-cell office:value-type="float" office:value="0.711124" calcext:value-type="float">
            <text:p>0.711124</text:p>
          </table:table-cell>
          <table:table-cell office:value-type="float" office:value="0.90172" calcext:value-type="float">
            <text:p>0.90172</text:p>
          </table:table-cell>
          <table:table-cell office:value-type="float" office:value="0.906061" calcext:value-type="float">
            <text:p>0.906061</text:p>
          </table:table-cell>
          <table:table-cell office:value-type="float" office:value="0.934605" calcext:value-type="float">
            <text:p>0.934605</text:p>
          </table:table-cell>
          <table:table-cell table:number-columns-repeated="5" office:value-type="float" office:value="0.958317" calcext:value-type="float">
            <text:p>0.958317</text:p>
          </table:table-cell>
          <table:table-cell office:value-type="float" office:value="0.818189" calcext:value-type="float">
            <text:p>0.81818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0.388577" calcext:value-type="float">
            <text:p>0.388577</text:p>
          </table:table-cell>
          <table:table-cell office:value-type="float" office:value="0.60806" calcext:value-type="float">
            <text:p>0.60806</text:p>
          </table:table-cell>
          <table:table-cell office:value-type="float" office:value="0.688463" calcext:value-type="float">
            <text:p>0.688463</text:p>
          </table:table-cell>
          <table:table-cell office:value-type="float" office:value="0.89789" calcext:value-type="float">
            <text:p>0.89789</text:p>
          </table:table-cell>
          <table:table-cell office:value-type="float" office:value="0.906061" calcext:value-type="float">
            <text:p>0.906061</text:p>
          </table:table-cell>
          <table:table-cell office:value-type="float" office:value="0.926788" calcext:value-type="float">
            <text:p>0.926788</text:p>
          </table:table-cell>
          <table:table-cell table:number-columns-repeated="5" office:value-type="float" office:value="0.958317" calcext:value-type="float">
            <text:p>0.958317</text:p>
          </table:table-cell>
          <table:table-cell office:value-type="float" office:value="0.824911" calcext:value-type="float">
            <text:p>0.82491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.386573" calcext:value-type="float">
            <text:p>0.386573</text:p>
          </table:table-cell>
          <table:table-cell office:value-type="float" office:value="0.60806" calcext:value-type="float">
            <text:p>0.60806</text:p>
          </table:table-cell>
          <table:table-cell office:value-type="float" office:value="0.615975" calcext:value-type="float">
            <text:p>0.615975</text:p>
          </table:table-cell>
          <table:table-cell office:value-type="float" office:value="0.857914" calcext:value-type="float">
            <text:p>0.857914</text:p>
          </table:table-cell>
          <table:table-cell office:value-type="float" office:value="0.906061" calcext:value-type="float">
            <text:p>0.906061</text:p>
          </table:table-cell>
          <table:table-cell office:value-type="float" office:value="0.943446" calcext:value-type="float">
            <text:p>0.943446</text:p>
          </table:table-cell>
          <table:table-cell table:number-columns-repeated="5" office:value-type="float" office:value="0.958317" calcext:value-type="float">
            <text:p>0.958317</text:p>
          </table:table-cell>
          <table:table-cell office:value-type="float" office:value="0.81513" calcext:value-type="float">
            <text:p>0.8151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float" office:value="0.360591" calcext:value-type="float">
            <text:p>0.360591</text:p>
          </table:table-cell>
          <table:table-cell office:value-type="float" office:value="0.617149" calcext:value-type="float">
            <text:p>0.617149</text:p>
          </table:table-cell>
          <table:table-cell office:value-type="float" office:value="0.849259" calcext:value-type="float">
            <text:p>0.849259</text:p>
          </table:table-cell>
          <table:table-cell office:value-type="float" office:value="0.906061" calcext:value-type="float">
            <text:p>0.906061</text:p>
          </table:table-cell>
          <table:table-cell office:value-type="float" office:value="0.918123" calcext:value-type="float">
            <text:p>0.918123</text:p>
          </table:table-cell>
          <table:table-cell table:number-columns-repeated="6" office:value-type="float" office:value="0.958317" calcext:value-type="float">
            <text:p>0.958317</text:p>
          </table:table-cell>
          <table:table-cell office:value-type="float" office:value="0.844277" calcext:value-type="float">
            <text:p>0.844277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float" office:value="0.464118" calcext:value-type="float">
            <text:p>0.464118</text:p>
          </table:table-cell>
          <table:table-cell office:value-type="float" office:value="0.685145" calcext:value-type="float">
            <text:p>0.685145</text:p>
          </table:table-cell>
          <table:table-cell office:value-type="float" office:value="0.89779" calcext:value-type="float">
            <text:p>0.89779</text:p>
          </table:table-cell>
          <table:table-cell office:value-type="float" office:value="0.926876" calcext:value-type="float">
            <text:p>0.926876</text:p>
          </table:table-cell>
          <table:table-cell table:number-columns-repeated="7" office:value-type="float" office:value="0.958317" calcext:value-type="float">
            <text:p>0.958317</text:p>
          </table:table-cell>
          <table:table-cell office:value-type="float" office:value="0.872383" calcext:value-type="float">
            <text:p>0.87238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49226" calcext:value-type="float">
            <text:p>0.549226</text:p>
          </table:table-cell>
          <table:table-cell office:value-type="float" office:value="0.602433" calcext:value-type="float">
            <text:p>0.602433</text:p>
          </table:table-cell>
          <table:table-cell office:value-type="float" office:value="0.866785" calcext:value-type="float">
            <text:p>0.866785</text:p>
          </table:table-cell>
          <table:table-cell office:value-type="float" office:value="0.938264" calcext:value-type="float">
            <text:p>0.938264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91157" calcext:value-type="float">
            <text:p>0.91157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8044" calcext:value-type="float">
            <text:p>0.28044</text:p>
          </table:table-cell>
          <table:table-cell office:value-type="float" office:value="0.563597" calcext:value-type="float">
            <text:p>0.563597</text:p>
          </table:table-cell>
          <table:table-cell office:value-type="float" office:value="0.835081" calcext:value-type="float">
            <text:p>0.835081</text:p>
          </table:table-cell>
          <table:table-cell table:number-columns-repeated="9" office:value-type="float" office:value="0.958317" calcext:value-type="float">
            <text:p>0.958317</text:p>
          </table:table-cell>
          <table:table-cell office:value-type="float" office:value="0.906521" calcext:value-type="float">
            <text:p>0.90652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581744" calcext:value-type="float">
            <text:p>0.581744</text:p>
          </table:table-cell>
          <table:table-cell office:value-type="float" office:value="0.841843" calcext:value-type="float">
            <text:p>0.841843</text:p>
          </table:table-cell>
          <table:table-cell office:value-type="float" office:value="0.95135" calcext:value-type="float">
            <text:p>0.95135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908316" calcext:value-type="float">
            <text:p>0.90831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" calcext:value-type="float">
            <text:p>-1</text:p>
          </table:table-cell>
          <table:table-cell office:value-type="float" office:value="0.505093" calcext:value-type="float">
            <text:p>0.505093</text:p>
          </table:table-cell>
          <table:table-cell office:value-type="float" office:value="0.846034" calcext:value-type="float">
            <text:p>0.846034</text:p>
          </table:table-cell>
          <table:table-cell office:value-type="float" office:value="0.922688" calcext:value-type="float">
            <text:p>0.922688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898203" calcext:value-type="float">
            <text:p>0.898203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" calcext:value-type="float">
            <text:p>-1</text:p>
          </table:table-cell>
          <table:table-cell office:value-type="float" office:value="0.488932" calcext:value-type="float">
            <text:p>0.488932</text:p>
          </table:table-cell>
          <table:table-cell office:value-type="float" office:value="0.81106" calcext:value-type="float">
            <text:p>0.81106</text:p>
          </table:table-cell>
          <table:table-cell office:value-type="float" office:value="0.882357" calcext:value-type="float">
            <text:p>0.882357</text:p>
          </table:table-cell>
          <table:table-cell office:value-type="float" office:value="0.930447" calcext:value-type="float">
            <text:p>0.930447</text:p>
          </table:table-cell>
          <table:table-cell table:number-columns-repeated="7" office:value-type="float" office:value="0.958317" calcext:value-type="float">
            <text:p>0.958317</text:p>
          </table:table-cell>
          <table:table-cell office:value-type="float" office:value="0.88627" calcext:value-type="float">
            <text:p>0.8862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94445" calcext:value-type="float">
            <text:p>0.594445</text:p>
          </table:table-cell>
          <table:table-cell office:value-type="float" office:value="0.647812" calcext:value-type="float">
            <text:p>0.647812</text:p>
          </table:table-cell>
          <table:table-cell office:value-type="float" office:value="0.814194" calcext:value-type="float">
            <text:p>0.814194</text:p>
          </table:table-cell>
          <table:table-cell office:value-type="float" office:value="0.886762" calcext:value-type="float">
            <text:p>0.886762</text:p>
          </table:table-cell>
          <table:table-cell office:value-type="float" office:value="0.947866" calcext:value-type="float">
            <text:p>0.947866</text:p>
          </table:table-cell>
          <table:table-cell table:number-columns-repeated="7" office:value-type="float" office:value="0.958317" calcext:value-type="float">
            <text:p>0.958317</text:p>
          </table:table-cell>
          <table:table-cell office:value-type="float" office:value="0.904654" calcext:value-type="float">
            <text:p>0.904654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" calcext:value-type="float">
            <text:p>-1</text:p>
          </table:table-cell>
          <table:table-cell office:value-type="float" office:value="0.526849" calcext:value-type="float">
            <text:p>0.526849</text:p>
          </table:table-cell>
          <table:table-cell office:value-type="float" office:value="0.804991" calcext:value-type="float">
            <text:p>0.804991</text:p>
          </table:table-cell>
          <table:table-cell office:value-type="float" office:value="0.875169" calcext:value-type="float">
            <text:p>0.875169</text:p>
          </table:table-cell>
          <table:table-cell office:value-type="float" office:value="0.954833" calcext:value-type="float">
            <text:p>0.954833</text:p>
          </table:table-cell>
          <table:table-cell table:number-columns-repeated="7" office:value-type="float" office:value="0.958317" calcext:value-type="float">
            <text:p>0.958317</text:p>
          </table:table-cell>
          <table:table-cell office:value-type="float" office:value="0.891174" calcext:value-type="float">
            <text:p>0.89117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office:value-type="float" office:value="0.586831" calcext:value-type="float">
            <text:p>0.586831</text:p>
          </table:table-cell>
          <table:table-cell office:value-type="float" office:value="0.814881" calcext:value-type="float">
            <text:p>0.814881</text:p>
          </table:table-cell>
          <table:table-cell office:value-type="float" office:value="0.876843" calcext:value-type="float">
            <text:p>0.876843</text:p>
          </table:table-cell>
          <table:table-cell office:value-type="float" office:value="0.95135" calcext:value-type="float">
            <text:p>0.95135</text:p>
          </table:table-cell>
          <table:table-cell table:number-columns-repeated="7" office:value-type="float" office:value="0.958317" calcext:value-type="float">
            <text:p>0.958317</text:p>
          </table:table-cell>
          <table:table-cell office:value-type="float" office:value="0.897981" calcext:value-type="float">
            <text:p>0.89798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604287" calcext:value-type="float">
            <text:p>0.604287</text:p>
          </table:table-cell>
          <table:table-cell office:value-type="float" office:value="0.654554" calcext:value-type="float">
            <text:p>0.654554</text:p>
          </table:table-cell>
          <table:table-cell office:value-type="float" office:value="0.798309" calcext:value-type="float">
            <text:p>0.798309</text:p>
          </table:table-cell>
          <table:table-cell office:value-type="float" office:value="0.855285" calcext:value-type="float">
            <text:p>0.855285</text:p>
          </table:table-cell>
          <table:table-cell office:value-type="float" office:value="0.926567" calcext:value-type="float">
            <text:p>0.926567</text:p>
          </table:table-cell>
          <table:table-cell table:number-columns-repeated="7" office:value-type="float" office:value="0.958317" calcext:value-type="float">
            <text:p>0.958317</text:p>
          </table:table-cell>
          <table:table-cell office:value-type="float" office:value="0.898462" calcext:value-type="float">
            <text:p>0.89846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" calcext:value-type="float">
            <text:p>-1</text:p>
          </table:table-cell>
          <table:table-cell office:value-type="float" office:value="0.597563" calcext:value-type="float">
            <text:p>0.597563</text:p>
          </table:table-cell>
          <table:table-cell office:value-type="float" office:value="0.834597" calcext:value-type="float">
            <text:p>0.834597</text:p>
          </table:table-cell>
          <table:table-cell office:value-type="float" office:value="0.879604" calcext:value-type="float">
            <text:p>0.879604</text:p>
          </table:table-cell>
          <table:table-cell office:value-type="float" office:value="0.940898" calcext:value-type="float">
            <text:p>0.940898</text:p>
          </table:table-cell>
          <table:table-cell table:number-columns-repeated="7" office:value-type="float" office:value="0.958317" calcext:value-type="float">
            <text:p>0.958317</text:p>
          </table:table-cell>
          <table:table-cell office:value-type="float" office:value="0.900256" calcext:value-type="float">
            <text:p>0.900256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604287" calcext:value-type="float">
            <text:p>0.604287</text:p>
          </table:table-cell>
          <table:table-cell office:value-type="float" office:value="0.711169" calcext:value-type="float">
            <text:p>0.711169</text:p>
          </table:table-cell>
          <table:table-cell office:value-type="float" office:value="0.818203" calcext:value-type="float">
            <text:p>0.818203</text:p>
          </table:table-cell>
          <table:table-cell office:value-type="float" office:value="0.870727" calcext:value-type="float">
            <text:p>0.870727</text:p>
          </table:table-cell>
          <table:table-cell office:value-type="float" office:value="0.905665" calcext:value-type="float">
            <text:p>0.905665</text:p>
          </table:table-cell>
          <table:table-cell table:number-columns-repeated="7" office:value-type="float" office:value="0.958317" calcext:value-type="float">
            <text:p>0.958317</text:p>
          </table:table-cell>
          <table:table-cell office:value-type="float" office:value="0.905567" calcext:value-type="float">
            <text:p>0.90556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644768" calcext:value-type="float">
            <text:p>0.644768</text:p>
          </table:table-cell>
          <table:table-cell office:value-type="float" office:value="0.722417" calcext:value-type="float">
            <text:p>0.722417</text:p>
          </table:table-cell>
          <table:table-cell office:value-type="float" office:value="0.812201" calcext:value-type="float">
            <text:p>0.812201</text:p>
          </table:table-cell>
          <table:table-cell office:value-type="float" office:value="0.834811" calcext:value-type="float">
            <text:p>0.834811</text:p>
          </table:table-cell>
          <table:table-cell office:value-type="float" office:value="0.880709" calcext:value-type="float">
            <text:p>0.880709</text:p>
          </table:table-cell>
          <table:table-cell office:value-type="float" office:value="0.909544" calcext:value-type="float">
            <text:p>0.909544</text:p>
          </table:table-cell>
          <table:table-cell table:number-columns-repeated="6" office:value-type="float" office:value="0.958317" calcext:value-type="float">
            <text:p>0.958317</text:p>
          </table:table-cell>
          <table:table-cell office:value-type="float" office:value="0.895127" calcext:value-type="float">
            <text:p>0.89512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" calcext:value-type="float">
            <text:p>-1</text:p>
          </table:table-cell>
          <table:table-cell office:value-type="float" office:value="0.506164" calcext:value-type="float">
            <text:p>0.506164</text:p>
          </table:table-cell>
          <table:table-cell office:value-type="float" office:value="0.781582" calcext:value-type="float">
            <text:p>0.781582</text:p>
          </table:table-cell>
          <table:table-cell office:value-type="float" office:value="0.821525" calcext:value-type="float">
            <text:p>0.821525</text:p>
          </table:table-cell>
          <table:table-cell office:value-type="float" office:value="0.866211" calcext:value-type="float">
            <text:p>0.866211</text:p>
          </table:table-cell>
          <table:table-cell office:value-type="float" office:value="0.908293" calcext:value-type="float">
            <text:p>0.908293</text:p>
          </table:table-cell>
          <table:table-cell table:number-columns-repeated="6" office:value-type="float" office:value="0.958317" calcext:value-type="float">
            <text:p>0.958317</text:p>
          </table:table-cell>
          <table:table-cell office:value-type="float" office:value="0.867536" calcext:value-type="float">
            <text:p>0.867536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549226" calcext:value-type="float">
            <text:p>0.549226</text:p>
          </table:table-cell>
          <table:table-cell office:value-type="float" office:value="0.640191" calcext:value-type="float">
            <text:p>0.640191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824846" calcext:value-type="float">
            <text:p>0.824846</text:p>
          </table:table-cell>
          <table:table-cell office:value-type="float" office:value="0.864705" calcext:value-type="float">
            <text:p>0.864705</text:p>
          </table:table-cell>
          <table:table-cell office:value-type="float" office:value="0.897394" calcext:value-type="float">
            <text:p>0.897394</text:p>
          </table:table-cell>
          <table:table-cell office:value-type="float" office:value="0.944382" calcext:value-type="float">
            <text:p>0.944382</text:p>
          </table:table-cell>
          <table:table-cell table:number-columns-repeated="5" office:value-type="float" office:value="0.958317" calcext:value-type="float">
            <text:p>0.958317</text:p>
          </table:table-cell>
          <table:table-cell office:value-type="float" office:value="0.879799" calcext:value-type="float">
            <text:p>0.879799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20678" calcext:value-type="float">
            <text:p>0.120678</text:p>
          </table:table-cell>
          <table:table-cell office:value-type="float" office:value="0.630426" calcext:value-type="float">
            <text:p>0.630426</text:p>
          </table:table-cell>
          <table:table-cell office:value-type="float" office:value="0.808997" calcext:value-type="float">
            <text:p>0.808997</text:p>
          </table:table-cell>
          <table:table-cell office:value-type="float" office:value="0.821525" calcext:value-type="float">
            <text:p>0.821525</text:p>
          </table:table-cell>
          <table:table-cell office:value-type="float" office:value="0.867066" calcext:value-type="float">
            <text:p>0.867066</text:p>
          </table:table-cell>
          <table:table-cell office:value-type="float" office:value="0.906061" calcext:value-type="float">
            <text:p>0.906061</text:p>
          </table:table-cell>
          <table:table-cell office:value-type="float" office:value="0.95135" calcext:value-type="float">
            <text:p>0.95135</text:p>
          </table:table-cell>
          <table:table-cell table:number-columns-repeated="5" office:value-type="float" office:value="0.958317" calcext:value-type="float">
            <text:p>0.958317</text:p>
          </table:table-cell>
          <table:table-cell office:value-type="float" office:value="0.881869" calcext:value-type="float">
            <text:p>0.88186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" calcext:value-type="float">
            <text:p>-1</text:p>
          </table:table-cell>
          <table:table-cell office:value-type="float" office:value="0.559761" calcext:value-type="float">
            <text:p>0.559761</text:p>
          </table:table-cell>
          <table:table-cell office:value-type="float" office:value="0.807603" calcext:value-type="float">
            <text:p>0.807603</text:p>
          </table:table-cell>
          <table:table-cell office:value-type="float" office:value="0.828168" calcext:value-type="float">
            <text:p>0.828168</text:p>
          </table:table-cell>
          <table:table-cell office:value-type="float" office:value="0.864705" calcext:value-type="float">
            <text:p>0.864705</text:p>
          </table:table-cell>
          <table:table-cell office:value-type="float" office:value="0.889519" calcext:value-type="float">
            <text:p>0.889519</text:p>
          </table:table-cell>
          <table:table-cell office:value-type="float" office:value="0.954833" calcext:value-type="float">
            <text:p>0.954833</text:p>
          </table:table-cell>
          <table:table-cell table:number-columns-repeated="5" office:value-type="float" office:value="0.958317" calcext:value-type="float">
            <text:p>0.958317</text:p>
          </table:table-cell>
          <table:table-cell office:value-type="float" office:value="0.873786" calcext:value-type="float">
            <text:p>0.87378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120678" calcext:value-type="float">
            <text:p>0.120678</text:p>
          </table:table-cell>
          <table:table-cell office:value-type="float" office:value="0.589082" calcext:value-type="float">
            <text:p>0.589082</text:p>
          </table:table-cell>
          <table:table-cell office:value-type="float" office:value="0.806985" calcext:value-type="float">
            <text:p>0.806985</text:p>
          </table:table-cell>
          <table:table-cell office:value-type="float" office:value="0.839386" calcext:value-type="float">
            <text:p>0.839386</text:p>
          </table:table-cell>
          <table:table-cell office:value-type="float" office:value="0.867462" calcext:value-type="float">
            <text:p>0.867462</text:p>
          </table:table-cell>
          <table:table-cell office:value-type="float" office:value="0.906061" calcext:value-type="float">
            <text:p>0.906061</text:p>
          </table:table-cell>
          <table:table-cell office:value-type="float" office:value="0.95135" calcext:value-type="float">
            <text:p>0.95135</text:p>
          </table:table-cell>
          <table:table-cell table:number-columns-repeated="5" office:value-type="float" office:value="0.958317" calcext:value-type="float">
            <text:p>0.958317</text:p>
          </table:table-cell>
          <table:table-cell office:value-type="float" office:value="0.879359" calcext:value-type="float">
            <text:p>0.87935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20678" calcext:value-type="float">
            <text:p>0.120678</text:p>
          </table:table-cell>
          <table:table-cell office:value-type="float" office:value="0.487399" calcext:value-type="float">
            <text:p>0.487399</text:p>
          </table:table-cell>
          <table:table-cell office:value-type="float" office:value="0.799283" calcext:value-type="float">
            <text:p>0.799283</text:p>
          </table:table-cell>
          <table:table-cell office:value-type="float" office:value="0.834811" calcext:value-type="float">
            <text:p>0.834811</text:p>
          </table:table-cell>
          <table:table-cell office:value-type="float" office:value="0.864705" calcext:value-type="float">
            <text:p>0.864705</text:p>
          </table:table-cell>
          <table:table-cell office:value-type="float" office:value="0.898503" calcext:value-type="float">
            <text:p>0.898503</text:p>
          </table:table-cell>
          <table:table-cell office:value-type="float" office:value="0.940898" calcext:value-type="float">
            <text:p>0.940898</text:p>
          </table:table-cell>
          <table:table-cell table:number-columns-repeated="5" office:value-type="float" office:value="0.958317" calcext:value-type="float">
            <text:p>0.958317</text:p>
          </table:table-cell>
          <table:table-cell office:value-type="float" office:value="0.865887" calcext:value-type="float">
            <text:p>0.865887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" calcext:value-type="float">
            <text:p>-1</text:p>
          </table:table-cell>
          <table:table-cell office:value-type="float" office:value="0.449664" calcext:value-type="float">
            <text:p>0.449664</text:p>
          </table:table-cell>
          <table:table-cell office:value-type="float" office:value="0.770915" calcext:value-type="float">
            <text:p>0.770915</text:p>
          </table:table-cell>
          <table:table-cell office:value-type="float" office:value="0.814881" calcext:value-type="float">
            <text:p>0.814881</text:p>
          </table:table-cell>
          <table:table-cell office:value-type="float" office:value="0.862237" calcext:value-type="float">
            <text:p>0.862237</text:p>
          </table:table-cell>
          <table:table-cell office:value-type="float" office:value="0.911725" calcext:value-type="float">
            <text:p>0.911725</text:p>
          </table:table-cell>
          <table:table-cell table:number-columns-repeated="6" office:value-type="float" office:value="0.958317" calcext:value-type="float">
            <text:p>0.958317</text:p>
          </table:table-cell>
          <table:table-cell office:value-type="float" office:value="0.860101" calcext:value-type="float">
            <text:p>0.86010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11086" calcext:value-type="float">
            <text:p>0.311086</text:p>
          </table:table-cell>
          <table:table-cell office:value-type="float" office:value="0.532983" calcext:value-type="float">
            <text:p>0.532983</text:p>
          </table:table-cell>
          <table:table-cell office:value-type="float" office:value="0.796123" calcext:value-type="float">
            <text:p>0.796123</text:p>
          </table:table-cell>
          <table:table-cell office:value-type="float" office:value="0.814881" calcext:value-type="float">
            <text:p>0.814881</text:p>
          </table:table-cell>
          <table:table-cell office:value-type="float" office:value="0.861361" calcext:value-type="float">
            <text:p>0.861361</text:p>
          </table:table-cell>
          <table:table-cell office:value-type="float" office:value="0.907463" calcext:value-type="float">
            <text:p>0.907463</text:p>
          </table:table-cell>
          <table:table-cell table:number-columns-repeated="6" office:value-type="float" office:value="0.958317" calcext:value-type="float">
            <text:p>0.958317</text:p>
          </table:table-cell>
          <table:table-cell office:value-type="float" office:value="0.87044" calcext:value-type="float">
            <text:p>0.8704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493537" calcext:value-type="float">
            <text:p>0.493537</text:p>
          </table:table-cell>
          <table:table-cell office:value-type="float" office:value="0.661867" calcext:value-type="float">
            <text:p>0.661867</text:p>
          </table:table-cell>
          <table:table-cell office:value-type="float" office:value="0.812094" calcext:value-type="float">
            <text:p>0.812094</text:p>
          </table:table-cell>
          <table:table-cell office:value-type="float" office:value="0.830662" calcext:value-type="float">
            <text:p>0.830662</text:p>
          </table:table-cell>
          <table:table-cell office:value-type="float" office:value="0.88435" calcext:value-type="float">
            <text:p>0.88435</text:p>
          </table:table-cell>
          <table:table-cell office:value-type="float" office:value="0.926963" calcext:value-type="float">
            <text:p>0.926963</text:p>
          </table:table-cell>
          <table:table-cell table:number-columns-repeated="6" office:value-type="float" office:value="0.958317" calcext:value-type="float">
            <text:p>0.958317</text:p>
          </table:table-cell>
          <table:table-cell office:value-type="float" office:value="0.890752" calcext:value-type="float">
            <text:p>0.890752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193649" calcext:value-type="float">
            <text:p>0.193649</text:p>
          </table:table-cell>
          <table:table-cell office:value-type="float" office:value="0.574256" calcext:value-type="float">
            <text:p>0.574256</text:p>
          </table:table-cell>
          <table:table-cell office:value-type="float" office:value="0.805744" calcext:value-type="float">
            <text:p>0.805744</text:p>
          </table:table-cell>
          <table:table-cell office:value-type="float" office:value="0.836851" calcext:value-type="float">
            <text:p>0.836851</text:p>
          </table:table-cell>
          <table:table-cell office:value-type="float" office:value="0.895039" calcext:value-type="float">
            <text:p>0.895039</text:p>
          </table:table-cell>
          <table:table-cell office:value-type="float" office:value="0.95135" calcext:value-type="float">
            <text:p>0.95135</text:p>
          </table:table-cell>
          <table:table-cell table:number-columns-repeated="6" office:value-type="float" office:value="0.958317" calcext:value-type="float">
            <text:p>0.958317</text:p>
          </table:table-cell>
          <table:table-cell office:value-type="float" office:value="0.885482" calcext:value-type="float">
            <text:p>0.88548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20678" calcext:value-type="float">
            <text:p>0.120678</text:p>
          </table:table-cell>
          <table:table-cell office:value-type="float" office:value="0.531499" calcext:value-type="float">
            <text:p>0.531499</text:p>
          </table:table-cell>
          <table:table-cell office:value-type="float" office:value="0.778412" calcext:value-type="float">
            <text:p>0.778412</text:p>
          </table:table-cell>
          <table:table-cell office:value-type="float" office:value="0.815758" calcext:value-type="float">
            <text:p>0.815758</text:p>
          </table:table-cell>
          <table:table-cell office:value-type="float" office:value="0.886636" calcext:value-type="float">
            <text:p>0.886636</text:p>
          </table:table-cell>
          <table:table-cell office:value-type="float" office:value="0.944382" calcext:value-type="float">
            <text:p>0.944382</text:p>
          </table:table-cell>
          <table:table-cell table:number-columns-repeated="6" office:value-type="float" office:value="0.958317" calcext:value-type="float">
            <text:p>0.958317</text:p>
          </table:table-cell>
          <table:table-cell office:value-type="float" office:value="0.874827" calcext:value-type="float">
            <text:p>0.874827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590791" calcext:value-type="float">
            <text:p>0.590791</text:p>
          </table:table-cell>
          <table:table-cell office:value-type="float" office:value="0.629262" calcext:value-type="float">
            <text:p>0.629262</text:p>
          </table:table-cell>
          <table:table-cell office:value-type="float" office:value="0.807864" calcext:value-type="float">
            <text:p>0.807864</text:p>
          </table:table-cell>
          <table:table-cell office:value-type="float" office:value="0.84108" calcext:value-type="float">
            <text:p>0.84108</text:p>
          </table:table-cell>
          <table:table-cell office:value-type="float" office:value="0.931289" calcext:value-type="float">
            <text:p>0.931289</text:p>
          </table:table-cell>
          <table:table-cell table:number-columns-repeated="7" office:value-type="float" office:value="0.958317" calcext:value-type="float">
            <text:p>0.958317</text:p>
          </table:table-cell>
          <table:table-cell office:value-type="float" office:value="0.89594" calcext:value-type="float">
            <text:p>0.8959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549226" calcext:value-type="float">
            <text:p>0.549226</text:p>
          </table:table-cell>
          <table:table-cell office:value-type="float" office:value="0.610848" calcext:value-type="float">
            <text:p>0.610848</text:p>
          </table:table-cell>
          <table:table-cell office:value-type="float" office:value="0.765503" calcext:value-type="float">
            <text:p>0.765503</text:p>
          </table:table-cell>
          <table:table-cell office:value-type="float" office:value="0.852312" calcext:value-type="float">
            <text:p>0.852312</text:p>
          </table:table-cell>
          <table:table-cell office:value-type="float" office:value="0.942576" calcext:value-type="float">
            <text:p>0.942576</text:p>
          </table:table-cell>
          <table:table-cell table:number-columns-repeated="7" office:value-type="float" office:value="0.958317" calcext:value-type="float">
            <text:p>0.958317</text:p>
          </table:table-cell>
          <table:table-cell office:value-type="float" office:value="0.892114" calcext:value-type="float">
            <text:p>0.89211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90791" calcext:value-type="float">
            <text:p>0.590791</text:p>
          </table:table-cell>
          <table:table-cell office:value-type="float" office:value="0.621376" calcext:value-type="float">
            <text:p>0.621376</text:p>
          </table:table-cell>
          <table:table-cell office:value-type="float" office:value="0.796173" calcext:value-type="float">
            <text:p>0.796173</text:p>
          </table:table-cell>
          <table:table-cell office:value-type="float" office:value="0.830147" calcext:value-type="float">
            <text:p>0.830147</text:p>
          </table:table-cell>
          <table:table-cell office:value-type="float" office:value="0.93727" calcext:value-type="float">
            <text:p>0.93727</text:p>
          </table:table-cell>
          <table:table-cell table:number-columns-repeated="7" office:value-type="float" office:value="0.958317" calcext:value-type="float">
            <text:p>0.958317</text:p>
          </table:table-cell>
          <table:table-cell office:value-type="float" office:value="0.893487" calcext:value-type="float">
            <text:p>0.893487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03504" calcext:value-type="float">
            <text:p>0.303504</text:p>
          </table:table-cell>
          <table:table-cell office:value-type="float" office:value="0.576155" calcext:value-type="float">
            <text:p>0.576155</text:p>
          </table:table-cell>
          <table:table-cell office:value-type="float" office:value="0.772896" calcext:value-type="float">
            <text:p>0.772896</text:p>
          </table:table-cell>
          <table:table-cell office:value-type="float" office:value="0.835009" calcext:value-type="float">
            <text:p>0.835009</text:p>
          </table:table-cell>
          <table:table-cell office:value-type="float" office:value="0.94256" calcext:value-type="float">
            <text:p>0.94256</text:p>
          </table:table-cell>
          <table:table-cell table:number-columns-repeated="7" office:value-type="float" office:value="0.958317" calcext:value-type="float">
            <text:p>0.958317</text:p>
          </table:table-cell>
          <table:table-cell office:value-type="float" office:value="0.887652" calcext:value-type="float">
            <text:p>0.88765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" calcext:value-type="float">
            <text:p>-1</text:p>
          </table:table-cell>
          <table:table-cell office:value-type="float" office:value="0.416605" calcext:value-type="float">
            <text:p>0.416605</text:p>
          </table:table-cell>
          <table:table-cell office:value-type="float" office:value="0.701879" calcext:value-type="float">
            <text:p>0.701879</text:p>
          </table:table-cell>
          <table:table-cell office:value-type="float" office:value="0.823488" calcext:value-type="float">
            <text:p>0.823488</text:p>
          </table:table-cell>
          <table:table-cell office:value-type="float" office:value="0.920886" calcext:value-type="float">
            <text:p>0.920886</text:p>
          </table:table-cell>
          <table:table-cell table:number-columns-repeated="7" office:value-type="float" office:value="0.958317" calcext:value-type="float">
            <text:p>0.958317</text:p>
          </table:table-cell>
          <table:table-cell office:value-type="float" office:value="0.861276" calcext:value-type="float">
            <text:p>0.861276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21363" calcext:value-type="float">
            <text:p>0.321363</text:p>
          </table:table-cell>
          <table:table-cell office:value-type="float" office:value="0.597883" calcext:value-type="float">
            <text:p>0.597883</text:p>
          </table:table-cell>
          <table:table-cell office:value-type="float" office:value="0.779982" calcext:value-type="float">
            <text:p>0.779982</text:p>
          </table:table-cell>
          <table:table-cell office:value-type="float" office:value="0.868363" calcext:value-type="float">
            <text:p>0.868363</text:p>
          </table:table-cell>
          <table:table-cell office:value-type="float" office:value="0.946094" calcext:value-type="float">
            <text:p>0.946094</text:p>
          </table:table-cell>
          <table:table-cell table:number-columns-repeated="7" office:value-type="float" office:value="0.958317" calcext:value-type="float">
            <text:p>0.958317</text:p>
          </table:table-cell>
          <table:table-cell office:value-type="float" office:value="0.894222" calcext:value-type="float">
            <text:p>0.89422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599295" calcext:value-type="float">
            <text:p>0.599295</text:p>
          </table:table-cell>
          <table:table-cell office:value-type="float" office:value="0.618558" calcext:value-type="float">
            <text:p>0.618558</text:p>
          </table:table-cell>
          <table:table-cell office:value-type="float" office:value="0.846025" calcext:value-type="float">
            <text:p>0.846025</text:p>
          </table:table-cell>
          <table:table-cell office:value-type="float" office:value="0.930447" calcext:value-type="float">
            <text:p>0.930447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910325" calcext:value-type="float">
            <text:p>0.910325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03504" calcext:value-type="float">
            <text:p>0.303504</text:p>
          </table:table-cell>
          <table:table-cell office:value-type="float" office:value="0.587675" calcext:value-type="float">
            <text:p>0.587675</text:p>
          </table:table-cell>
          <table:table-cell office:value-type="float" office:value="0.783385" calcext:value-type="float">
            <text:p>0.783385</text:p>
          </table:table-cell>
          <table:table-cell office:value-type="float" office:value="0.939127" calcext:value-type="float">
            <text:p>0.939127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901841" calcext:value-type="float">
            <text:p>0.90184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120678" calcext:value-type="float">
            <text:p>0.120678</text:p>
          </table:table-cell>
          <table:table-cell office:value-type="float" office:value="0.54552" calcext:value-type="float">
            <text:p>0.54552</text:p>
          </table:table-cell>
          <table:table-cell office:value-type="float" office:value="0.804883" calcext:value-type="float">
            <text:p>0.804883</text:p>
          </table:table-cell>
          <table:table-cell office:value-type="float" office:value="0.943488" calcext:value-type="float">
            <text:p>0.943488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900211" calcext:value-type="float">
            <text:p>0.90021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604287" calcext:value-type="float">
            <text:p>0.604287</text:p>
          </table:table-cell>
          <table:table-cell office:value-type="float" office:value="0.671447" calcext:value-type="float">
            <text:p>0.671447</text:p>
          </table:table-cell>
          <table:table-cell office:value-type="float" office:value="0.894601" calcext:value-type="float">
            <text:p>0.894601</text:p>
          </table:table-cell>
          <table:table-cell table:number-columns-repeated="9" office:value-type="float" office:value="0.958317" calcext:value-type="float">
            <text:p>0.958317</text:p>
          </table:table-cell>
          <table:table-cell office:value-type="float" office:value="0.923258" calcext:value-type="float">
            <text:p>0.923258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04287" calcext:value-type="float">
            <text:p>0.604287</text:p>
          </table:table-cell>
          <table:table-cell office:value-type="float" office:value="0.614949" calcext:value-type="float">
            <text:p>0.614949</text:p>
          </table:table-cell>
          <table:table-cell office:value-type="float" office:value="0.824007" calcext:value-type="float">
            <text:p>0.824007</text:p>
          </table:table-cell>
          <table:table-cell office:value-type="float" office:value="0.951898" calcext:value-type="float">
            <text:p>0.951898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909907" calcext:value-type="float">
            <text:p>0.909907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" calcext:value-type="float">
            <text:p>-1</text:p>
          </table:table-cell>
          <table:table-cell office:value-type="float" office:value="0.502274" calcext:value-type="float">
            <text:p>0.502274</text:p>
          </table:table-cell>
          <table:table-cell office:value-type="float" office:value="0.796537" calcext:value-type="float">
            <text:p>0.796537</text:p>
          </table:table-cell>
          <table:table-cell table:number-columns-repeated="9" office:value-type="float" office:value="0.958317" calcext:value-type="float">
            <text:p>0.958317</text:p>
          </table:table-cell>
          <table:table-cell office:value-type="float" office:value="0.896535" calcext:value-type="float">
            <text:p>0.896535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" calcext:value-type="float">
            <text:p>-1</text:p>
          </table:table-cell>
          <table:table-cell office:value-type="float" office:value="0.496333" calcext:value-type="float">
            <text:p>0.496333</text:p>
          </table:table-cell>
          <table:table-cell office:value-type="float" office:value="0.654419" calcext:value-type="float">
            <text:p>0.654419</text:p>
          </table:table-cell>
          <table:table-cell office:value-type="float" office:value="0.860996" calcext:value-type="float">
            <text:p>0.860996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871997" calcext:value-type="float">
            <text:p>0.871997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471405" calcext:value-type="float">
            <text:p>0.471405</text:p>
          </table:table-cell>
          <table:table-cell office:value-type="float" office:value="0.588956" calcext:value-type="float">
            <text:p>0.588956</text:p>
          </table:table-cell>
          <table:table-cell office:value-type="float" office:value="0.690592" calcext:value-type="float">
            <text:p>0.690592</text:p>
          </table:table-cell>
          <table:table-cell office:value-type="float" office:value="0.912927" calcext:value-type="float">
            <text:p>0.912927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890069" calcext:value-type="float">
            <text:p>0.89006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89256" calcext:value-type="float">
            <text:p>0.589256</text:p>
          </table:table-cell>
          <table:table-cell office:value-type="float" office:value="0.603285" calcext:value-type="float">
            <text:p>0.603285</text:p>
          </table:table-cell>
          <table:table-cell office:value-type="float" office:value="0.608744" calcext:value-type="float">
            <text:p>0.608744</text:p>
          </table:table-cell>
          <table:table-cell office:value-type="float" office:value="0.748938" calcext:value-type="float">
            <text:p>0.748938</text:p>
          </table:table-cell>
          <table:table-cell office:value-type="float" office:value="0.939571" calcext:value-type="float">
            <text:p>0.939571</text:p>
          </table:table-cell>
          <table:table-cell table:number-columns-repeated="7" office:value-type="float" office:value="0.958317" calcext:value-type="float">
            <text:p>0.958317</text:p>
          </table:table-cell>
          <table:table-cell office:value-type="float" office:value="0.865044" calcext:value-type="float">
            <text:p>0.86504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549226" calcext:value-type="float">
            <text:p>0.549226</text:p>
          </table:table-cell>
          <table:table-cell office:value-type="float" office:value="0.595944" calcext:value-type="float">
            <text:p>0.595944</text:p>
          </table:table-cell>
          <table:table-cell office:value-type="float" office:value="0.605904" calcext:value-type="float">
            <text:p>0.605904</text:p>
          </table:table-cell>
          <table:table-cell office:value-type="float" office:value="0.749928" calcext:value-type="float">
            <text:p>0.749928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865999" calcext:value-type="float">
            <text:p>0.86599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43956" calcext:value-type="float">
            <text:p>0.343956</text:p>
          </table:table-cell>
          <table:table-cell office:value-type="float" office:value="0.582259" calcext:value-type="float">
            <text:p>0.582259</text:p>
          </table:table-cell>
          <table:table-cell office:value-type="float" office:value="0.604826" calcext:value-type="float">
            <text:p>0.604826</text:p>
          </table:table-cell>
          <table:table-cell office:value-type="float" office:value="0.675515" calcext:value-type="float">
            <text:p>0.675515</text:p>
          </table:table-cell>
          <table:table-cell office:value-type="float" office:value="0.954437" calcext:value-type="float">
            <text:p>0.954437</text:p>
          </table:table-cell>
          <table:table-cell table:number-columns-repeated="7" office:value-type="float" office:value="0.958317" calcext:value-type="float">
            <text:p>0.958317</text:p>
          </table:table-cell>
          <table:table-cell office:value-type="float" office:value="0.856694" calcext:value-type="float">
            <text:p>0.856694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120678" calcext:value-type="float">
            <text:p>0.120678</text:p>
          </table:table-cell>
          <table:table-cell office:value-type="float" office:value="0.568376" calcext:value-type="float">
            <text:p>0.568376</text:p>
          </table:table-cell>
          <table:table-cell office:value-type="float" office:value="0.605904" calcext:value-type="float">
            <text:p>0.605904</text:p>
          </table:table-cell>
          <table:table-cell office:value-type="float" office:value="0.851044" calcext:value-type="float">
            <text:p>0.851044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873354" calcext:value-type="float">
            <text:p>0.87335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569202" calcext:value-type="float">
            <text:p>0.569202</text:p>
          </table:table-cell>
          <table:table-cell office:value-type="float" office:value="0.601948" calcext:value-type="float">
            <text:p>0.601948</text:p>
          </table:table-cell>
          <table:table-cell office:value-type="float" office:value="0.686858" calcext:value-type="float">
            <text:p>0.686858</text:p>
          </table:table-cell>
          <table:table-cell office:value-type="float" office:value="0.944382" calcext:value-type="float">
            <text:p>0.944382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894141" calcext:value-type="float">
            <text:p>0.89414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" calcext:value-type="float">
            <text:p>-1</text:p>
          </table:table-cell>
          <table:table-cell office:value-type="float" office:value="0.593478" calcext:value-type="float">
            <text:p>0.593478</text:p>
          </table:table-cell>
          <table:table-cell office:value-type="float" office:value="0.940898" calcext:value-type="float">
            <text:p>0.940898</text:p>
          </table:table-cell>
          <table:table-cell table:number-columns-repeated="9" office:value-type="float" office:value="0.958317" calcext:value-type="float">
            <text:p>0.958317</text:p>
          </table:table-cell>
          <table:table-cell office:value-type="float" office:value="0.920091" calcext:value-type="float">
            <text:p>0.92009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604287" calcext:value-type="float">
            <text:p>0.604287</text:p>
          </table:table-cell>
          <table:table-cell office:value-type="float" office:value="0.61006" calcext:value-type="float">
            <text:p>0.61006</text:p>
          </table:table-cell>
          <table:table-cell office:value-type="float" office:value="0.875385" calcext:value-type="float">
            <text:p>0.875385</text:p>
          </table:table-cell>
          <table:table-cell office:value-type="float" office:value="0.95135" calcext:value-type="float">
            <text:p>0.95135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914501" calcext:value-type="float">
            <text:p>0.91450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280976" calcext:value-type="float">
            <text:p>0.280976</text:p>
          </table:table-cell>
          <table:table-cell office:value-type="float" office:value="0.582733" calcext:value-type="float">
            <text:p>0.582733</text:p>
          </table:table-cell>
          <table:table-cell office:value-type="float" office:value="0.620324" calcext:value-type="float">
            <text:p>0.620324</text:p>
          </table:table-cell>
          <table:table-cell office:value-type="float" office:value="0.920487" calcext:value-type="float">
            <text:p>0.920487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883176" calcext:value-type="float">
            <text:p>0.883176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193649" calcext:value-type="float">
            <text:p>0.193649</text:p>
          </table:table-cell>
          <table:table-cell office:value-type="float" office:value="0.573241" calcext:value-type="float">
            <text:p>0.573241</text:p>
          </table:table-cell>
          <table:table-cell office:value-type="float" office:value="0.614833" calcext:value-type="float">
            <text:p>0.614833</text:p>
          </table:table-cell>
          <table:table-cell office:value-type="float" office:value="0.791755" calcext:value-type="float">
            <text:p>0.791755</text:p>
          </table:table-cell>
          <table:table-cell office:value-type="float" office:value="0.950514" calcext:value-type="float">
            <text:p>0.950514</text:p>
          </table:table-cell>
          <table:table-cell table:number-columns-repeated="7" office:value-type="float" office:value="0.958317" calcext:value-type="float">
            <text:p>0.958317</text:p>
          </table:table-cell>
          <table:table-cell office:value-type="float" office:value="0.868024" calcext:value-type="float">
            <text:p>0.868024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" calcext:value-type="float">
            <text:p>-1</text:p>
          </table:table-cell>
          <table:table-cell office:value-type="float" office:value="0.440571" calcext:value-type="float">
            <text:p>0.440571</text:p>
          </table:table-cell>
          <table:table-cell office:value-type="float" office:value="0.631707" calcext:value-type="float">
            <text:p>0.631707</text:p>
          </table:table-cell>
          <table:table-cell office:value-type="float" office:value="0.846946" calcext:value-type="float">
            <text:p>0.846946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862744" calcext:value-type="float">
            <text:p>0.86274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569922" calcext:value-type="float">
            <text:p>0.569922</text:p>
          </table:table-cell>
          <table:table-cell office:value-type="float" office:value="0.644379" calcext:value-type="float">
            <text:p>0.644379</text:p>
          </table:table-cell>
          <table:table-cell office:value-type="float" office:value="0.854073" calcext:value-type="float">
            <text:p>0.854073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877659" calcext:value-type="float">
            <text:p>0.877659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500089" calcext:value-type="float">
            <text:p>0.500089</text:p>
          </table:table-cell>
          <table:table-cell office:value-type="float" office:value="0.618411" calcext:value-type="float">
            <text:p>0.618411</text:p>
          </table:table-cell>
          <table:table-cell office:value-type="float" office:value="0.688109" calcext:value-type="float">
            <text:p>0.688109</text:p>
          </table:table-cell>
          <table:table-cell office:value-type="float" office:value="0.923843" calcext:value-type="float">
            <text:p>0.923843</text:p>
          </table:table-cell>
          <table:table-cell table:number-columns-repeated="7" office:value-type="float" office:value="0.958317" calcext:value-type="float">
            <text:p>0.958317</text:p>
          </table:table-cell>
          <table:table-cell office:value-type="float" office:value="0.848035" calcext:value-type="float">
            <text:p>0.84803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279654" calcext:value-type="float">
            <text:p>0.279654</text:p>
          </table:table-cell>
          <table:table-cell office:value-type="float" office:value="0.5694" calcext:value-type="float">
            <text:p>0.5694</text:p>
          </table:table-cell>
          <table:table-cell office:value-type="float" office:value="0.628948" calcext:value-type="float">
            <text:p>0.628948</text:p>
          </table:table-cell>
          <table:table-cell office:value-type="float" office:value="0.802177" calcext:value-type="float">
            <text:p>0.802177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870874" calcext:value-type="float">
            <text:p>0.870874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" calcext:value-type="float">
            <text:p>-1</text:p>
          </table:table-cell>
          <table:table-cell office:value-type="float" office:value="0.451474" calcext:value-type="float">
            <text:p>0.451474</text:p>
          </table:table-cell>
          <table:table-cell office:value-type="float" office:value="0.637307" calcext:value-type="float">
            <text:p>0.637307</text:p>
          </table:table-cell>
          <table:table-cell office:value-type="float" office:value="0.828309" calcext:value-type="float">
            <text:p>0.828309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862531" calcext:value-type="float">
            <text:p>0.86253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" calcext:value-type="float">
            <text:p>-1</text:p>
          </table:table-cell>
          <table:table-cell office:value-type="float" office:value="0.463075" calcext:value-type="float">
            <text:p>0.463075</text:p>
          </table:table-cell>
          <table:table-cell office:value-type="float" office:value="0.721231" calcext:value-type="float">
            <text:p>0.721231</text:p>
          </table:table-cell>
          <table:table-cell office:value-type="float" office:value="0.907058" calcext:value-type="float">
            <text:p>0.907058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879958" calcext:value-type="float">
            <text:p>0.879958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" calcext:value-type="float">
            <text:p>-1</text:p>
          </table:table-cell>
          <table:table-cell office:value-type="float" office:value="0.449535" calcext:value-type="float">
            <text:p>0.449535</text:p>
          </table:table-cell>
          <table:table-cell office:value-type="float" office:value="0.680539" calcext:value-type="float">
            <text:p>0.680539</text:p>
          </table:table-cell>
          <table:table-cell office:value-type="float" office:value="0.870057" calcext:value-type="float">
            <text:p>0.870057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870835" calcext:value-type="float">
            <text:p>0.87083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20678" calcext:value-type="float">
            <text:p>0.120678</text:p>
          </table:table-cell>
          <table:table-cell office:value-type="float" office:value="0.529552" calcext:value-type="float">
            <text:p>0.529552</text:p>
          </table:table-cell>
          <table:table-cell office:value-type="float" office:value="0.672623" calcext:value-type="float">
            <text:p>0.672623</text:p>
          </table:table-cell>
          <table:table-cell office:value-type="float" office:value="0.83633" calcext:value-type="float">
            <text:p>0.83633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874672" calcext:value-type="float">
            <text:p>0.874672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495151" calcext:value-type="float">
            <text:p>0.495151</text:p>
          </table:table-cell>
          <table:table-cell office:value-type="float" office:value="0.638362" calcext:value-type="float">
            <text:p>0.638362</text:p>
          </table:table-cell>
          <table:table-cell office:value-type="float" office:value="0.742688" calcext:value-type="float">
            <text:p>0.742688</text:p>
          </table:table-cell>
          <table:table-cell office:value-type="float" office:value="0.919626" calcext:value-type="float">
            <text:p>0.919626</text:p>
          </table:table-cell>
          <table:table-cell table:number-columns-repeated="7" office:value-type="float" office:value="0.958317" calcext:value-type="float">
            <text:p>0.958317</text:p>
          </table:table-cell>
          <table:table-cell office:value-type="float" office:value="0.854573" calcext:value-type="float">
            <text:p>0.854573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" calcext:value-type="float">
            <text:p>-1</text:p>
          </table:table-cell>
          <table:table-cell office:value-type="float" office:value="0.316251" calcext:value-type="float">
            <text:p>0.316251</text:p>
          </table:table-cell>
          <table:table-cell office:value-type="float" office:value="0.625188" calcext:value-type="float">
            <text:p>0.625188</text:p>
          </table:table-cell>
          <table:table-cell office:value-type="float" office:value="0.672546" calcext:value-type="float">
            <text:p>0.672546</text:p>
          </table:table-cell>
          <table:table-cell office:value-type="float" office:value="0.863489" calcext:value-type="float">
            <text:p>0.863489</text:p>
          </table:table-cell>
          <table:table-cell table:number-columns-repeated="7" office:value-type="float" office:value="0.958317" calcext:value-type="float">
            <text:p>0.958317</text:p>
          </table:table-cell>
          <table:table-cell office:value-type="float" office:value="0.822738" calcext:value-type="float">
            <text:p>0.822738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" calcext:value-type="float">
            <text:p>-1</text:p>
          </table:table-cell>
          <table:table-cell office:value-type="float" office:value="0.379963" calcext:value-type="float">
            <text:p>0.379963</text:p>
          </table:table-cell>
          <table:table-cell office:value-type="float" office:value="0.622329" calcext:value-type="float">
            <text:p>0.622329</text:p>
          </table:table-cell>
          <table:table-cell office:value-type="float" office:value="0.658131" calcext:value-type="float">
            <text:p>0.658131</text:p>
          </table:table-cell>
          <table:table-cell office:value-type="float" office:value="0.835783" calcext:value-type="float">
            <text:p>0.835783</text:p>
          </table:table-cell>
          <table:table-cell office:value-type="float" office:value="0.948503" calcext:value-type="float">
            <text:p>0.948503</text:p>
          </table:table-cell>
          <table:table-cell table:number-columns-repeated="6" office:value-type="float" office:value="0.958317" calcext:value-type="float">
            <text:p>0.958317</text:p>
          </table:table-cell>
          <table:table-cell office:value-type="float" office:value="0.823629" calcext:value-type="float">
            <text:p>0.82362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265165" calcext:value-type="float">
            <text:p>0.265165</text:p>
          </table:table-cell>
          <table:table-cell office:value-type="float" office:value="0.570014" calcext:value-type="float">
            <text:p>0.570014</text:p>
          </table:table-cell>
          <table:table-cell office:value-type="float" office:value="0.635074" calcext:value-type="float">
            <text:p>0.635074</text:p>
          </table:table-cell>
          <table:table-cell office:value-type="float" office:value="0.744721" calcext:value-type="float">
            <text:p>0.744721</text:p>
          </table:table-cell>
          <table:table-cell office:value-type="float" office:value="0.942596" calcext:value-type="float">
            <text:p>0.942596</text:p>
          </table:table-cell>
          <table:table-cell table:number-columns-repeated="7" office:value-type="float" office:value="0.958317" calcext:value-type="float">
            <text:p>0.958317</text:p>
          </table:table-cell>
          <table:table-cell office:value-type="float" office:value="0.864231" calcext:value-type="float">
            <text:p>0.86423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549226" calcext:value-type="float">
            <text:p>0.549226</text:p>
          </table:table-cell>
          <table:table-cell office:value-type="float" office:value="0.598856" calcext:value-type="float">
            <text:p>0.598856</text:p>
          </table:table-cell>
          <table:table-cell office:value-type="float" office:value="0.681676" calcext:value-type="float">
            <text:p>0.681676</text:p>
          </table:table-cell>
          <table:table-cell office:value-type="float" office:value="0.883038" calcext:value-type="float">
            <text:p>0.883038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887179" calcext:value-type="float">
            <text:p>0.88717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522658" calcext:value-type="float">
            <text:p>0.522658</text:p>
          </table:table-cell>
          <table:table-cell office:value-type="float" office:value="0.642373" calcext:value-type="float">
            <text:p>0.642373</text:p>
          </table:table-cell>
          <table:table-cell office:value-type="float" office:value="0.844798" calcext:value-type="float">
            <text:p>0.844798</text:p>
          </table:table-cell>
          <table:table-cell office:value-type="float" office:value="0.954686" calcext:value-type="float">
            <text:p>0.954686</text:p>
          </table:table-cell>
          <table:table-cell table:number-columns-repeated="7" office:value-type="float" office:value="0.958317" calcext:value-type="float">
            <text:p>0.958317</text:p>
          </table:table-cell>
          <table:table-cell office:value-type="float" office:value="0.871442" calcext:value-type="float">
            <text:p>0.87144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49734" calcext:value-type="float">
            <text:p>0.49734</text:p>
          </table:table-cell>
          <table:table-cell office:value-type="float" office:value="0.634794" calcext:value-type="float">
            <text:p>0.634794</text:p>
          </table:table-cell>
          <table:table-cell office:value-type="float" office:value="0.864016" calcext:value-type="float">
            <text:p>0.864016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870437" calcext:value-type="float">
            <text:p>0.870437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" calcext:value-type="float">
            <text:p>-1</text:p>
          </table:table-cell>
          <table:table-cell office:value-type="float" office:value="0.475339" calcext:value-type="float">
            <text:p>0.475339</text:p>
          </table:table-cell>
          <table:table-cell office:value-type="float" office:value="0.719394" calcext:value-type="float">
            <text:p>0.719394</text:p>
          </table:table-cell>
          <table:table-cell office:value-type="float" office:value="0.930544" calcext:value-type="float">
            <text:p>0.930544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88335" calcext:value-type="float">
            <text:p>0.8833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405331" calcext:value-type="float">
            <text:p>0.405331</text:p>
          </table:table-cell>
          <table:table-cell office:value-type="float" office:value="0.583344" calcext:value-type="float">
            <text:p>0.583344</text:p>
          </table:table-cell>
          <table:table-cell office:value-type="float" office:value="0.709268" calcext:value-type="float">
            <text:p>0.709268</text:p>
          </table:table-cell>
          <table:table-cell office:value-type="float" office:value="0.926363" calcext:value-type="float">
            <text:p>0.926363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892719" calcext:value-type="float">
            <text:p>0.892719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549226" calcext:value-type="float">
            <text:p>0.549226</text:p>
          </table:table-cell>
          <table:table-cell office:value-type="float" office:value="0.620742" calcext:value-type="float">
            <text:p>0.620742</text:p>
          </table:table-cell>
          <table:table-cell office:value-type="float" office:value="0.909329" calcext:value-type="float">
            <text:p>0.909329</text:p>
          </table:table-cell>
          <table:table-cell table:number-columns-repeated="9" office:value-type="float" office:value="0.958317" calcext:value-type="float">
            <text:p>0.958317</text:p>
          </table:table-cell>
          <table:table-cell office:value-type="float" office:value="0.919661" calcext:value-type="float">
            <text:p>0.91966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28044" calcext:value-type="float">
            <text:p>0.28044</text:p>
          </table:table-cell>
          <table:table-cell office:value-type="float" office:value="0.542157" calcext:value-type="float">
            <text:p>0.542157</text:p>
          </table:table-cell>
          <table:table-cell office:value-type="float" office:value="0.68363" calcext:value-type="float">
            <text:p>0.68363</text:p>
          </table:table-cell>
          <table:table-cell office:value-type="float" office:value="0.944382" calcext:value-type="float">
            <text:p>0.944382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887839" calcext:value-type="float">
            <text:p>0.887839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" calcext:value-type="float">
            <text:p>-1</text:p>
          </table:table-cell>
          <table:table-cell office:value-type="float" office:value="0.474117" calcext:value-type="float">
            <text:p>0.474117</text:p>
          </table:table-cell>
          <table:table-cell office:value-type="float" office:value="0.676339" calcext:value-type="float">
            <text:p>0.676339</text:p>
          </table:table-cell>
          <table:table-cell office:value-type="float" office:value="0.911049" calcext:value-type="float">
            <text:p>0.911049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876972" calcext:value-type="float">
            <text:p>0.876972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17376" calcext:value-type="float">
            <text:p>0.017376</text:p>
          </table:table-cell>
          <table:table-cell office:value-type="float" office:value="0.52783" calcext:value-type="float">
            <text:p>0.52783</text:p>
          </table:table-cell>
          <table:table-cell office:value-type="float" office:value="0.787574" calcext:value-type="float">
            <text:p>0.787574</text:p>
          </table:table-cell>
          <table:table-cell office:value-type="float" office:value="0.947866" calcext:value-type="float">
            <text:p>0.947866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897149" calcext:value-type="float">
            <text:p>0.897149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458608" calcext:value-type="float">
            <text:p>0.458608</text:p>
          </table:table-cell>
          <table:table-cell office:value-type="float" office:value="0.594766" calcext:value-type="float">
            <text:p>0.594766</text:p>
          </table:table-cell>
          <table:table-cell office:value-type="float" office:value="0.803737" calcext:value-type="float">
            <text:p>0.803737</text:p>
          </table:table-cell>
          <table:table-cell table:number-columns-repeated="9" office:value-type="float" office:value="0.958317" calcext:value-type="float">
            <text:p>0.958317</text:p>
          </table:table-cell>
          <table:table-cell office:value-type="float" office:value="0.906504" calcext:value-type="float">
            <text:p>0.90650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96825" calcext:value-type="float">
            <text:p>0.496825</text:p>
          </table:table-cell>
          <table:table-cell office:value-type="float" office:value="0.600454" calcext:value-type="float">
            <text:p>0.600454</text:p>
          </table:table-cell>
          <table:table-cell office:value-type="float" office:value="0.72292" calcext:value-type="float">
            <text:p>0.72292</text:p>
          </table:table-cell>
          <table:table-cell office:value-type="float" office:value="0.919616" calcext:value-type="float">
            <text:p>0.919616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895121" calcext:value-type="float">
            <text:p>0.89512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49226" calcext:value-type="float">
            <text:p>0.549226</text:p>
          </table:table-cell>
          <table:table-cell office:value-type="float" office:value="0.600616" calcext:value-type="float">
            <text:p>0.600616</text:p>
          </table:table-cell>
          <table:table-cell office:value-type="float" office:value="0.661497" calcext:value-type="float">
            <text:p>0.661497</text:p>
          </table:table-cell>
          <table:table-cell office:value-type="float" office:value="0.91413" calcext:value-type="float">
            <text:p>0.91413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888446" calcext:value-type="float">
            <text:p>0.888446</text:p>
          </table:table-cell>
          <table:table-cell>
            <draw:frame draw:z-index="0" draw:style-name="gr1" draw:text-style-name="P1" svg:width="22.348cm" svg:height="12.57cm" svg:x="0.003cm" svg:y="0.001cm">
              <draw:object draw:notify-on-update-of-ranges="mcc.A2:mcc.A201 mcc.C1:mcc.C1 mcc.C2:mcc.C201 mcc.D1:mcc.D1 mcc.D2:mcc.D201 mcc.E1:mcc.E1 mcc.E2:mcc.E201 mcc.F1:mcc.F1 mcc.F2:mcc.F201 mcc.G1:mcc.G1 mcc.G2:mcc.G201 mcc.H1:mcc.H1 mcc.H2:mcc.H201 mcc.I1:mcc.I1 mcc.I2:mcc.I201 mcc.J1:mcc.J1 mcc.J2:mcc.J201 mcc.K1:mcc.K1 mcc.K2:mcc.K201 mcc.L1:mcc.L1 mcc.L2:mcc.L201 mcc.M1:mcc.M1 mcc.M2:mcc.M201 mcc.N1:mcc.N1 mcc.N2:mcc.N2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549226" calcext:value-type="float">
            <text:p>0.549226</text:p>
          </table:table-cell>
          <table:table-cell office:value-type="float" office:value="0.601155" calcext:value-type="float">
            <text:p>0.601155</text:p>
          </table:table-cell>
          <table:table-cell office:value-type="float" office:value="0.708153" calcext:value-type="float">
            <text:p>0.708153</text:p>
          </table:table-cell>
          <table:table-cell office:value-type="float" office:value="0.956546" calcext:value-type="float">
            <text:p>0.956546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897407" calcext:value-type="float">
            <text:p>0.897407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549226" calcext:value-type="float">
            <text:p>0.549226</text:p>
          </table:table-cell>
          <table:table-cell office:value-type="float" office:value="0.600767" calcext:value-type="float">
            <text:p>0.600767</text:p>
          </table:table-cell>
          <table:table-cell office:value-type="float" office:value="0.728344" calcext:value-type="float">
            <text:p>0.728344</text:p>
          </table:table-cell>
          <table:table-cell table:number-columns-repeated="9" office:value-type="float" office:value="0.958317" calcext:value-type="float">
            <text:p>0.958317</text:p>
          </table:table-cell>
          <table:table-cell office:value-type="float" office:value="0.899565" calcext:value-type="float">
            <text:p>0.899565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20678" calcext:value-type="float">
            <text:p>0.120678</text:p>
          </table:table-cell>
          <table:table-cell office:value-type="float" office:value="0.571425" calcext:value-type="float">
            <text:p>0.571425</text:p>
          </table:table-cell>
          <table:table-cell office:value-type="float" office:value="0.95135" calcext:value-type="float">
            <text:p>0.95135</text:p>
          </table:table-cell>
          <table:table-cell table:number-columns-repeated="9" office:value-type="float" office:value="0.958317" calcext:value-type="float">
            <text:p>0.958317</text:p>
          </table:table-cell>
          <table:table-cell office:value-type="float" office:value="0.918931" calcext:value-type="float">
            <text:p>0.91893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" calcext:value-type="float">
            <text:p>-1</text:p>
          </table:table-cell>
          <table:table-cell office:value-type="float" office:value="0.452014" calcext:value-type="float">
            <text:p>0.452014</text:p>
          </table:table-cell>
          <table:table-cell office:value-type="float" office:value="0.823778" calcext:value-type="float">
            <text:p>0.823778</text:p>
          </table:table-cell>
          <table:table-cell table:number-columns-repeated="9" office:value-type="float" office:value="0.958317" calcext:value-type="float">
            <text:p>0.958317</text:p>
          </table:table-cell>
          <table:table-cell office:value-type="float" office:value="0.894233" calcext:value-type="float">
            <text:p>0.894233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549226" calcext:value-type="float">
            <text:p>0.549226</text:p>
          </table:table-cell>
          <table:table-cell office:value-type="float" office:value="0.607181" calcext:value-type="float">
            <text:p>0.607181</text:p>
          </table:table-cell>
          <table:table-cell office:value-type="float" office:value="0.855649" calcext:value-type="float">
            <text:p>0.855649</text:p>
          </table:table-cell>
          <table:table-cell table:number-columns-repeated="9" office:value-type="float" office:value="0.958317" calcext:value-type="float">
            <text:p>0.958317</text:p>
          </table:table-cell>
          <table:table-cell office:value-type="float" office:value="0.912937" calcext:value-type="float">
            <text:p>0.91293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604287" calcext:value-type="float">
            <text:p>0.604287</text:p>
          </table:table-cell>
          <table:table-cell office:value-type="float" office:value="0.620436" calcext:value-type="float">
            <text:p>0.620436</text:p>
          </table:table-cell>
          <table:table-cell office:value-type="float" office:value="0.928873" calcext:value-type="float">
            <text:p>0.928873</text:p>
          </table:table-cell>
          <table:table-cell table:number-columns-repeated="9" office:value-type="float" office:value="0.958317" calcext:value-type="float">
            <text:p>0.958317</text:p>
          </table:table-cell>
          <table:table-cell office:value-type="float" office:value="0.921585" calcext:value-type="float">
            <text:p>0.921585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" calcext:value-type="float">
            <text:p>-1</text:p>
          </table:table-cell>
          <table:table-cell office:value-type="float" office:value="0.509833" calcext:value-type="float">
            <text:p>0.509833</text:p>
          </table:table-cell>
          <table:table-cell office:value-type="float" office:value="0.880007" calcext:value-type="float">
            <text:p>0.880007</text:p>
          </table:table-cell>
          <table:table-cell table:number-columns-repeated="9" office:value-type="float" office:value="0.958317" calcext:value-type="float">
            <text:p>0.958317</text:p>
          </table:table-cell>
          <table:table-cell office:value-type="float" office:value="0.905638" calcext:value-type="float">
            <text:p>0.90563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20678" calcext:value-type="float">
            <text:p>0.120678</text:p>
          </table:table-cell>
          <table:table-cell office:value-type="float" office:value="0.551139" calcext:value-type="float">
            <text:p>0.551139</text:p>
          </table:table-cell>
          <table:table-cell office:value-type="float" office:value="0.828633" calcext:value-type="float">
            <text:p>0.828633</text:p>
          </table:table-cell>
          <table:table-cell table:number-columns-repeated="9" office:value-type="float" office:value="0.958317" calcext:value-type="float">
            <text:p>0.958317</text:p>
          </table:table-cell>
          <table:table-cell office:value-type="float" office:value="0.904631" calcext:value-type="float">
            <text:p>0.90463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120678" calcext:value-type="float">
            <text:p>0.120678</text:p>
          </table:table-cell>
          <table:table-cell office:value-type="float" office:value="0.518985" calcext:value-type="float">
            <text:p>0.518985</text:p>
          </table:table-cell>
          <table:table-cell office:value-type="float" office:value="0.84505" calcext:value-type="float">
            <text:p>0.84505</text:p>
          </table:table-cell>
          <table:table-cell table:number-columns-repeated="9" office:value-type="float" office:value="0.958317" calcext:value-type="float">
            <text:p>0.958317</text:p>
          </table:table-cell>
          <table:table-cell office:value-type="float" office:value="0.903057" calcext:value-type="float">
            <text:p>0.903057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" calcext:value-type="float">
            <text:p>-1</text:p>
          </table:table-cell>
          <table:table-cell office:value-type="float" office:value="0.500132" calcext:value-type="float">
            <text:p>0.500132</text:p>
          </table:table-cell>
          <table:table-cell office:value-type="float" office:value="0.80171" calcext:value-type="float">
            <text:p>0.80171</text:p>
          </table:table-cell>
          <table:table-cell table:number-columns-repeated="9" office:value-type="float" office:value="0.958317" calcext:value-type="float">
            <text:p>0.958317</text:p>
          </table:table-cell>
          <table:table-cell office:value-type="float" office:value="0.896838" calcext:value-type="float">
            <text:p>0.896838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120678" calcext:value-type="float">
            <text:p>0.120678</text:p>
          </table:table-cell>
          <table:table-cell office:value-type="float" office:value="0.527013" calcext:value-type="float">
            <text:p>0.527013</text:p>
          </table:table-cell>
          <table:table-cell office:value-type="float" office:value="0.703492" calcext:value-type="float">
            <text:p>0.703492</text:p>
          </table:table-cell>
          <table:table-cell office:value-type="float" office:value="0.899256" calcext:value-type="float">
            <text:p>0.899256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883798" calcext:value-type="float">
            <text:p>0.883798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20678" calcext:value-type="float">
            <text:p>0.120678</text:p>
          </table:table-cell>
          <table:table-cell office:value-type="float" office:value="0.50404" calcext:value-type="float">
            <text:p>0.50404</text:p>
          </table:table-cell>
          <table:table-cell office:value-type="float" office:value="0.755889" calcext:value-type="float">
            <text:p>0.755889</text:p>
          </table:table-cell>
          <table:table-cell office:value-type="float" office:value="0.950558" calcext:value-type="float">
            <text:p>0.950558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891871" calcext:value-type="float">
            <text:p>0.89187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20678" calcext:value-type="float">
            <text:p>0.120678</text:p>
          </table:table-cell>
          <table:table-cell office:value-type="float" office:value="0.560347" calcext:value-type="float">
            <text:p>0.560347</text:p>
          </table:table-cell>
          <table:table-cell office:value-type="float" office:value="0.749171" calcext:value-type="float">
            <text:p>0.749171</text:p>
          </table:table-cell>
          <table:table-cell table:number-columns-repeated="9" office:value-type="float" office:value="0.958317" calcext:value-type="float">
            <text:p>0.958317</text:p>
          </table:table-cell>
          <table:table-cell office:value-type="float" office:value="0.897605" calcext:value-type="float">
            <text:p>0.89760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425373" calcext:value-type="float">
            <text:p>0.425373</text:p>
          </table:table-cell>
          <table:table-cell office:value-type="float" office:value="0.574705" calcext:value-type="float">
            <text:p>0.574705</text:p>
          </table:table-cell>
          <table:table-cell office:value-type="float" office:value="0.721958" calcext:value-type="float">
            <text:p>0.721958</text:p>
          </table:table-cell>
          <table:table-cell office:value-type="float" office:value="0.917467" calcext:value-type="float">
            <text:p>0.917467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892235" calcext:value-type="float">
            <text:p>0.892235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0.528979" calcext:value-type="float">
            <text:p>0.528979</text:p>
          </table:table-cell>
          <table:table-cell office:value-type="float" office:value="0.729923" calcext:value-type="float">
            <text:p>0.729923</text:p>
          </table:table-cell>
          <table:table-cell office:value-type="float" office:value="0.853762" calcext:value-type="float">
            <text:p>0.853762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882088" calcext:value-type="float">
            <text:p>0.88208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0.528742" calcext:value-type="float">
            <text:p>0.528742</text:p>
          </table:table-cell>
          <table:table-cell office:value-type="float" office:value="0.803477" calcext:value-type="float">
            <text:p>0.803477</text:p>
          </table:table-cell>
          <table:table-cell office:value-type="float" office:value="0.887687" calcext:value-type="float">
            <text:p>0.887687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892813" calcext:value-type="float">
            <text:p>0.892813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" calcext:value-type="float">
            <text:p>-1</text:p>
          </table:table-cell>
          <table:table-cell office:value-type="float" office:value="0.231763" calcext:value-type="float">
            <text:p>0.231763</text:p>
          </table:table-cell>
          <table:table-cell office:value-type="float" office:value="0.754203" calcext:value-type="float">
            <text:p>0.754203</text:p>
          </table:table-cell>
          <table:table-cell office:value-type="float" office:value="0.846837" calcext:value-type="float">
            <text:p>0.846837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854102" calcext:value-type="float">
            <text:p>0.85410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371943" calcext:value-type="float">
            <text:p>0.371943</text:p>
          </table:table-cell>
          <table:table-cell office:value-type="float" office:value="0.734302" calcext:value-type="float">
            <text:p>0.734302</text:p>
          </table:table-cell>
          <table:table-cell office:value-type="float" office:value="0.835766" calcext:value-type="float">
            <text:p>0.835766</text:p>
          </table:table-cell>
          <table:table-cell office:value-type="float" office:value="0.909297" calcext:value-type="float">
            <text:p>0.909297</text:p>
          </table:table-cell>
          <table:table-cell table:number-columns-repeated="7" office:value-type="float" office:value="0.958317" calcext:value-type="float">
            <text:p>0.958317</text:p>
          </table:table-cell>
          <table:table-cell office:value-type="float" office:value="0.860121" calcext:value-type="float">
            <text:p>0.86012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597745" calcext:value-type="float">
            <text:p>0.597745</text:p>
          </table:table-cell>
          <table:table-cell office:value-type="float" office:value="0.833538" calcext:value-type="float">
            <text:p>0.833538</text:p>
          </table:table-cell>
          <table:table-cell office:value-type="float" office:value="0.881303" calcext:value-type="float">
            <text:p>0.881303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90208" calcext:value-type="float">
            <text:p>0.90208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" calcext:value-type="float">
            <text:p>-1</text:p>
          </table:table-cell>
          <table:table-cell office:value-type="float" office:value="0.53476" calcext:value-type="float">
            <text:p>0.53476</text:p>
          </table:table-cell>
          <table:table-cell table:number-columns-repeated="2" office:value-type="float" office:value="0.835766" calcext:value-type="float">
            <text:p>0.835766</text:p>
          </table:table-cell>
          <table:table-cell office:value-type="float" office:value="0.936245" calcext:value-type="float">
            <text:p>0.936245</text:p>
          </table:table-cell>
          <table:table-cell table:number-columns-repeated="7" office:value-type="float" office:value="0.958317" calcext:value-type="float">
            <text:p>0.958317</text:p>
          </table:table-cell>
          <table:table-cell office:value-type="float" office:value="0.889244" calcext:value-type="float">
            <text:p>0.88924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434623" calcext:value-type="float">
            <text:p>0.434623</text:p>
          </table:table-cell>
          <table:table-cell office:value-type="float" office:value="0.678861" calcext:value-type="float">
            <text:p>0.678861</text:p>
          </table:table-cell>
          <table:table-cell office:value-type="float" office:value="0.835766" calcext:value-type="float">
            <text:p>0.835766</text:p>
          </table:table-cell>
          <table:table-cell office:value-type="float" office:value="0.849504" calcext:value-type="float">
            <text:p>0.849504</text:p>
          </table:table-cell>
          <table:table-cell office:value-type="float" office:value="0.957321" calcext:value-type="float">
            <text:p>0.957321</text:p>
          </table:table-cell>
          <table:table-cell table:number-columns-repeated="7" office:value-type="float" office:value="0.958317" calcext:value-type="float">
            <text:p>0.958317</text:p>
          </table:table-cell>
          <table:table-cell office:value-type="float" office:value="0.907135" calcext:value-type="float">
            <text:p>0.90713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120678" calcext:value-type="float">
            <text:p>0.120678</text:p>
          </table:table-cell>
          <table:table-cell office:value-type="float" office:value="0.653522" calcext:value-type="float">
            <text:p>0.653522</text:p>
          </table:table-cell>
          <table:table-cell table:number-columns-repeated="2" office:value-type="float" office:value="0.835766" calcext:value-type="float">
            <text:p>0.835766</text:p>
          </table:table-cell>
          <table:table-cell office:value-type="float" office:value="0.927771" calcext:value-type="float">
            <text:p>0.927771</text:p>
          </table:table-cell>
          <table:table-cell table:number-columns-repeated="7" office:value-type="float" office:value="0.958317" calcext:value-type="float">
            <text:p>0.958317</text:p>
          </table:table-cell>
          <table:table-cell office:value-type="float" office:value="0.900273" calcext:value-type="float">
            <text:p>0.900273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11086" calcext:value-type="float">
            <text:p>0.311086</text:p>
          </table:table-cell>
          <table:table-cell office:value-type="float" office:value="0.649702" calcext:value-type="float">
            <text:p>0.649702</text:p>
          </table:table-cell>
          <table:table-cell office:value-type="float" office:value="0.835766" calcext:value-type="float">
            <text:p>0.835766</text:p>
          </table:table-cell>
          <table:table-cell office:value-type="float" office:value="0.868446" calcext:value-type="float">
            <text:p>0.868446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906213" calcext:value-type="float">
            <text:p>0.906213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311086" calcext:value-type="float">
            <text:p>0.311086</text:p>
          </table:table-cell>
          <table:table-cell office:value-type="float" office:value="0.50352" calcext:value-type="float">
            <text:p>0.50352</text:p>
          </table:table-cell>
          <table:table-cell table:number-columns-repeated="2" office:value-type="float" office:value="0.835766" calcext:value-type="float">
            <text:p>0.835766</text:p>
          </table:table-cell>
          <table:table-cell office:value-type="float" office:value="0.901127" calcext:value-type="float">
            <text:p>0.901127</text:p>
          </table:table-cell>
          <table:table-cell table:number-columns-repeated="7" office:value-type="float" office:value="0.958317" calcext:value-type="float">
            <text:p>0.958317</text:p>
          </table:table-cell>
          <table:table-cell office:value-type="float" office:value="0.882608" calcext:value-type="float">
            <text:p>0.88260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34531" calcext:value-type="float">
            <text:p>0.034531</text:p>
          </table:table-cell>
          <table:table-cell office:value-type="float" office:value="0.542425" calcext:value-type="float">
            <text:p>0.542425</text:p>
          </table:table-cell>
          <table:table-cell office:value-type="float" office:value="0.820279" calcext:value-type="float">
            <text:p>0.820279</text:p>
          </table:table-cell>
          <table:table-cell office:value-type="float" office:value="0.835766" calcext:value-type="float">
            <text:p>0.835766</text:p>
          </table:table-cell>
          <table:table-cell office:value-type="float" office:value="0.925637" calcext:value-type="float">
            <text:p>0.925637</text:p>
          </table:table-cell>
          <table:table-cell table:number-columns-repeated="7" office:value-type="float" office:value="0.958317" calcext:value-type="float">
            <text:p>0.958317</text:p>
          </table:table-cell>
          <table:table-cell office:value-type="float" office:value="0.887401" calcext:value-type="float">
            <text:p>0.88740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311086" calcext:value-type="float">
            <text:p>0.311086</text:p>
          </table:table-cell>
          <table:table-cell office:value-type="float" office:value="0.630875" calcext:value-type="float">
            <text:p>0.630875</text:p>
          </table:table-cell>
          <table:table-cell office:value-type="float" office:value="0.835766" calcext:value-type="float">
            <text:p>0.835766</text:p>
          </table:table-cell>
          <table:table-cell office:value-type="float" office:value="0.884786" calcext:value-type="float">
            <text:p>0.884786</text:p>
          </table:table-cell>
          <table:table-cell table:number-columns-repeated="8" office:value-type="float" office:value="0.958317" calcext:value-type="float">
            <text:p>0.958317</text:p>
          </table:table-cell>
          <table:table-cell office:value-type="float" office:value="0.905965" calcext:value-type="float">
            <text:p>0.905965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262445" calcext:value-type="float">
            <text:p>0.262445</text:p>
          </table:table-cell>
          <table:table-cell office:value-type="float" office:value="0.710014" calcext:value-type="float">
            <text:p>0.710014</text:p>
          </table:table-cell>
          <table:table-cell office:value-type="float" office:value="0.860276" calcext:value-type="float">
            <text:p>0.860276</text:p>
          </table:table-cell>
          <table:table-cell table:number-columns-repeated="9" office:value-type="float" office:value="0.958317" calcext:value-type="float">
            <text:p>0.958317</text:p>
          </table:table-cell>
          <table:table-cell office:value-type="float" office:value="0.923683" calcext:value-type="float">
            <text:p>0.92368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/00/0000</text:date>, <text:time style:data-style-name="N2" text:time-value="15:38:04.9162203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8T15:38:28.326720541</dc:date>
    <meta:editing-duration>PT2M16S</meta:editing-duration>
    <meta:editing-cycles>2</meta:editing-cycles>
    <meta:generator>LibreOffice/7.6.2.1$MacOSX_AARCH64 LibreOffice_project/56f7684011345957bbf33a7ee678afaf4d2ba333</meta:generator>
    <meta:document-statistic meta:table-count="1" meta:cell-count="28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05cm" svg:y="3.229cm" style:legend-expansion="high" chart:style-name="ch2"/>
        <chart:plot-area chart:style-name="ch3" table:cell-range-address="mcc.A2:mcc.A201 mcc.C1:mcc.N201" chart:data-source-has-labels="both" svg:x="1.427cm" svg:y="0.251cm" svg:width="17.532cm" svg:height="11.118cm">
          <chart:coordinate-region svg:x="2.298cm" svg:y="0.453cm" svg:width="16.661cm" svg:height="10.716cm"/>
          <chart:axis chart:dimension="x" chart:name="primary-x" chart:style-name="ch4" chartooo:axis-type="auto">
            <chartooo:date-scale/>
            <chart:title svg:x="9.386cm" svg:y="11.62cm" chart:style-name="ch5">
              <text:p>generacija</text:p>
            </chart:title>
            <chart:categories table:cell-range-address="mcc.A2:mcc.A201"/>
          </chart:axis>
          <chart:axis chart:dimension="y" chart:name="primary-y" chart:style-name="ch4">
            <chart:title svg:x="0.451cm" svg:y="6.237cm" chart:style-name="ch6">
              <text:p>MCC</text:p>
            </chart:title>
            <chart:grid chart:style-name="ch7" chart:class="major"/>
          </chart:axis>
          <chart:series chart:style-name="ch8" chart:values-cell-range-address="mcc.C2:mcc.C201" chart:label-cell-address="mcc.C1:mcc.C1" chart:class="chart:line">
            <chart:data-point chart:repeated="200"/>
          </chart:series>
          <chart:series chart:style-name="ch9" chart:values-cell-range-address="mcc.D2:mcc.D201" chart:label-cell-address="mcc.D1:mcc.D1" chart:class="chart:line">
            <chart:data-point chart:repeated="200"/>
          </chart:series>
          <chart:series chart:style-name="ch10" chart:values-cell-range-address="mcc.E2:mcc.E201" chart:label-cell-address="mcc.E1:mcc.E1" chart:class="chart:line">
            <chart:data-point chart:repeated="200"/>
          </chart:series>
          <chart:series chart:style-name="ch11" chart:values-cell-range-address="mcc.F2:mcc.F201" chart:label-cell-address="mcc.F1:mcc.F1" chart:class="chart:line">
            <chart:data-point chart:repeated="200"/>
          </chart:series>
          <chart:series chart:style-name="ch12" chart:values-cell-range-address="mcc.G2:mcc.G201" chart:label-cell-address="mcc.G1:mcc.G1" chart:class="chart:line">
            <chart:data-point chart:repeated="200"/>
          </chart:series>
          <chart:series chart:style-name="ch13" chart:values-cell-range-address="mcc.H2:mcc.H201" chart:label-cell-address="mcc.H1:mcc.H1" chart:class="chart:line">
            <chart:data-point chart:repeated="200"/>
          </chart:series>
          <chart:series chart:style-name="ch14" chart:values-cell-range-address="mcc.I2:mcc.I201" chart:label-cell-address="mcc.I1:mcc.I1" chart:class="chart:line">
            <chart:data-point chart:repeated="200"/>
          </chart:series>
          <chart:series chart:style-name="ch15" chart:values-cell-range-address="mcc.J2:mcc.J201" chart:label-cell-address="mcc.J1:mcc.J1" chart:class="chart:line">
            <chart:data-point chart:repeated="200"/>
          </chart:series>
          <chart:series chart:style-name="ch16" chart:values-cell-range-address="mcc.K2:mcc.K201" chart:label-cell-address="mcc.K1:mcc.K1" chart:class="chart:line">
            <chart:data-point chart:repeated="200"/>
          </chart:series>
          <chart:series chart:style-name="ch17" chart:values-cell-range-address="mcc.L2:mcc.L201" chart:label-cell-address="mcc.L1:mcc.L1" chart:class="chart:line">
            <chart:data-point chart:repeated="200"/>
          </chart:series>
          <chart:series chart:style-name="ch18" chart:values-cell-range-address="mcc.M2:mcc.M201" chart:label-cell-address="mcc.M1:mcc.M1" chart:class="chart:line">
            <chart:data-point chart:repeated="200"/>
          </chart:series>
          <chart:series chart:style-name="ch19" chart:values-cell-range-address="mcc.N2:mcc.N201" chart:label-cell-address="mcc.N1:mcc.N1" chart:class="chart:line">
            <chart:data-point chart:repeated="2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mcc.C1:mcc.C1</svg:desc>
                </draw:g>
              </table:table-cell>
              <table:table-cell office:value-type="string">
                <text:p>10-20%</text:p>
                <draw:g>
                  <svg:desc>mcc.D1:mcc.D1</svg:desc>
                </draw:g>
              </table:table-cell>
              <table:table-cell office:value-type="string">
                <text:p>20-30%</text:p>
                <draw:g>
                  <svg:desc>mcc.E1:mcc.E1</svg:desc>
                </draw:g>
              </table:table-cell>
              <table:table-cell office:value-type="string">
                <text:p>30-40%</text:p>
                <draw:g>
                  <svg:desc>mcc.F1:mcc.F1</svg:desc>
                </draw:g>
              </table:table-cell>
              <table:table-cell office:value-type="string">
                <text:p>40-50%</text:p>
                <draw:g>
                  <svg:desc>mcc.G1:mcc.G1</svg:desc>
                </draw:g>
              </table:table-cell>
              <table:table-cell office:value-type="string">
                <text:p>50-60%</text:p>
                <draw:g>
                  <svg:desc>mcc.H1:mcc.H1</svg:desc>
                </draw:g>
              </table:table-cell>
              <table:table-cell office:value-type="string">
                <text:p>60-70%</text:p>
                <draw:g>
                  <svg:desc>mcc.I1:mcc.I1</svg:desc>
                </draw:g>
              </table:table-cell>
              <table:table-cell office:value-type="string">
                <text:p>70-80%</text:p>
                <draw:g>
                  <svg:desc>mcc.J1:mcc.J1</svg:desc>
                </draw:g>
              </table:table-cell>
              <table:table-cell office:value-type="string">
                <text:p>80-90%</text:p>
                <draw:g>
                  <svg:desc>mcc.K1:mcc.K1</svg:desc>
                </draw:g>
              </table:table-cell>
              <table:table-cell office:value-type="string">
                <text:p>90-100%</text:p>
                <draw:g>
                  <svg:desc>mcc.L1:mcc.L1</svg:desc>
                </draw:g>
              </table:table-cell>
              <table:table-cell office:value-type="string">
                <text:p>Najboljši</text:p>
                <draw:g>
                  <svg:desc>mcc.M1:mcc.M1</svg:desc>
                </draw:g>
              </table:table-cell>
              <table:table-cell office:value-type="string">
                <text:p>Povprečje</text:p>
                <draw:g>
                  <svg:desc>mcc.N1:mcc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cc.A2:mcc.A201</svg:desc>
                </draw:g>
              </table:table-cell>
              <table:table-cell office:value-type="float" office:value="-1">
                <text:p>-1</text:p>
                <draw:g>
                  <svg:desc>mcc.C2:mcc.C201</svg:desc>
                </draw:g>
              </table:table-cell>
              <table:table-cell office:value-type="float" office:value="-1">
                <text:p>-1</text:p>
                <draw:g>
                  <svg:desc>mcc.D2:mcc.D201</svg:desc>
                </draw:g>
              </table:table-cell>
              <table:table-cell office:value-type="float" office:value="-1">
                <text:p>-1</text:p>
                <draw:g>
                  <svg:desc>mcc.E2:mcc.E201</svg:desc>
                </draw:g>
              </table:table-cell>
              <table:table-cell office:value-type="float" office:value="-1">
                <text:p>-1</text:p>
                <draw:g>
                  <svg:desc>mcc.F2:mcc.F201</svg:desc>
                </draw:g>
              </table:table-cell>
              <table:table-cell office:value-type="float" office:value="-1">
                <text:p>-1</text:p>
                <draw:g>
                  <svg:desc>mcc.G2:mcc.G201</svg:desc>
                </draw:g>
              </table:table-cell>
              <table:table-cell office:value-type="float" office:value="-1">
                <text:p>-1</text:p>
                <draw:g>
                  <svg:desc>mcc.H2:mcc.H201</svg:desc>
                </draw:g>
              </table:table-cell>
              <table:table-cell office:value-type="float" office:value="-1">
                <text:p>-1</text:p>
                <draw:g>
                  <svg:desc>mcc.I2:mcc.I201</svg:desc>
                </draw:g>
              </table:table-cell>
              <table:table-cell office:value-type="float" office:value="-1">
                <text:p>-1</text:p>
                <draw:g>
                  <svg:desc>mcc.J2:mcc.J201</svg:desc>
                </draw:g>
              </table:table-cell>
              <table:table-cell office:value-type="float" office:value="-0.714298">
                <text:p>-0.714298</text:p>
                <draw:g>
                  <svg:desc>mcc.K2:mcc.K201</svg:desc>
                </draw:g>
              </table:table-cell>
              <table:table-cell office:value-type="float" office:value="0.214378">
                <text:p>0.214378</text:p>
                <draw:g>
                  <svg:desc>mcc.L2:mcc.L201</svg:desc>
                </draw:g>
              </table:table-cell>
              <table:table-cell office:value-type="float" office:value="0.612372">
                <text:p>0.612372</text:p>
                <draw:g>
                  <svg:desc>mcc.M2:mcc.M201</svg:desc>
                </draw:g>
              </table:table-cell>
              <table:table-cell office:value-type="float" office:value="-0.849992">
                <text:p>-0.849992</text:p>
                <draw:g>
                  <svg:desc>mcc.N2:mcc.N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685442">
                <text:p>-0.685442</text:p>
              </table:table-cell>
              <table:table-cell office:value-type="float" office:value="-0.328328">
                <text:p>-0.328328</text:p>
              </table:table-cell>
              <table:table-cell office:value-type="float" office:value="-0.008903">
                <text:p>-0.008903</text:p>
              </table:table-cell>
              <table:table-cell office:value-type="float" office:value="0.010399">
                <text:p>0.010399</text:p>
              </table:table-cell>
              <table:table-cell office:value-type="float" office:value="0.149128">
                <text:p>0.149128</text:p>
              </table:table-cell>
              <table:table-cell office:value-type="float" office:value="0.394905">
                <text:p>0.394905</text:p>
              </table:table-cell>
              <table:table-cell office:value-type="float" office:value="0.598486">
                <text:p>0.59848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-0.125738">
                <text:p>-0.12573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537055">
                <text:p>-0.537055</text:p>
              </table:table-cell>
              <table:table-cell office:value-type="float" office:value="-0.004604">
                <text:p>-0.004604</text:p>
              </table:table-cell>
              <table:table-cell office:value-type="float" office:value="0.06532">
                <text:p>0.06532</text:p>
              </table:table-cell>
              <table:table-cell office:value-type="float" office:value="0.259202">
                <text:p>0.259202</text:p>
              </table:table-cell>
              <table:table-cell office:value-type="float" office:value="0.498465">
                <text:p>0.498465</text:p>
              </table:table-cell>
              <table:table-cell office:value-type="float" office:value="0.602055">
                <text:p>0.60205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9441">
                <text:p>0.619441</text:p>
              </table:table-cell>
              <table:table-cell office:value-type="float" office:value="0.6754">
                <text:p>0.6754</text:p>
              </table:table-cell>
              <table:table-cell office:value-type="float" office:value="0.01152">
                <text:p>0.0115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-0.684345">
                <text:p>-0.684345</text:p>
              </table:table-cell>
              <table:table-cell office:value-type="float" office:value="0.025754">
                <text:p>0.025754</text:p>
              </table:table-cell>
              <table:table-cell office:value-type="float" office:value="0.194236">
                <text:p>0.194236</text:p>
              </table:table-cell>
              <table:table-cell office:value-type="float" office:value="0.372731">
                <text:p>0.372731</text:p>
              </table:table-cell>
              <table:table-cell office:value-type="float" office:value="0.550406">
                <text:p>0.550406</text:p>
              </table:table-cell>
              <table:table-cell office:value-type="float" office:value="0.594486">
                <text:p>0.59448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3643">
                <text:p>0.623643</text:p>
              </table:table-cell>
              <table:table-cell office:value-type="float" office:value="0.6754">
                <text:p>0.6754</text:p>
              </table:table-cell>
              <table:table-cell office:value-type="float" office:value="0.190166">
                <text:p>0.1901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086668">
                <text:p>-0.086668</text:p>
              </table:table-cell>
              <table:table-cell office:value-type="float" office:value="0.222414">
                <text:p>0.222414</text:p>
              </table:table-cell>
              <table:table-cell office:value-type="float" office:value="0.442206">
                <text:p>0.442206</text:p>
              </table:table-cell>
              <table:table-cell office:value-type="float" office:value="0.572431">
                <text:p>0.572431</text:p>
              </table:table-cell>
              <table:table-cell office:value-type="float" office:value="0.603506">
                <text:p>0.60350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0776">
                <text:p>0.620776</text:p>
              </table:table-cell>
              <table:table-cell office:value-type="float" office:value="0.6754">
                <text:p>0.6754</text:p>
              </table:table-cell>
              <table:table-cell office:value-type="float" office:value="0.159941">
                <text:p>0.15994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-0.727515">
                <text:p>-0.727515</text:p>
              </table:table-cell>
              <table:table-cell office:value-type="float" office:value="0.083083">
                <text:p>0.083083</text:p>
              </table:table-cell>
              <table:table-cell office:value-type="float" office:value="0.259572">
                <text:p>0.259572</text:p>
              </table:table-cell>
              <table:table-cell office:value-type="float" office:value="0.46246">
                <text:p>0.46246</text:p>
              </table:table-cell>
              <table:table-cell office:value-type="float" office:value="0.576948">
                <text:p>0.576948</text:p>
              </table:table-cell>
              <table:table-cell office:value-type="float" office:value="0.60678">
                <text:p>0.6067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4978">
                <text:p>0.624978</text:p>
              </table:table-cell>
              <table:table-cell office:value-type="float" office:value="0.6754">
                <text:p>0.6754</text:p>
              </table:table-cell>
              <table:table-cell office:value-type="float" office:value="0.211105">
                <text:p>0.21110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-0.31299">
                <text:p>-0.31299</text:p>
              </table:table-cell>
              <table:table-cell office:value-type="float" office:value="0.170276">
                <text:p>0.170276</text:p>
              </table:table-cell>
              <table:table-cell office:value-type="float" office:value="0.403606">
                <text:p>0.403606</text:p>
              </table:table-cell>
              <table:table-cell office:value-type="float" office:value="0.559504">
                <text:p>0.559504</text:p>
              </table:table-cell>
              <table:table-cell office:value-type="float" office:value="0.598352">
                <text:p>0.59835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37181">
                <text:p>0.637181</text:p>
              </table:table-cell>
              <table:table-cell office:value-type="float" office:value="0.791005">
                <text:p>0.791005</text:p>
              </table:table-cell>
              <table:table-cell office:value-type="float" office:value="0.289305">
                <text:p>0.28930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-0.106286">
                <text:p>-0.106286</text:p>
              </table:table-cell>
              <table:table-cell office:value-type="float" office:value="0.165284">
                <text:p>0.165284</text:p>
              </table:table-cell>
              <table:table-cell office:value-type="float" office:value="0.333206">
                <text:p>0.333206</text:p>
              </table:table-cell>
              <table:table-cell office:value-type="float" office:value="0.516576">
                <text:p>0.516576</text:p>
              </table:table-cell>
              <table:table-cell office:value-type="float" office:value="0.590409">
                <text:p>0.590409</text:p>
              </table:table-cell>
              <table:table-cell office:value-type="float" office:value="0.610734">
                <text:p>0.61073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5921">
                <text:p>0.655921</text:p>
              </table:table-cell>
              <table:table-cell office:value-type="float" office:value="0.893529">
                <text:p>0.893529</text:p>
              </table:table-cell>
              <table:table-cell office:value-type="float" office:value="0.299059">
                <text:p>0.29905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0.0642">
                <text:p>0.0642</text:p>
              </table:table-cell>
              <table:table-cell office:value-type="float" office:value="0.207527">
                <text:p>0.207527</text:p>
              </table:table-cell>
              <table:table-cell office:value-type="float" office:value="0.424257">
                <text:p>0.424257</text:p>
              </table:table-cell>
              <table:table-cell office:value-type="float" office:value="0.57596">
                <text:p>0.57596</text:p>
              </table:table-cell>
              <table:table-cell office:value-type="float" office:value="0.608503">
                <text:p>0.60850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27825">
                <text:p>0.727825</text:p>
              </table:table-cell>
              <table:table-cell office:value-type="float" office:value="0.944916">
                <text:p>0.944916</text:p>
              </table:table-cell>
              <table:table-cell office:value-type="float" office:value="0.344539">
                <text:p>0.34453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8">
                <text:p>-0.8</text:p>
              </table:table-cell>
              <table:table-cell office:value-type="float" office:value="0.149861">
                <text:p>0.149861</text:p>
              </table:table-cell>
              <table:table-cell office:value-type="float" office:value="0.321625">
                <text:p>0.321625</text:p>
              </table:table-cell>
              <table:table-cell office:value-type="float" office:value="0.520052">
                <text:p>0.520052</text:p>
              </table:table-cell>
              <table:table-cell office:value-type="float" office:value="0.601262">
                <text:p>0.60126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54885">
                <text:p>0.754885</text:p>
              </table:table-cell>
              <table:table-cell office:value-type="float" office:value="0.944916">
                <text:p>0.944916</text:p>
              </table:table-cell>
              <table:table-cell office:value-type="float" office:value="0.399717">
                <text:p>0.3997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641637">
                <text:p>-0.641637</text:p>
              </table:table-cell>
              <table:table-cell office:value-type="float" office:value="0.208942">
                <text:p>0.208942</text:p>
              </table:table-cell>
              <table:table-cell office:value-type="float" office:value="0.379125">
                <text:p>0.379125</text:p>
              </table:table-cell>
              <table:table-cell office:value-type="float" office:value="0.551342">
                <text:p>0.551342</text:p>
              </table:table-cell>
              <table:table-cell office:value-type="float" office:value="0.59331">
                <text:p>0.59331</text:p>
              </table:table-cell>
              <table:table-cell office:value-type="float" office:value="0.608892">
                <text:p>0.60889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38629">
                <text:p>0.738629</text:p>
              </table:table-cell>
              <table:table-cell office:value-type="float" office:value="0.944916">
                <text:p>0.944916</text:p>
              </table:table-cell>
              <table:table-cell office:value-type="float" office:value="0.427572">
                <text:p>0.42757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265218">
                <text:p>-0.265218</text:p>
              </table:table-cell>
              <table:table-cell office:value-type="float" office:value="0.326602">
                <text:p>0.326602</text:p>
              </table:table-cell>
              <table:table-cell office:value-type="float" office:value="0.47917">
                <text:p>0.47917</text:p>
              </table:table-cell>
              <table:table-cell office:value-type="float" office:value="0.56825">
                <text:p>0.56825</text:p>
              </table:table-cell>
              <table:table-cell office:value-type="float" office:value="0.59991">
                <text:p>0.59991</text:p>
              </table:table-cell>
              <table:table-cell office:value-type="float" office:value="0.611328">
                <text:p>0.61132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592">
                <text:p>0.61592</text:p>
              </table:table-cell>
              <table:table-cell office:value-type="float" office:value="0.809422">
                <text:p>0.809422</text:p>
              </table:table-cell>
              <table:table-cell office:value-type="float" office:value="0.944916">
                <text:p>0.944916</text:p>
              </table:table-cell>
              <table:table-cell office:value-type="float" office:value="0.497013">
                <text:p>0.49701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866667">
                <text:p>-0.866667</text:p>
              </table:table-cell>
              <table:table-cell office:value-type="float" office:value="0.181656">
                <text:p>0.181656</text:p>
              </table:table-cell>
              <table:table-cell office:value-type="float" office:value="0.395703">
                <text:p>0.395703</text:p>
              </table:table-cell>
              <table:table-cell office:value-type="float" office:value="0.511997">
                <text:p>0.511997</text:p>
              </table:table-cell>
              <table:table-cell office:value-type="float" office:value="0.581394">
                <text:p>0.581394</text:p>
              </table:table-cell>
              <table:table-cell office:value-type="float" office:value="0.606542">
                <text:p>0.60654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6906">
                <text:p>0.616906</text:p>
              </table:table-cell>
              <table:table-cell office:value-type="float" office:value="0.845295">
                <text:p>0.845295</text:p>
              </table:table-cell>
              <table:table-cell office:value-type="float" office:value="0.944916">
                <text:p>0.944916</text:p>
              </table:table-cell>
              <table:table-cell office:value-type="float" office:value="0.409757">
                <text:p>0.40975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436058">
                <text:p>-0.436058</text:p>
              </table:table-cell>
              <table:table-cell office:value-type="float" office:value="0.260888">
                <text:p>0.260888</text:p>
              </table:table-cell>
              <table:table-cell office:value-type="float" office:value="0.445737">
                <text:p>0.445737</text:p>
              </table:table-cell>
              <table:table-cell office:value-type="float" office:value="0.544262">
                <text:p>0.544262</text:p>
              </table:table-cell>
              <table:table-cell office:value-type="float" office:value="0.596688">
                <text:p>0.596688</text:p>
              </table:table-cell>
              <table:table-cell office:value-type="float" office:value="0.610992">
                <text:p>0.61099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96">
                <text:p>0.61296</text:p>
              </table:table-cell>
              <table:table-cell office:value-type="float" office:value="0.816698">
                <text:p>0.816698</text:p>
              </table:table-cell>
              <table:table-cell office:value-type="float" office:value="0.944916">
                <text:p>0.944916</text:p>
              </table:table-cell>
              <table:table-cell office:value-type="float" office:value="0.467691">
                <text:p>0.46769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442646">
                <text:p>-0.442646</text:p>
              </table:table-cell>
              <table:table-cell office:value-type="float" office:value="0.248431">
                <text:p>0.248431</text:p>
              </table:table-cell>
              <table:table-cell office:value-type="float" office:value="0.461381">
                <text:p>0.461381</text:p>
              </table:table-cell>
              <table:table-cell office:value-type="float" office:value="0.547548">
                <text:p>0.547548</text:p>
              </table:table-cell>
              <table:table-cell office:value-type="float" office:value="0.599499">
                <text:p>0.599499</text:p>
              </table:table-cell>
              <table:table-cell office:value-type="float" office:value="0.611812">
                <text:p>0.61181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8889">
                <text:p>0.618889</text:p>
              </table:table-cell>
              <table:table-cell office:value-type="float" office:value="0.876306">
                <text:p>0.876306</text:p>
              </table:table-cell>
              <table:table-cell office:value-type="float" office:value="0.944916">
                <text:p>0.944916</text:p>
              </table:table-cell>
              <table:table-cell office:value-type="float" office:value="0.474596">
                <text:p>0.47459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21571">
                <text:p>-0.21571</text:p>
              </table:table-cell>
              <table:table-cell office:value-type="float" office:value="0.215251">
                <text:p>0.215251</text:p>
              </table:table-cell>
              <table:table-cell office:value-type="float" office:value="0.435628">
                <text:p>0.435628</text:p>
              </table:table-cell>
              <table:table-cell office:value-type="float" office:value="0.560432">
                <text:p>0.560432</text:p>
              </table:table-cell>
              <table:table-cell office:value-type="float" office:value="0.608297">
                <text:p>0.60829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5912">
                <text:p>0.615912</text:p>
              </table:table-cell>
              <table:table-cell office:value-type="float" office:value="0.873263">
                <text:p>0.873263</text:p>
              </table:table-cell>
              <table:table-cell office:value-type="float" office:value="0.944916">
                <text:p>0.944916</text:p>
              </table:table-cell>
              <table:table-cell office:value-type="float" office:value="0.493019">
                <text:p>0.49301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51628">
                <text:p>-0.51628</text:p>
              </table:table-cell>
              <table:table-cell office:value-type="float" office:value="0.291194">
                <text:p>0.291194</text:p>
              </table:table-cell>
              <table:table-cell office:value-type="float" office:value="0.525184">
                <text:p>0.525184</text:p>
              </table:table-cell>
              <table:table-cell office:value-type="float" office:value="0.589843">
                <text:p>0.589843</text:p>
              </table:table-cell>
              <table:table-cell office:value-type="float" office:value="0.611531">
                <text:p>0.61153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8865">
                <text:p>0.618865</text:p>
              </table:table-cell>
              <table:table-cell office:value-type="float" office:value="0.839826">
                <text:p>0.839826</text:p>
              </table:table-cell>
              <table:table-cell office:value-type="float" office:value="0.944916">
                <text:p>0.944916</text:p>
              </table:table-cell>
              <table:table-cell office:value-type="float" office:value="0.479728">
                <text:p>0.47972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365531">
                <text:p>-0.365531</text:p>
              </table:table-cell>
              <table:table-cell office:value-type="float" office:value="0.365055">
                <text:p>0.365055</text:p>
              </table:table-cell>
              <table:table-cell office:value-type="float" office:value="0.566898">
                <text:p>0.566898</text:p>
              </table:table-cell>
              <table:table-cell office:value-type="float" office:value="0.599924">
                <text:p>0.599924</text:p>
              </table:table-cell>
              <table:table-cell office:value-type="float" office:value="0.611401">
                <text:p>0.61140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1818">
                <text:p>0.621818</text:p>
              </table:table-cell>
              <table:table-cell office:value-type="float" office:value="0.822958">
                <text:p>0.822958</text:p>
              </table:table-cell>
              <table:table-cell office:value-type="float" office:value="0.944916">
                <text:p>0.944916</text:p>
              </table:table-cell>
              <table:table-cell office:value-type="float" office:value="0.505964">
                <text:p>0.50596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088408">
                <text:p>-0.088408</text:p>
              </table:table-cell>
              <table:table-cell office:value-type="float" office:value="0.445471">
                <text:p>0.445471</text:p>
              </table:table-cell>
              <table:table-cell office:value-type="float" office:value="0.591265">
                <text:p>0.591265</text:p>
              </table:table-cell>
              <table:table-cell office:value-type="float" office:value="0.605981">
                <text:p>0.60598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96">
                <text:p>0.61296</text:p>
              </table:table-cell>
              <table:table-cell office:value-type="float" office:value="0.631514">
                <text:p>0.631514</text:p>
              </table:table-cell>
              <table:table-cell office:value-type="float" office:value="0.833506">
                <text:p>0.833506</text:p>
              </table:table-cell>
              <table:table-cell office:value-type="float" office:value="0.944916">
                <text:p>0.944916</text:p>
              </table:table-cell>
              <table:table-cell office:value-type="float" office:value="0.546941">
                <text:p>0.54694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047969">
                <text:p>-0.047969</text:p>
              </table:table-cell>
              <table:table-cell office:value-type="float" office:value="0.527491">
                <text:p>0.527491</text:p>
              </table:table-cell>
              <table:table-cell office:value-type="float" office:value="0.603066">
                <text:p>0.60306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4879">
                <text:p>0.624879</text:p>
              </table:table-cell>
              <table:table-cell office:value-type="float" office:value="0.826629">
                <text:p>0.826629</text:p>
              </table:table-cell>
              <table:table-cell office:value-type="float" office:value="0.944916">
                <text:p>0.944916</text:p>
              </table:table-cell>
              <table:table-cell office:value-type="float" office:value="0.559596">
                <text:p>0.5595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22571">
                <text:p>-0.22571</text:p>
              </table:table-cell>
              <table:table-cell office:value-type="float" office:value="0.517515">
                <text:p>0.517515</text:p>
              </table:table-cell>
              <table:table-cell office:value-type="float" office:value="0.599328">
                <text:p>0.59932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2706">
                <text:p>0.642706</text:p>
              </table:table-cell>
              <table:table-cell office:value-type="float" office:value="0.856863">
                <text:p>0.856863</text:p>
              </table:table-cell>
              <table:table-cell office:value-type="float" office:value="0.944916">
                <text:p>0.944916</text:p>
              </table:table-cell>
              <table:table-cell office:value-type="float" office:value="0.545256">
                <text:p>0.54525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240883">
                <text:p>0.240883</text:p>
              </table:table-cell>
              <table:table-cell office:value-type="float" office:value="0.570019">
                <text:p>0.570019</text:p>
              </table:table-cell>
              <table:table-cell office:value-type="float" office:value="0.603437">
                <text:p>0.603437</text:p>
              </table:table-cell>
              <table:table-cell office:value-type="float" office:value="0.611812">
                <text:p>0.61181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96">
                <text:p>0.61296</text:p>
              </table:table-cell>
              <table:table-cell office:value-type="float" office:value="0.652429">
                <text:p>0.652429</text:p>
              </table:table-cell>
              <table:table-cell office:value-type="float" office:value="0.898799">
                <text:p>0.898799</text:p>
              </table:table-cell>
              <table:table-cell office:value-type="float" office:value="0.958317">
                <text:p>0.958317</text:p>
              </table:table-cell>
              <table:table-cell office:value-type="float" office:value="0.602746">
                <text:p>0.60274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006643">
                <text:p>-0.006643</text:p>
              </table:table-cell>
              <table:table-cell office:value-type="float" office:value="0.493069">
                <text:p>0.493069</text:p>
              </table:table-cell>
              <table:table-cell office:value-type="float" office:value="0.593119">
                <text:p>0.593119</text:p>
              </table:table-cell>
              <table:table-cell office:value-type="float" office:value="0.606455">
                <text:p>0.606455</text:p>
              </table:table-cell>
              <table:table-cell office:value-type="float" office:value="0.612169">
                <text:p>0.61216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7531">
                <text:p>0.627531</text:p>
              </table:table-cell>
              <table:table-cell office:value-type="float" office:value="0.863879">
                <text:p>0.863879</text:p>
              </table:table-cell>
              <table:table-cell office:value-type="float" office:value="0.958317">
                <text:p>0.958317</text:p>
              </table:table-cell>
              <table:table-cell office:value-type="float" office:value="0.56267">
                <text:p>0.5626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124567">
                <text:p>-0.124567</text:p>
              </table:table-cell>
              <table:table-cell office:value-type="float" office:value="0.482643">
                <text:p>0.482643</text:p>
              </table:table-cell>
              <table:table-cell office:value-type="float" office:value="0.586533">
                <text:p>0.586533</text:p>
              </table:table-cell>
              <table:table-cell office:value-type="float" office:value="0.605679">
                <text:p>0.605679</text:p>
              </table:table-cell>
              <table:table-cell office:value-type="float" office:value="0.611328">
                <text:p>0.61132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8303">
                <text:p>0.618303</text:p>
              </table:table-cell>
              <table:table-cell office:value-type="float" office:value="0.853686">
                <text:p>0.853686</text:p>
              </table:table-cell>
              <table:table-cell office:value-type="float" office:value="0.958317">
                <text:p>0.958317</text:p>
              </table:table-cell>
              <table:table-cell office:value-type="float" office:value="0.547072">
                <text:p>0.54707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54713">
                <text:p>0.154713</text:p>
              </table:table-cell>
              <table:table-cell office:value-type="float" office:value="0.513763">
                <text:p>0.513763</text:p>
              </table:table-cell>
              <table:table-cell office:value-type="float" office:value="0.595321">
                <text:p>0.595321</text:p>
              </table:table-cell>
              <table:table-cell office:value-type="float" office:value="0.608667">
                <text:p>0.60866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3206">
                <text:p>0.63206</text:p>
              </table:table-cell>
              <table:table-cell office:value-type="float" office:value="0.893733">
                <text:p>0.893733</text:p>
              </table:table-cell>
              <table:table-cell office:value-type="float" office:value="0.958317">
                <text:p>0.958317</text:p>
              </table:table-cell>
              <table:table-cell office:value-type="float" office:value="0.584775">
                <text:p>0.58477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034328">
                <text:p>-0.034328</text:p>
              </table:table-cell>
              <table:table-cell office:value-type="float" office:value="0.37115">
                <text:p>0.37115</text:p>
              </table:table-cell>
              <table:table-cell office:value-type="float" office:value="0.565514">
                <text:p>0.565514</text:p>
              </table:table-cell>
              <table:table-cell office:value-type="float" office:value="0.603019">
                <text:p>0.603019</text:p>
              </table:table-cell>
              <table:table-cell office:value-type="float" office:value="0.610487">
                <text:p>0.61048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7423">
                <text:p>0.627423</text:p>
              </table:table-cell>
              <table:table-cell office:value-type="float" office:value="0.873423">
                <text:p>0.873423</text:p>
              </table:table-cell>
              <table:table-cell office:value-type="float" office:value="0.958317">
                <text:p>0.958317</text:p>
              </table:table-cell>
              <table:table-cell office:value-type="float" office:value="0.54538">
                <text:p>0.5453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36817">
                <text:p>0.136817</text:p>
              </table:table-cell>
              <table:table-cell office:value-type="float" office:value="0.485597">
                <text:p>0.485597</text:p>
              </table:table-cell>
              <table:table-cell office:value-type="float" office:value="0.590991">
                <text:p>0.590991</text:p>
              </table:table-cell>
              <table:table-cell office:value-type="float" office:value="0.604645">
                <text:p>0.604645</text:p>
              </table:table-cell>
              <table:table-cell office:value-type="float" office:value="0.611531">
                <text:p>0.61153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7831">
                <text:p>0.617831</text:p>
              </table:table-cell>
              <table:table-cell office:value-type="float" office:value="0.806416">
                <text:p>0.806416</text:p>
              </table:table-cell>
              <table:table-cell office:value-type="float" office:value="0.958317">
                <text:p>0.958317</text:p>
              </table:table-cell>
              <table:table-cell office:value-type="float" office:value="0.569095">
                <text:p>0.56909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133532">
                <text:p>-0.133532</text:p>
              </table:table-cell>
              <table:table-cell office:value-type="float" office:value="0.512058">
                <text:p>0.512058</text:p>
              </table:table-cell>
              <table:table-cell office:value-type="float" office:value="0.593343">
                <text:p>0.593343</text:p>
              </table:table-cell>
              <table:table-cell office:value-type="float" office:value="0.604546">
                <text:p>0.604546</text:p>
              </table:table-cell>
              <table:table-cell office:value-type="float" office:value="0.611531">
                <text:p>0.61153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36833">
                <text:p>0.636833</text:p>
              </table:table-cell>
              <table:table-cell office:value-type="float" office:value="0.882792">
                <text:p>0.882792</text:p>
              </table:table-cell>
              <table:table-cell office:value-type="float" office:value="0.958317">
                <text:p>0.958317</text:p>
              </table:table-cell>
              <table:table-cell office:value-type="float" office:value="0.554469">
                <text:p>0.55446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6161">
                <text:p>0.06161</text:p>
              </table:table-cell>
              <table:table-cell office:value-type="float" office:value="0.497444">
                <text:p>0.497444</text:p>
              </table:table-cell>
              <table:table-cell office:value-type="float" office:value="0.596896">
                <text:p>0.596896</text:p>
              </table:table-cell>
              <table:table-cell office:value-type="float" office:value="0.610453">
                <text:p>0.61045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10286">
                <text:p>0.710286</text:p>
              </table:table-cell>
              <table:table-cell office:value-type="float" office:value="0.912833">
                <text:p>0.912833</text:p>
              </table:table-cell>
              <table:table-cell office:value-type="float" office:value="0.958317">
                <text:p>0.958317</text:p>
              </table:table-cell>
              <table:table-cell office:value-type="float" office:value="0.583901">
                <text:p>0.58390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096007">
                <text:p>-0.096007</text:p>
              </table:table-cell>
              <table:table-cell office:value-type="float" office:value="0.502219">
                <text:p>0.502219</text:p>
              </table:table-cell>
              <table:table-cell office:value-type="float" office:value="0.60042">
                <text:p>0.60042</text:p>
              </table:table-cell>
              <table:table-cell office:value-type="float" office:value="0.61041">
                <text:p>0.6104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4991">
                <text:p>0.664991</text:p>
              </table:table-cell>
              <table:table-cell office:value-type="float" office:value="0.900449">
                <text:p>0.900449</text:p>
              </table:table-cell>
              <table:table-cell office:value-type="float" office:value="0.958317">
                <text:p>0.958317</text:p>
              </table:table-cell>
              <table:table-cell office:value-type="float" office:value="0.563197">
                <text:p>0.5631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18087">
                <text:p>0.318087</text:p>
              </table:table-cell>
              <table:table-cell office:value-type="float" office:value="0.586944">
                <text:p>0.586944</text:p>
              </table:table-cell>
              <table:table-cell office:value-type="float" office:value="0.60558">
                <text:p>0.60558</text:p>
              </table:table-cell>
              <table:table-cell office:value-type="float" office:value="0.611251">
                <text:p>0.61125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14834">
                <text:p>0.714834</text:p>
              </table:table-cell>
              <table:table-cell office:value-type="float" office:value="0.917551">
                <text:p>0.917551</text:p>
              </table:table-cell>
              <table:table-cell office:value-type="float" office:value="0.958317">
                <text:p>0.958317</text:p>
              </table:table-cell>
              <table:table-cell office:value-type="float" office:value="0.620374">
                <text:p>0.62037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191071">
                <text:p>0.191071</text:p>
              </table:table-cell>
              <table:table-cell office:value-type="float" office:value="0.581499">
                <text:p>0.581499</text:p>
              </table:table-cell>
              <table:table-cell office:value-type="float" office:value="0.603071">
                <text:p>0.603071</text:p>
              </table:table-cell>
              <table:table-cell office:value-type="float" office:value="0.605861">
                <text:p>0.60586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1066">
                <text:p>0.641066</text:p>
              </table:table-cell>
              <table:table-cell office:value-type="float" office:value="0.90822">
                <text:p>0.90822</text:p>
              </table:table-cell>
              <table:table-cell office:value-type="float" office:value="0.958317">
                <text:p>0.958317</text:p>
              </table:table-cell>
              <table:table-cell office:value-type="float" office:value="0.598028">
                <text:p>0.59802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04244">
                <text:p>0.404244</text:p>
              </table:table-cell>
              <table:table-cell office:value-type="float" office:value="0.602419">
                <text:p>0.602419</text:p>
              </table:table-cell>
              <table:table-cell office:value-type="float" office:value="0.607028">
                <text:p>0.60702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769">
                <text:p>0.61769</text:p>
              </table:table-cell>
              <table:table-cell office:value-type="float" office:value="0.712175">
                <text:p>0.712175</text:p>
              </table:table-cell>
              <table:table-cell office:value-type="float" office:value="0.925513">
                <text:p>0.925513</text:p>
              </table:table-cell>
              <table:table-cell office:value-type="float" office:value="0.958317">
                <text:p>0.958317</text:p>
              </table:table-cell>
              <table:table-cell office:value-type="float" office:value="0.631856">
                <text:p>0.63185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321766">
                <text:p>0.321766</text:p>
              </table:table-cell>
              <table:table-cell office:value-type="float" office:value="0.580274">
                <text:p>0.580274</text:p>
              </table:table-cell>
              <table:table-cell office:value-type="float" office:value="0.604287">
                <text:p>0.604287</text:p>
              </table:table-cell>
              <table:table-cell office:value-type="float" office:value="0.610207">
                <text:p>0.61020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0674">
                <text:p>0.620674</text:p>
              </table:table-cell>
              <table:table-cell office:value-type="float" office:value="0.759093">
                <text:p>0.759093</text:p>
              </table:table-cell>
              <table:table-cell office:value-type="float" office:value="0.927727">
                <text:p>0.927727</text:p>
              </table:table-cell>
              <table:table-cell office:value-type="float" office:value="0.958317">
                <text:p>0.958317</text:p>
              </table:table-cell>
              <table:table-cell office:value-type="float" office:value="0.626114">
                <text:p>0.62611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148581">
                <text:p>0.148581</text:p>
              </table:table-cell>
              <table:table-cell office:value-type="float" office:value="0.542471">
                <text:p>0.542471</text:p>
              </table:table-cell>
              <table:table-cell office:value-type="float" office:value="0.603609">
                <text:p>0.603609</text:p>
              </table:table-cell>
              <table:table-cell office:value-type="float" office:value="0.608556">
                <text:p>0.60855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069">
                <text:p>0.62069</text:p>
              </table:table-cell>
              <table:table-cell office:value-type="float" office:value="0.736966">
                <text:p>0.736966</text:p>
              </table:table-cell>
              <table:table-cell office:value-type="float" office:value="0.919192">
                <text:p>0.919192</text:p>
              </table:table-cell>
              <table:table-cell office:value-type="float" office:value="0.958317">
                <text:p>0.958317</text:p>
              </table:table-cell>
              <table:table-cell office:value-type="float" office:value="0.601718">
                <text:p>0.60171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36229">
                <text:p>0.136229</text:p>
              </table:table-cell>
              <table:table-cell office:value-type="float" office:value="0.586699">
                <text:p>0.586699</text:p>
              </table:table-cell>
              <table:table-cell office:value-type="float" office:value="0.605063">
                <text:p>0.605063</text:p>
              </table:table-cell>
              <table:table-cell office:value-type="float" office:value="0.612092">
                <text:p>0.61209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7444">
                <text:p>0.667444</text:p>
              </table:table-cell>
              <table:table-cell office:value-type="float" office:value="0.891669">
                <text:p>0.891669</text:p>
              </table:table-cell>
              <table:table-cell office:value-type="float" office:value="0.958317">
                <text:p>0.958317</text:p>
              </table:table-cell>
              <table:table-cell office:value-type="float" office:value="0.594869">
                <text:p>0.59486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295019">
                <text:p>0.295019</text:p>
              </table:table-cell>
              <table:table-cell office:value-type="float" office:value="0.59062">
                <text:p>0.59062</text:p>
              </table:table-cell>
              <table:table-cell office:value-type="float" office:value="0.604287">
                <text:p>0.604287</text:p>
              </table:table-cell>
              <table:table-cell office:value-type="float" office:value="0.605839">
                <text:p>0.60583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5972">
                <text:p>0.625972</text:p>
              </table:table-cell>
              <table:table-cell office:value-type="float" office:value="0.862117">
                <text:p>0.862117</text:p>
              </table:table-cell>
              <table:table-cell office:value-type="float" office:value="0.958317">
                <text:p>0.958317</text:p>
              </table:table-cell>
              <table:table-cell office:value-type="float" office:value="0.603334">
                <text:p>0.60333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28648">
                <text:p>0.28648</text:p>
              </table:table-cell>
              <table:table-cell office:value-type="float" office:value="0.566466">
                <text:p>0.566466</text:p>
              </table:table-cell>
              <table:table-cell office:value-type="float" office:value="0.603238">
                <text:p>0.603238</text:p>
              </table:table-cell>
              <table:table-cell office:value-type="float" office:value="0.610151">
                <text:p>0.61015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37936">
                <text:p>0.637936</text:p>
              </table:table-cell>
              <table:table-cell office:value-type="float" office:value="0.867952">
                <text:p>0.867952</text:p>
              </table:table-cell>
              <table:table-cell office:value-type="float" office:value="0.958317">
                <text:p>0.958317</text:p>
              </table:table-cell>
              <table:table-cell office:value-type="float" office:value="0.602171">
                <text:p>0.60217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40059">
                <text:p>0.340059</text:p>
              </table:table-cell>
              <table:table-cell office:value-type="float" office:value="0.582468">
                <text:p>0.582468</text:p>
              </table:table-cell>
              <table:table-cell office:value-type="float" office:value="0.603493">
                <text:p>0.603493</text:p>
              </table:table-cell>
              <table:table-cell office:value-type="float" office:value="0.609634">
                <text:p>0.60963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4022">
                <text:p>0.624022</text:p>
              </table:table-cell>
              <table:table-cell office:value-type="float" office:value="0.851807">
                <text:p>0.851807</text:p>
              </table:table-cell>
              <table:table-cell office:value-type="float" office:value="0.958317">
                <text:p>0.958317</text:p>
              </table:table-cell>
              <table:table-cell office:value-type="float" office:value="0.606097">
                <text:p>0.60609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21705">
                <text:p>0.321705</text:p>
              </table:table-cell>
              <table:table-cell office:value-type="float" office:value="0.590064">
                <text:p>0.590064</text:p>
              </table:table-cell>
              <table:table-cell office:value-type="float" office:value="0.604287">
                <text:p>0.604287</text:p>
              </table:table-cell>
              <table:table-cell office:value-type="float" office:value="0.610845">
                <text:p>0.61084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8525">
                <text:p>0.628525</text:p>
              </table:table-cell>
              <table:table-cell office:value-type="float" office:value="0.88394">
                <text:p>0.88394</text:p>
              </table:table-cell>
              <table:table-cell office:value-type="float" office:value="0.958317">
                <text:p>0.958317</text:p>
              </table:table-cell>
              <table:table-cell office:value-type="float" office:value="0.608886">
                <text:p>0.60888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18654">
                <text:p>0.418654</text:p>
              </table:table-cell>
              <table:table-cell office:value-type="float" office:value="0.592313">
                <text:p>0.592313</text:p>
              </table:table-cell>
              <table:table-cell office:value-type="float" office:value="0.604287">
                <text:p>0.604287</text:p>
              </table:table-cell>
              <table:table-cell office:value-type="float" office:value="0.609409">
                <text:p>0.60940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3444">
                <text:p>0.643444</text:p>
              </table:table-cell>
              <table:table-cell office:value-type="float" office:value="0.875496">
                <text:p>0.875496</text:p>
              </table:table-cell>
              <table:table-cell office:value-type="float" office:value="0.958317">
                <text:p>0.958317</text:p>
              </table:table-cell>
              <table:table-cell office:value-type="float" office:value="0.619309">
                <text:p>0.61930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258175">
                <text:p>0.258175</text:p>
              </table:table-cell>
              <table:table-cell office:value-type="float" office:value="0.587532">
                <text:p>0.587532</text:p>
              </table:table-cell>
              <table:table-cell office:value-type="float" office:value="0.604287">
                <text:p>0.604287</text:p>
              </table:table-cell>
              <table:table-cell office:value-type="float" office:value="0.60887">
                <text:p>0.6088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306">
                <text:p>0.61306</text:p>
              </table:table-cell>
              <table:table-cell office:value-type="float" office:value="0.69467">
                <text:p>0.69467</text:p>
              </table:table-cell>
              <table:table-cell office:value-type="float" office:value="0.910277">
                <text:p>0.910277</text:p>
              </table:table-cell>
              <table:table-cell office:value-type="float" office:value="0.958317">
                <text:p>0.958317</text:p>
              </table:table-cell>
              <table:table-cell office:value-type="float" office:value="0.611399">
                <text:p>0.61139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65703">
                <text:p>0.065703</text:p>
              </table:table-cell>
              <table:table-cell office:value-type="float" office:value="0.567357">
                <text:p>0.567357</text:p>
              </table:table-cell>
              <table:table-cell office:value-type="float" office:value="0.603631">
                <text:p>0.603631</text:p>
              </table:table-cell>
              <table:table-cell office:value-type="float" office:value="0.607275">
                <text:p>0.60727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8769">
                <text:p>0.618769</text:p>
              </table:table-cell>
              <table:table-cell office:value-type="float" office:value="0.698003">
                <text:p>0.698003</text:p>
              </table:table-cell>
              <table:table-cell office:value-type="float" office:value="0.882918">
                <text:p>0.882918</text:p>
              </table:table-cell>
              <table:table-cell office:value-type="float" office:value="0.958317">
                <text:p>0.958317</text:p>
              </table:table-cell>
              <table:table-cell office:value-type="float" office:value="0.588077">
                <text:p>0.58807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32653">
                <text:p>0.232653</text:p>
              </table:table-cell>
              <table:table-cell office:value-type="float" office:value="0.593517">
                <text:p>0.593517</text:p>
              </table:table-cell>
              <table:table-cell office:value-type="float" office:value="0.604546">
                <text:p>0.604546</text:p>
              </table:table-cell>
              <table:table-cell office:value-type="float" office:value="0.611889">
                <text:p>0.61188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3734">
                <text:p>0.643734</text:p>
              </table:table-cell>
              <table:table-cell office:value-type="float" office:value="0.769838">
                <text:p>0.769838</text:p>
              </table:table-cell>
              <table:table-cell office:value-type="float" office:value="0.914979">
                <text:p>0.914979</text:p>
              </table:table-cell>
              <table:table-cell office:value-type="float" office:value="0.958317">
                <text:p>0.958317</text:p>
              </table:table-cell>
              <table:table-cell office:value-type="float" office:value="0.620827">
                <text:p>0.62082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461933">
                <text:p>0.461933</text:p>
              </table:table-cell>
              <table:table-cell office:value-type="float" office:value="0.603041">
                <text:p>0.603041</text:p>
              </table:table-cell>
              <table:table-cell office:value-type="float" office:value="0.605904">
                <text:p>0.60590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3191">
                <text:p>0.623191</text:p>
              </table:table-cell>
              <table:table-cell office:value-type="float" office:value="0.743716">
                <text:p>0.743716</text:p>
              </table:table-cell>
              <table:table-cell office:value-type="float" office:value="0.844738">
                <text:p>0.844738</text:p>
              </table:table-cell>
              <table:table-cell office:value-type="float" office:value="0.95095">
                <text:p>0.95095</text:p>
              </table:table-cell>
              <table:table-cell office:value-type="float" office:value="0.958317">
                <text:p>0.958317</text:p>
              </table:table-cell>
              <table:table-cell office:value-type="float" office:value="0.667059">
                <text:p>0.66705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437362">
                <text:p>0.437362</text:p>
              </table:table-cell>
              <table:table-cell office:value-type="float" office:value="0.600493">
                <text:p>0.600493</text:p>
              </table:table-cell>
              <table:table-cell office:value-type="float" office:value="0.604287">
                <text:p>0.604287</text:p>
              </table:table-cell>
              <table:table-cell office:value-type="float" office:value="0.61135">
                <text:p>0.6113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9648">
                <text:p>0.659648</text:p>
              </table:table-cell>
              <table:table-cell office:value-type="float" office:value="0.817633">
                <text:p>0.817633</text:p>
              </table:table-cell>
              <table:table-cell office:value-type="float" office:value="0.916301">
                <text:p>0.916301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683014">
                <text:p>0.68301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379407">
                <text:p>0.379407</text:p>
              </table:table-cell>
              <table:table-cell office:value-type="float" office:value="0.593021">
                <text:p>0.593021</text:p>
              </table:table-cell>
              <table:table-cell office:value-type="float" office:value="0.604287">
                <text:p>0.604287</text:p>
              </table:table-cell>
              <table:table-cell office:value-type="float" office:value="0.607577">
                <text:p>0.60757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5779">
                <text:p>0.615779</text:p>
              </table:table-cell>
              <table:table-cell office:value-type="float" office:value="0.700301">
                <text:p>0.700301</text:p>
              </table:table-cell>
              <table:table-cell office:value-type="float" office:value="0.845602">
                <text:p>0.845602</text:p>
              </table:table-cell>
              <table:table-cell office:value-type="float" office:value="0.954434">
                <text:p>0.954434</text:p>
              </table:table-cell>
              <table:table-cell office:value-type="float" office:value="0.958317">
                <text:p>0.958317</text:p>
              </table:table-cell>
              <table:table-cell office:value-type="float" office:value="0.652515">
                <text:p>0.65251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386548">
                <text:p>0.386548</text:p>
              </table:table-cell>
              <table:table-cell office:value-type="float" office:value="0.598351">
                <text:p>0.598351</text:p>
              </table:table-cell>
              <table:table-cell office:value-type="float" office:value="0.604287">
                <text:p>0.604287</text:p>
              </table:table-cell>
              <table:table-cell office:value-type="float" office:value="0.609452">
                <text:p>0.60945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3547">
                <text:p>0.613547</text:p>
              </table:table-cell>
              <table:table-cell office:value-type="float" office:value="0.666222">
                <text:p>0.666222</text:p>
              </table:table-cell>
              <table:table-cell office:value-type="float" office:value="0.790263">
                <text:p>0.790263</text:p>
              </table:table-cell>
              <table:table-cell office:value-type="float" office:value="0.875276">
                <text:p>0.875276</text:p>
              </table:table-cell>
              <table:table-cell office:value-type="float" office:value="0.953463">
                <text:p>0.953463</text:p>
              </table:table-cell>
              <table:table-cell office:value-type="float" office:value="0.958317">
                <text:p>0.958317</text:p>
              </table:table-cell>
              <table:table-cell office:value-type="float" office:value="0.670978">
                <text:p>0.67097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408818">
                <text:p>0.408818</text:p>
              </table:table-cell>
              <table:table-cell office:value-type="float" office:value="0.598205">
                <text:p>0.598205</text:p>
              </table:table-cell>
              <table:table-cell office:value-type="float" office:value="0.604287">
                <text:p>0.604287</text:p>
              </table:table-cell>
              <table:table-cell office:value-type="float" office:value="0.607296">
                <text:p>0.60729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4822">
                <text:p>0.614822</text:p>
              </table:table-cell>
              <table:table-cell office:value-type="float" office:value="0.73873">
                <text:p>0.73873</text:p>
              </table:table-cell>
              <table:table-cell office:value-type="float" office:value="0.839641">
                <text:p>0.839641</text:p>
              </table:table-cell>
              <table:table-cell office:value-type="float" office:value="0.918165">
                <text:p>0.918165</text:p>
              </table:table-cell>
              <table:table-cell office:value-type="float" office:value="0.957346">
                <text:p>0.957346</text:p>
              </table:table-cell>
              <table:table-cell office:value-type="float" office:value="0.958317">
                <text:p>0.958317</text:p>
              </table:table-cell>
              <table:table-cell office:value-type="float" office:value="0.689968">
                <text:p>0.68996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368054">
                <text:p>0.368054</text:p>
              </table:table-cell>
              <table:table-cell office:value-type="float" office:value="0.596967">
                <text:p>0.596967</text:p>
              </table:table-cell>
              <table:table-cell office:value-type="float" office:value="0.605162">
                <text:p>0.60516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3547">
                <text:p>0.613547</text:p>
              </table:table-cell>
              <table:table-cell office:value-type="float" office:value="0.666634">
                <text:p>0.666634</text:p>
              </table:table-cell>
              <table:table-cell office:value-type="float" office:value="0.82475">
                <text:p>0.82475</text:p>
              </table:table-cell>
              <table:table-cell office:value-type="float" office:value="0.9051">
                <text:p>0.9051</text:p>
              </table:table-cell>
              <table:table-cell office:value-type="float" office:value="0.956376">
                <text:p>0.956376</text:p>
              </table:table-cell>
              <table:table-cell office:value-type="float" office:value="0.958317">
                <text:p>0.958317</text:p>
              </table:table-cell>
              <table:table-cell office:value-type="float" office:value="0.676133">
                <text:p>0.67613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98187">
                <text:p>-0.098187</text:p>
              </table:table-cell>
              <table:table-cell office:value-type="float" office:value="0.582902">
                <text:p>0.582902</text:p>
              </table:table-cell>
              <table:table-cell office:value-type="float" office:value="0.604287">
                <text:p>0.604287</text:p>
              </table:table-cell>
              <table:table-cell office:value-type="float" office:value="0.611294">
                <text:p>0.61129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5545">
                <text:p>0.615545</text:p>
              </table:table-cell>
              <table:table-cell office:value-type="float" office:value="0.680397">
                <text:p>0.680397</text:p>
              </table:table-cell>
              <table:table-cell office:value-type="float" office:value="0.809529">
                <text:p>0.809529</text:p>
              </table:table-cell>
              <table:table-cell office:value-type="float" office:value="0.90459">
                <text:p>0.90459</text:p>
              </table:table-cell>
              <table:table-cell office:value-type="float" office:value="0.952493">
                <text:p>0.952493</text:p>
              </table:table-cell>
              <table:table-cell office:value-type="float" office:value="0.958317">
                <text:p>0.958317</text:p>
              </table:table-cell>
              <table:table-cell office:value-type="float" office:value="0.627522">
                <text:p>0.62752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427535">
                <text:p>0.427535</text:p>
              </table:table-cell>
              <table:table-cell office:value-type="float" office:value="0.604287">
                <text:p>0.604287</text:p>
              </table:table-cell>
              <table:table-cell office:value-type="float" office:value="0.611833">
                <text:p>0.61183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343">
                <text:p>0.61343</text:p>
              </table:table-cell>
              <table:table-cell office:value-type="float" office:value="0.644945">
                <text:p>0.644945</text:p>
              </table:table-cell>
              <table:table-cell office:value-type="float" office:value="0.755682">
                <text:p>0.755682</text:p>
              </table:table-cell>
              <table:table-cell office:value-type="float" office:value="0.82746">
                <text:p>0.82746</text:p>
              </table:table-cell>
              <table:table-cell office:value-type="float" office:value="0.934408">
                <text:p>0.934408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699027">
                <text:p>0.69902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538678">
                <text:p>0.538678</text:p>
              </table:table-cell>
              <table:table-cell office:value-type="float" office:value="0.605992">
                <text:p>0.60599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36927">
                <text:p>0.636927</text:p>
              </table:table-cell>
              <table:table-cell office:value-type="float" office:value="0.740894">
                <text:p>0.740894</text:p>
              </table:table-cell>
              <table:table-cell office:value-type="float" office:value="0.815529">
                <text:p>0.815529</text:p>
              </table:table-cell>
              <table:table-cell office:value-type="float" office:value="0.899463">
                <text:p>0.899463</text:p>
              </table:table-cell>
              <table:table-cell office:value-type="float" office:value="0.952493">
                <text:p>0.952493</text:p>
              </table:table-cell>
              <table:table-cell office:value-type="float" office:value="0.958317">
                <text:p>0.958317</text:p>
              </table:table-cell>
              <table:table-cell office:value-type="float" office:value="0.702709">
                <text:p>0.70270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55926">
                <text:p>0.55926</text:p>
              </table:table-cell>
              <table:table-cell office:value-type="float" office:value="0.604287">
                <text:p>0.604287</text:p>
              </table:table-cell>
              <table:table-cell office:value-type="float" office:value="0.610215">
                <text:p>0.61021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6602">
                <text:p>0.616602</text:p>
              </table:table-cell>
              <table:table-cell office:value-type="float" office:value="0.639913">
                <text:p>0.639913</text:p>
              </table:table-cell>
              <table:table-cell office:value-type="float" office:value="0.745166">
                <text:p>0.745166</text:p>
              </table:table-cell>
              <table:table-cell office:value-type="float" office:value="0.816922">
                <text:p>0.816922</text:p>
              </table:table-cell>
              <table:table-cell office:value-type="float" office:value="0.89012">
                <text:p>0.89012</text:p>
              </table:table-cell>
              <table:table-cell office:value-type="float" office:value="0.947832">
                <text:p>0.947832</text:p>
              </table:table-cell>
              <table:table-cell office:value-type="float" office:value="0.958317">
                <text:p>0.958317</text:p>
              </table:table-cell>
              <table:table-cell office:value-type="float" office:value="0.704269">
                <text:p>0.70426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530386">
                <text:p>0.530386</text:p>
              </table:table-cell>
              <table:table-cell office:value-type="float" office:value="0.603831">
                <text:p>0.603831</text:p>
              </table:table-cell>
              <table:table-cell office:value-type="float" office:value="0.60981">
                <text:p>0.6098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8968">
                <text:p>0.618968</text:p>
              </table:table-cell>
              <table:table-cell office:value-type="float" office:value="0.641978">
                <text:p>0.641978</text:p>
              </table:table-cell>
              <table:table-cell office:value-type="float" office:value="0.757142">
                <text:p>0.757142</text:p>
              </table:table-cell>
              <table:table-cell office:value-type="float" office:value="0.815164">
                <text:p>0.815164</text:p>
              </table:table-cell>
              <table:table-cell office:value-type="float" office:value="0.891646">
                <text:p>0.891646</text:p>
              </table:table-cell>
              <table:table-cell office:value-type="float" office:value="0.948788">
                <text:p>0.948788</text:p>
              </table:table-cell>
              <table:table-cell office:value-type="float" office:value="0.958317">
                <text:p>0.958317</text:p>
              </table:table-cell>
              <table:table-cell office:value-type="float" office:value="0.703009">
                <text:p>0.70300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362257">
                <text:p>0.362257</text:p>
              </table:table-cell>
              <table:table-cell office:value-type="float" office:value="0.601929">
                <text:p>0.601929</text:p>
              </table:table-cell>
              <table:table-cell office:value-type="float" office:value="0.610349">
                <text:p>0.61034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5795">
                <text:p>0.615795</text:p>
              </table:table-cell>
              <table:table-cell office:value-type="float" office:value="0.644297">
                <text:p>0.644297</text:p>
              </table:table-cell>
              <table:table-cell office:value-type="float" office:value="0.781754">
                <text:p>0.781754</text:p>
              </table:table-cell>
              <table:table-cell office:value-type="float" office:value="0.817536">
                <text:p>0.817536</text:p>
              </table:table-cell>
              <table:table-cell office:value-type="float" office:value="0.889792">
                <text:p>0.889792</text:p>
              </table:table-cell>
              <table:table-cell office:value-type="float" office:value="0.941399">
                <text:p>0.941399</text:p>
              </table:table-cell>
              <table:table-cell office:value-type="float" office:value="0.958317">
                <text:p>0.958317</text:p>
              </table:table-cell>
              <table:table-cell office:value-type="float" office:value="0.687748">
                <text:p>0.68774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466424">
                <text:p>0.466424</text:p>
              </table:table-cell>
              <table:table-cell office:value-type="float" office:value="0.597124">
                <text:p>0.597124</text:p>
              </table:table-cell>
              <table:table-cell office:value-type="float" office:value="0.607318">
                <text:p>0.607318</text:p>
              </table:table-cell>
              <table:table-cell office:value-type="float" office:value="0.619343">
                <text:p>0.619343</text:p>
              </table:table-cell>
              <table:table-cell office:value-type="float" office:value="0.696586">
                <text:p>0.696586</text:p>
              </table:table-cell>
              <table:table-cell office:value-type="float" office:value="0.7918">
                <text:p>0.7918</text:p>
              </table:table-cell>
              <table:table-cell office:value-type="float" office:value="0.810671">
                <text:p>0.810671</text:p>
              </table:table-cell>
              <table:table-cell office:value-type="float" office:value="0.865365">
                <text:p>0.865365</text:p>
              </table:table-cell>
              <table:table-cell office:value-type="float" office:value="0.915013">
                <text:p>0.915013</text:p>
              </table:table-cell>
              <table:table-cell office:value-type="float" office:value="0.957346">
                <text:p>0.957346</text:p>
              </table:table-cell>
              <table:table-cell office:value-type="float" office:value="0.958317">
                <text:p>0.958317</text:p>
              </table:table-cell>
              <table:table-cell office:value-type="float" office:value="0.732699">
                <text:p>0.73269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437085">
                <text:p>0.437085</text:p>
              </table:table-cell>
              <table:table-cell office:value-type="float" office:value="0.601781">
                <text:p>0.601781</text:p>
              </table:table-cell>
              <table:table-cell office:value-type="float" office:value="0.614613">
                <text:p>0.614613</text:p>
              </table:table-cell>
              <table:table-cell office:value-type="float" office:value="0.677242">
                <text:p>0.677242</text:p>
              </table:table-cell>
              <table:table-cell office:value-type="float" office:value="0.779303">
                <text:p>0.779303</text:p>
              </table:table-cell>
              <table:table-cell office:value-type="float" office:value="0.802744">
                <text:p>0.802744</text:p>
              </table:table-cell>
              <table:table-cell office:value-type="float" office:value="0.832538">
                <text:p>0.832538</text:p>
              </table:table-cell>
              <table:table-cell office:value-type="float" office:value="0.890749">
                <text:p>0.890749</text:p>
              </table:table-cell>
              <table:table-cell office:value-type="float" office:value="0.934537">
                <text:p>0.93453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752891">
                <text:p>0.75289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403928">
                <text:p>0.403928</text:p>
              </table:table-cell>
              <table:table-cell office:value-type="float" office:value="0.605198">
                <text:p>0.605198</text:p>
              </table:table-cell>
              <table:table-cell office:value-type="float" office:value="0.618668">
                <text:p>0.618668</text:p>
              </table:table-cell>
              <table:table-cell office:value-type="float" office:value="0.689338">
                <text:p>0.689338</text:p>
              </table:table-cell>
              <table:table-cell office:value-type="float" office:value="0.773847">
                <text:p>0.773847</text:p>
              </table:table-cell>
              <table:table-cell office:value-type="float" office:value="0.800879">
                <text:p>0.800879</text:p>
              </table:table-cell>
              <table:table-cell office:value-type="float" office:value="0.829837">
                <text:p>0.829837</text:p>
              </table:table-cell>
              <table:table-cell office:value-type="float" office:value="0.893336">
                <text:p>0.893336</text:p>
              </table:table-cell>
              <table:table-cell office:value-type="float" office:value="0.937354">
                <text:p>0.937354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75107">
                <text:p>0.7510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510465">
                <text:p>0.510465</text:p>
              </table:table-cell>
              <table:table-cell office:value-type="float" office:value="0.605987">
                <text:p>0.605987</text:p>
              </table:table-cell>
              <table:table-cell office:value-type="float" office:value="0.612372">
                <text:p>0.612372</text:p>
              </table:table-cell>
              <table:table-cell office:value-type="float" office:value="0.643662">
                <text:p>0.643662</text:p>
              </table:table-cell>
              <table:table-cell office:value-type="float" office:value="0.748362">
                <text:p>0.748362</text:p>
              </table:table-cell>
              <table:table-cell office:value-type="float" office:value="0.802829">
                <text:p>0.802829</text:p>
              </table:table-cell>
              <table:table-cell office:value-type="float" office:value="0.850164">
                <text:p>0.850164</text:p>
              </table:table-cell>
              <table:table-cell office:value-type="float" office:value="0.894008">
                <text:p>0.894008</text:p>
              </table:table-cell>
              <table:table-cell office:value-type="float" office:value="0.935706">
                <text:p>0.935706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756187">
                <text:p>0.75618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47702">
                <text:p>0.447702</text:p>
              </table:table-cell>
              <table:table-cell office:value-type="float" office:value="0.602433">
                <text:p>0.602433</text:p>
              </table:table-cell>
              <table:table-cell office:value-type="float" office:value="0.633226">
                <text:p>0.633226</text:p>
              </table:table-cell>
              <table:table-cell office:value-type="float" office:value="0.715945">
                <text:p>0.715945</text:p>
              </table:table-cell>
              <table:table-cell office:value-type="float" office:value="0.791842">
                <text:p>0.791842</text:p>
              </table:table-cell>
              <table:table-cell office:value-type="float" office:value="0.821593">
                <text:p>0.821593</text:p>
              </table:table-cell>
              <table:table-cell office:value-type="float" office:value="0.868598">
                <text:p>0.868598</text:p>
              </table:table-cell>
              <table:table-cell office:value-type="float" office:value="0.892695">
                <text:p>0.892695</text:p>
              </table:table-cell>
              <table:table-cell office:value-type="float" office:value="0.919747">
                <text:p>0.919747</text:p>
              </table:table-cell>
              <table:table-cell office:value-type="float" office:value="0.956376">
                <text:p>0.956376</text:p>
              </table:table-cell>
              <table:table-cell office:value-type="float" office:value="0.958317">
                <text:p>0.958317</text:p>
              </table:table-cell>
              <table:table-cell office:value-type="float" office:value="0.765016">
                <text:p>0.76501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299166">
                <text:p>0.299166</text:p>
              </table:table-cell>
              <table:table-cell office:value-type="float" office:value="0.600293">
                <text:p>0.600293</text:p>
              </table:table-cell>
              <table:table-cell office:value-type="float" office:value="0.639055">
                <text:p>0.639055</text:p>
              </table:table-cell>
              <table:table-cell office:value-type="float" office:value="0.762056">
                <text:p>0.762056</text:p>
              </table:table-cell>
              <table:table-cell office:value-type="float" office:value="0.807625">
                <text:p>0.807625</text:p>
              </table:table-cell>
              <table:table-cell office:value-type="float" office:value="0.8614">
                <text:p>0.8614</text:p>
              </table:table-cell>
              <table:table-cell office:value-type="float" office:value="0.889759">
                <text:p>0.889759</text:p>
              </table:table-cell>
              <table:table-cell office:value-type="float" office:value="0.90131">
                <text:p>0.90131</text:p>
              </table:table-cell>
              <table:table-cell office:value-type="float" office:value="0.938348">
                <text:p>0.938348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765733">
                <text:p>0.76573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274198">
                <text:p>0.274198</text:p>
              </table:table-cell>
              <table:table-cell office:value-type="float" office:value="0.598433">
                <text:p>0.598433</text:p>
              </table:table-cell>
              <table:table-cell office:value-type="float" office:value="0.647164">
                <text:p>0.647164</text:p>
              </table:table-cell>
              <table:table-cell office:value-type="float" office:value="0.77373">
                <text:p>0.77373</text:p>
              </table:table-cell>
              <table:table-cell office:value-type="float" office:value="0.813844">
                <text:p>0.813844</text:p>
              </table:table-cell>
              <table:table-cell office:value-type="float" office:value="0.864356">
                <text:p>0.864356</text:p>
              </table:table-cell>
              <table:table-cell office:value-type="float" office:value="0.886165">
                <text:p>0.886165</text:p>
              </table:table-cell>
              <table:table-cell office:value-type="float" office:value="0.895999">
                <text:p>0.895999</text:p>
              </table:table-cell>
              <table:table-cell office:value-type="float" office:value="0.937984">
                <text:p>0.937984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765019">
                <text:p>0.76501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402051">
                <text:p>0.402051</text:p>
              </table:table-cell>
              <table:table-cell office:value-type="float" office:value="0.602441">
                <text:p>0.602441</text:p>
              </table:table-cell>
              <table:table-cell office:value-type="float" office:value="0.652253">
                <text:p>0.652253</text:p>
              </table:table-cell>
              <table:table-cell office:value-type="float" office:value="0.767837">
                <text:p>0.767837</text:p>
              </table:table-cell>
              <table:table-cell office:value-type="float" office:value="0.822866">
                <text:p>0.822866</text:p>
              </table:table-cell>
              <table:table-cell office:value-type="float" office:value="0.870641">
                <text:p>0.870641</text:p>
              </table:table-cell>
              <table:table-cell office:value-type="float" office:value="0.887233">
                <text:p>0.887233</text:p>
              </table:table-cell>
              <table:table-cell office:value-type="float" office:value="0.900821">
                <text:p>0.900821</text:p>
              </table:table-cell>
              <table:table-cell office:value-type="float" office:value="0.942164">
                <text:p>0.942164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780663">
                <text:p>0.78066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371515">
                <text:p>0.371515</text:p>
              </table:table-cell>
              <table:table-cell office:value-type="float" office:value="0.60816">
                <text:p>0.60816</text:p>
              </table:table-cell>
              <table:table-cell office:value-type="float" office:value="0.719149">
                <text:p>0.719149</text:p>
              </table:table-cell>
              <table:table-cell office:value-type="float" office:value="0.802404">
                <text:p>0.802404</text:p>
              </table:table-cell>
              <table:table-cell office:value-type="float" office:value="0.852191">
                <text:p>0.852191</text:p>
              </table:table-cell>
              <table:table-cell office:value-type="float" office:value="0.87453">
                <text:p>0.87453</text:p>
              </table:table-cell>
              <table:table-cell office:value-type="float" office:value="0.888421">
                <text:p>0.888421</text:p>
              </table:table-cell>
              <table:table-cell office:value-type="float" office:value="0.90131">
                <text:p>0.90131</text:p>
              </table:table-cell>
              <table:table-cell office:value-type="float" office:value="0.923978">
                <text:p>0.923978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789998">
                <text:p>0.78999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350934">
                <text:p>0.350934</text:p>
              </table:table-cell>
              <table:table-cell office:value-type="float" office:value="0.619496">
                <text:p>0.619496</text:p>
              </table:table-cell>
              <table:table-cell office:value-type="float" office:value="0.707003">
                <text:p>0.707003</text:p>
              </table:table-cell>
              <table:table-cell office:value-type="float" office:value="0.794296">
                <text:p>0.794296</text:p>
              </table:table-cell>
              <table:table-cell office:value-type="float" office:value="0.830025">
                <text:p>0.830025</text:p>
              </table:table-cell>
              <table:table-cell office:value-type="float" office:value="0.864401">
                <text:p>0.864401</text:p>
              </table:table-cell>
              <table:table-cell office:value-type="float" office:value="0.885084">
                <text:p>0.885084</text:p>
              </table:table-cell>
              <table:table-cell office:value-type="float" office:value="0.901142">
                <text:p>0.901142</text:p>
              </table:table-cell>
              <table:table-cell office:value-type="float" office:value="0.934658">
                <text:p>0.934658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784536">
                <text:p>0.78453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458165">
                <text:p>0.458165</text:p>
              </table:table-cell>
              <table:table-cell office:value-type="float" office:value="0.659508">
                <text:p>0.659508</text:p>
              </table:table-cell>
              <table:table-cell office:value-type="float" office:value="0.762816">
                <text:p>0.762816</text:p>
              </table:table-cell>
              <table:table-cell office:value-type="float" office:value="0.813992">
                <text:p>0.813992</text:p>
              </table:table-cell>
              <table:table-cell office:value-type="float" office:value="0.851235">
                <text:p>0.851235</text:p>
              </table:table-cell>
              <table:table-cell office:value-type="float" office:value="0.874575">
                <text:p>0.874575</text:p>
              </table:table-cell>
              <table:table-cell office:value-type="float" office:value="0.894251">
                <text:p>0.894251</text:p>
              </table:table-cell>
              <table:table-cell office:value-type="float" office:value="0.901801">
                <text:p>0.901801</text:p>
              </table:table-cell>
              <table:table-cell office:value-type="float" office:value="0.930201">
                <text:p>0.930201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10486">
                <text:p>0.81048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402359">
                <text:p>0.402359</text:p>
              </table:table-cell>
              <table:table-cell office:value-type="float" office:value="0.622254">
                <text:p>0.622254</text:p>
              </table:table-cell>
              <table:table-cell office:value-type="float" office:value="0.701776">
                <text:p>0.701776</text:p>
              </table:table-cell>
              <table:table-cell office:value-type="float" office:value="0.789596">
                <text:p>0.789596</text:p>
              </table:table-cell>
              <table:table-cell office:value-type="float" office:value="0.828036">
                <text:p>0.828036</text:p>
              </table:table-cell>
              <table:table-cell office:value-type="float" office:value="0.857465">
                <text:p>0.857465</text:p>
              </table:table-cell>
              <table:table-cell office:value-type="float" office:value="0.881517">
                <text:p>0.881517</text:p>
              </table:table-cell>
              <table:table-cell office:value-type="float" office:value="0.8997">
                <text:p>0.8997</text:p>
              </table:table-cell>
              <table:table-cell office:value-type="float" office:value="0.923355">
                <text:p>0.923355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786438">
                <text:p>0.78643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515105">
                <text:p>0.515105</text:p>
              </table:table-cell>
              <table:table-cell office:value-type="float" office:value="0.691482">
                <text:p>0.691482</text:p>
              </table:table-cell>
              <table:table-cell office:value-type="float" office:value="0.783598">
                <text:p>0.783598</text:p>
              </table:table-cell>
              <table:table-cell office:value-type="float" office:value="0.823331">
                <text:p>0.823331</text:p>
              </table:table-cell>
              <table:table-cell office:value-type="float" office:value="0.845651">
                <text:p>0.845651</text:p>
              </table:table-cell>
              <table:table-cell office:value-type="float" office:value="0.88173">
                <text:p>0.88173</text:p>
              </table:table-cell>
              <table:table-cell office:value-type="float" office:value="0.89951">
                <text:p>0.89951</text:p>
              </table:table-cell>
              <table:table-cell office:value-type="float" office:value="0.905326">
                <text:p>0.905326</text:p>
              </table:table-cell>
              <table:table-cell office:value-type="float" office:value="0.944236">
                <text:p>0.944236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24829">
                <text:p>0.82482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522098">
                <text:p>0.522098</text:p>
              </table:table-cell>
              <table:table-cell office:value-type="float" office:value="0.747919">
                <text:p>0.747919</text:p>
              </table:table-cell>
              <table:table-cell office:value-type="float" office:value="0.806993">
                <text:p>0.806993</text:p>
              </table:table-cell>
              <table:table-cell office:value-type="float" office:value="0.828964">
                <text:p>0.828964</text:p>
              </table:table-cell>
              <table:table-cell office:value-type="float" office:value="0.852329">
                <text:p>0.852329</text:p>
              </table:table-cell>
              <table:table-cell office:value-type="float" office:value="0.883616">
                <text:p>0.883616</text:p>
              </table:table-cell>
              <table:table-cell office:value-type="float" office:value="0.902498">
                <text:p>0.902498</text:p>
              </table:table-cell>
              <table:table-cell office:value-type="float" office:value="0.914552">
                <text:p>0.914552</text:p>
              </table:table-cell>
              <table:table-cell office:value-type="float" office:value="0.955575">
                <text:p>0.955575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37286">
                <text:p>0.83728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75048">
                <text:p>0.375048</text:p>
              </table:table-cell>
              <table:table-cell office:value-type="float" office:value="0.774148">
                <text:p>0.774148</text:p>
              </table:table-cell>
              <table:table-cell office:value-type="float" office:value="0.810424">
                <text:p>0.810424</text:p>
              </table:table-cell>
              <table:table-cell office:value-type="float" office:value="0.829373">
                <text:p>0.829373</text:p>
              </table:table-cell>
              <table:table-cell office:value-type="float" office:value="0.849598">
                <text:p>0.849598</text:p>
              </table:table-cell>
              <table:table-cell office:value-type="float" office:value="0.885827">
                <text:p>0.885827</text:p>
              </table:table-cell>
              <table:table-cell office:value-type="float" office:value="0.902894">
                <text:p>0.902894</text:p>
              </table:table-cell>
              <table:table-cell office:value-type="float" office:value="0.915401">
                <text:p>0.915401</text:p>
              </table:table-cell>
              <table:table-cell office:value-type="float" office:value="0.945036">
                <text:p>0.945036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24606">
                <text:p>0.82460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618485">
                <text:p>0.618485</text:p>
              </table:table-cell>
              <table:table-cell office:value-type="float" office:value="0.727567">
                <text:p>0.727567</text:p>
              </table:table-cell>
              <table:table-cell office:value-type="float" office:value="0.801196">
                <text:p>0.801196</text:p>
              </table:table-cell>
              <table:table-cell office:value-type="float" office:value="0.830135">
                <text:p>0.830135</text:p>
              </table:table-cell>
              <table:table-cell office:value-type="float" office:value="0.860717">
                <text:p>0.860717</text:p>
              </table:table-cell>
              <table:table-cell office:value-type="float" office:value="0.893177">
                <text:p>0.893177</text:p>
              </table:table-cell>
              <table:table-cell office:value-type="float" office:value="0.901903">
                <text:p>0.901903</text:p>
              </table:table-cell>
              <table:table-cell office:value-type="float" office:value="0.911155">
                <text:p>0.911155</text:p>
              </table:table-cell>
              <table:table-cell office:value-type="float" office:value="0.940568">
                <text:p>0.940568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44322">
                <text:p>0.84432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515849">
                <text:p>0.515849</text:p>
              </table:table-cell>
              <table:table-cell office:value-type="float" office:value="0.70472">
                <text:p>0.70472</text:p>
              </table:table-cell>
              <table:table-cell office:value-type="float" office:value="0.775054">
                <text:p>0.775054</text:p>
              </table:table-cell>
              <table:table-cell office:value-type="float" office:value="0.80684">
                <text:p>0.80684</text:p>
              </table:table-cell>
              <table:table-cell office:value-type="float" office:value="0.839946">
                <text:p>0.839946</text:p>
              </table:table-cell>
              <table:table-cell office:value-type="float" office:value="0.887857">
                <text:p>0.887857</text:p>
              </table:table-cell>
              <table:table-cell office:value-type="float" office:value="0.901706">
                <text:p>0.901706</text:p>
              </table:table-cell>
              <table:table-cell office:value-type="float" office:value="0.912004">
                <text:p>0.912004</text:p>
              </table:table-cell>
              <table:table-cell office:value-type="float" office:value="0.948364">
                <text:p>0.948364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25066">
                <text:p>0.82506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596393">
                <text:p>0.596393</text:p>
              </table:table-cell>
              <table:table-cell office:value-type="float" office:value="0.753062">
                <text:p>0.753062</text:p>
              </table:table-cell>
              <table:table-cell office:value-type="float" office:value="0.789706">
                <text:p>0.789706</text:p>
              </table:table-cell>
              <table:table-cell office:value-type="float" office:value="0.834239">
                <text:p>0.834239</text:p>
              </table:table-cell>
              <table:table-cell office:value-type="float" office:value="0.888199">
                <text:p>0.888199</text:p>
              </table:table-cell>
              <table:table-cell office:value-type="float" office:value="0.900122">
                <text:p>0.900122</text:p>
              </table:table-cell>
              <table:table-cell office:value-type="float" office:value="0.903486">
                <text:p>0.903486</text:p>
              </table:table-cell>
              <table:table-cell office:value-type="float" office:value="0.921363">
                <text:p>0.921363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50321">
                <text:p>0.85032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527499">
                <text:p>0.527499</text:p>
              </table:table-cell>
              <table:table-cell office:value-type="float" office:value="0.742197">
                <text:p>0.742197</text:p>
              </table:table-cell>
              <table:table-cell office:value-type="float" office:value="0.79773">
                <text:p>0.79773</text:p>
              </table:table-cell>
              <table:table-cell office:value-type="float" office:value="0.829858">
                <text:p>0.829858</text:p>
              </table:table-cell>
              <table:table-cell office:value-type="float" office:value="0.87361">
                <text:p>0.87361</text:p>
              </table:table-cell>
              <table:table-cell office:value-type="float" office:value="0.897597">
                <text:p>0.897597</text:p>
              </table:table-cell>
              <table:table-cell office:value-type="float" office:value="0.902299">
                <text:p>0.902299</text:p>
              </table:table-cell>
              <table:table-cell office:value-type="float" office:value="0.920367">
                <text:p>0.920367</text:p>
              </table:table-cell>
              <table:table-cell office:value-type="float" office:value="0.957424">
                <text:p>0.957424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4069">
                <text:p>0.8406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644492">
                <text:p>0.644492</text:p>
              </table:table-cell>
              <table:table-cell office:value-type="float" office:value="0.774486">
                <text:p>0.774486</text:p>
              </table:table-cell>
              <table:table-cell office:value-type="float" office:value="0.817884">
                <text:p>0.817884</text:p>
              </table:table-cell>
              <table:table-cell office:value-type="float" office:value="0.854381">
                <text:p>0.854381</text:p>
              </table:table-cell>
              <table:table-cell office:value-type="float" office:value="0.888939">
                <text:p>0.888939</text:p>
              </table:table-cell>
              <table:table-cell office:value-type="float" office:value="0.900122">
                <text:p>0.900122</text:p>
              </table:table-cell>
              <table:table-cell office:value-type="float" office:value="0.902695">
                <text:p>0.902695</text:p>
              </table:table-cell>
              <table:table-cell office:value-type="float" office:value="0.922235">
                <text:p>0.922235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62187">
                <text:p>0.86218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523877">
                <text:p>0.523877</text:p>
              </table:table-cell>
              <table:table-cell office:value-type="float" office:value="0.741816">
                <text:p>0.741816</text:p>
              </table:table-cell>
              <table:table-cell office:value-type="float" office:value="0.809689">
                <text:p>0.809689</text:p>
              </table:table-cell>
              <table:table-cell office:value-type="float" office:value="0.857947">
                <text:p>0.857947</text:p>
              </table:table-cell>
              <table:table-cell office:value-type="float" office:value="0.887752">
                <text:p>0.887752</text:p>
              </table:table-cell>
              <table:table-cell office:value-type="float" office:value="0.896107">
                <text:p>0.896107</text:p>
              </table:table-cell>
              <table:table-cell office:value-type="float" office:value="0.903089">
                <text:p>0.903089</text:p>
              </table:table-cell>
              <table:table-cell office:value-type="float" office:value="0.911155">
                <text:p>0.911155</text:p>
              </table:table-cell>
              <table:table-cell office:value-type="float" office:value="0.936332">
                <text:p>0.936332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42608">
                <text:p>0.84260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359811">
                <text:p>0.359811</text:p>
              </table:table-cell>
              <table:table-cell office:value-type="float" office:value="0.730028">
                <text:p>0.730028</text:p>
              </table:table-cell>
              <table:table-cell office:value-type="float" office:value="0.796101">
                <text:p>0.796101</text:p>
              </table:table-cell>
              <table:table-cell office:value-type="float" office:value="0.859523">
                <text:p>0.859523</text:p>
              </table:table-cell>
              <table:table-cell office:value-type="float" office:value="0.889048">
                <text:p>0.889048</text:p>
              </table:table-cell>
              <table:table-cell office:value-type="float" office:value="0.898115">
                <text:p>0.898115</text:p>
              </table:table-cell>
              <table:table-cell office:value-type="float" office:value="0.904276">
                <text:p>0.904276</text:p>
              </table:table-cell>
              <table:table-cell office:value-type="float" office:value="0.9151">
                <text:p>0.9151</text:p>
              </table:table-cell>
              <table:table-cell office:value-type="float" office:value="0.949283">
                <text:p>0.949283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2596">
                <text:p>0.8259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602329">
                <text:p>0.602329</text:p>
              </table:table-cell>
              <table:table-cell office:value-type="float" office:value="0.775926">
                <text:p>0.775926</text:p>
              </table:table-cell>
              <table:table-cell office:value-type="float" office:value="0.858395">
                <text:p>0.858395</text:p>
              </table:table-cell>
              <table:table-cell office:value-type="float" office:value="0.888011">
                <text:p>0.888011</text:p>
              </table:table-cell>
              <table:table-cell office:value-type="float" office:value="0.896107">
                <text:p>0.896107</text:p>
              </table:table-cell>
              <table:table-cell office:value-type="float" office:value="0.903683">
                <text:p>0.903683</text:p>
              </table:table-cell>
              <table:table-cell office:value-type="float" office:value="0.909457">
                <text:p>0.909457</text:p>
              </table:table-cell>
              <table:table-cell office:value-type="float" office:value="0.926701">
                <text:p>0.926701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67724">
                <text:p>0.86772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593791">
                <text:p>0.593791</text:p>
              </table:table-cell>
              <table:table-cell office:value-type="float" office:value="0.777201">
                <text:p>0.777201</text:p>
              </table:table-cell>
              <table:table-cell office:value-type="float" office:value="0.883675">
                <text:p>0.883675</text:p>
              </table:table-cell>
              <table:table-cell office:value-type="float" office:value="0.892761">
                <text:p>0.892761</text:p>
              </table:table-cell>
              <table:table-cell office:value-type="float" office:value="0.900319">
                <text:p>0.900319</text:p>
              </table:table-cell>
              <table:table-cell office:value-type="float" office:value="0.905862">
                <text:p>0.905862</text:p>
              </table:table-cell>
              <table:table-cell office:value-type="float" office:value="0.915065">
                <text:p>0.915065</text:p>
              </table:table-cell>
              <table:table-cell office:value-type="float" office:value="0.921432">
                <text:p>0.921432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70674">
                <text:p>0.87067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55661">
                <text:p>0.655661</text:p>
              </table:table-cell>
              <table:table-cell office:value-type="float" office:value="0.820963">
                <text:p>0.820963</text:p>
              </table:table-cell>
              <table:table-cell office:value-type="float" office:value="0.888003">
                <text:p>0.888003</text:p>
              </table:table-cell>
              <table:table-cell office:value-type="float" office:value="0.899453">
                <text:p>0.899453</text:p>
              </table:table-cell>
              <table:table-cell office:value-type="float" office:value="0.905265">
                <text:p>0.905265</text:p>
              </table:table-cell>
              <table:table-cell office:value-type="float" office:value="0.906061">
                <text:p>0.906061</text:p>
              </table:table-cell>
              <table:table-cell office:value-type="float" office:value="0.918629">
                <text:p>0.918629</text:p>
              </table:table-cell>
              <table:table-cell office:value-type="float" office:value="0.945144">
                <text:p>0.945144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85581">
                <text:p>0.88558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476727">
                <text:p>0.476727</text:p>
              </table:table-cell>
              <table:table-cell office:value-type="float" office:value="0.749757">
                <text:p>0.749757</text:p>
              </table:table-cell>
              <table:table-cell office:value-type="float" office:value="0.868029">
                <text:p>0.868029</text:p>
              </table:table-cell>
              <table:table-cell office:value-type="float" office:value="0.898981">
                <text:p>0.898981</text:p>
              </table:table-cell>
              <table:table-cell office:value-type="float" office:value="0.905862">
                <text:p>0.905862</text:p>
              </table:table-cell>
              <table:table-cell office:value-type="float" office:value="0.906061">
                <text:p>0.906061</text:p>
              </table:table-cell>
              <table:table-cell office:value-type="float" office:value="0.9132">
                <text:p>0.9132</text:p>
              </table:table-cell>
              <table:table-cell office:value-type="float" office:value="0.921432">
                <text:p>0.921432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55668">
                <text:p>0.85566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576761">
                <text:p>0.576761</text:p>
              </table:table-cell>
              <table:table-cell office:value-type="float" office:value="0.648814">
                <text:p>0.648814</text:p>
              </table:table-cell>
              <table:table-cell office:value-type="float" office:value="0.794367">
                <text:p>0.794367</text:p>
              </table:table-cell>
              <table:table-cell office:value-type="float" office:value="0.888327">
                <text:p>0.888327</text:p>
              </table:table-cell>
              <table:table-cell office:value-type="float" office:value="0.901901">
                <text:p>0.901901</text:p>
              </table:table-cell>
              <table:table-cell office:value-type="float" office:value="0.906061">
                <text:p>0.906061</text:p>
              </table:table-cell>
              <table:table-cell office:value-type="float" office:value="0.909803">
                <text:p>0.909803</text:p>
              </table:table-cell>
              <table:table-cell office:value-type="float" office:value="0.918797">
                <text:p>0.918797</text:p>
              </table:table-cell>
              <table:table-cell office:value-type="float" office:value="0.955682">
                <text:p>0.955682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45883">
                <text:p>0.84588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600729">
                <text:p>0.600729</text:p>
              </table:table-cell>
              <table:table-cell office:value-type="float" office:value="0.643913">
                <text:p>0.643913</text:p>
              </table:table-cell>
              <table:table-cell office:value-type="float" office:value="0.765723">
                <text:p>0.765723</text:p>
              </table:table-cell>
              <table:table-cell office:value-type="float" office:value="0.876167">
                <text:p>0.876167</text:p>
              </table:table-cell>
              <table:table-cell office:value-type="float" office:value="0.896927">
                <text:p>0.896927</text:p>
              </table:table-cell>
              <table:table-cell office:value-type="float" office:value="0.905269">
                <text:p>0.905269</text:p>
              </table:table-cell>
              <table:table-cell office:value-type="float" office:value="0.9132">
                <text:p>0.9132</text:p>
              </table:table-cell>
              <table:table-cell office:value-type="float" office:value="0.929336">
                <text:p>0.929336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4479">
                <text:p>0.8447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493052">
                <text:p>0.493052</text:p>
              </table:table-cell>
              <table:table-cell office:value-type="float" office:value="0.633486">
                <text:p>0.633486</text:p>
              </table:table-cell>
              <table:table-cell office:value-type="float" office:value="0.744385">
                <text:p>0.744385</text:p>
              </table:table-cell>
              <table:table-cell office:value-type="float" office:value="0.855376">
                <text:p>0.855376</text:p>
              </table:table-cell>
              <table:table-cell office:value-type="float" office:value="0.891767">
                <text:p>0.891767</text:p>
              </table:table-cell>
              <table:table-cell office:value-type="float" office:value="0.904081">
                <text:p>0.904081</text:p>
              </table:table-cell>
              <table:table-cell office:value-type="float" office:value="0.909289">
                <text:p>0.909289</text:p>
              </table:table-cell>
              <table:table-cell office:value-type="float" office:value="0.929336">
                <text:p>0.929336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27741">
                <text:p>0.82774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472859">
                <text:p>0.472859</text:p>
              </table:table-cell>
              <table:table-cell office:value-type="float" office:value="0.614234">
                <text:p>0.614234</text:p>
              </table:table-cell>
              <table:table-cell office:value-type="float" office:value="0.661054">
                <text:p>0.661054</text:p>
              </table:table-cell>
              <table:table-cell office:value-type="float" office:value="0.822468">
                <text:p>0.822468</text:p>
              </table:table-cell>
              <table:table-cell office:value-type="float" office:value="0.877638">
                <text:p>0.877638</text:p>
              </table:table-cell>
              <table:table-cell office:value-type="float" office:value="0.902498">
                <text:p>0.902498</text:p>
              </table:table-cell>
              <table:table-cell office:value-type="float" office:value="0.906061">
                <text:p>0.906061</text:p>
              </table:table-cell>
              <table:table-cell office:value-type="float" office:value="0.92305">
                <text:p>0.92305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0965">
                <text:p>0.8096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39928">
                <text:p>0.39928</text:p>
              </table:table-cell>
              <table:table-cell office:value-type="float" office:value="0.613206">
                <text:p>0.613206</text:p>
              </table:table-cell>
              <table:table-cell office:value-type="float" office:value="0.661092">
                <text:p>0.661092</text:p>
              </table:table-cell>
              <table:table-cell office:value-type="float" office:value="0.81182">
                <text:p>0.81182</text:p>
              </table:table-cell>
              <table:table-cell office:value-type="float" office:value="0.873081">
                <text:p>0.873081</text:p>
              </table:table-cell>
              <table:table-cell office:value-type="float" office:value="0.89918">
                <text:p>0.89918</text:p>
              </table:table-cell>
              <table:table-cell office:value-type="float" office:value="0.910306">
                <text:p>0.910306</text:p>
              </table:table-cell>
              <table:table-cell office:value-type="float" office:value="0.93724">
                <text:p>0.93724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02184">
                <text:p>0.80218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507026">
                <text:p>0.507026</text:p>
              </table:table-cell>
              <table:table-cell office:value-type="float" office:value="0.619099">
                <text:p>0.619099</text:p>
              </table:table-cell>
              <table:table-cell office:value-type="float" office:value="0.657596">
                <text:p>0.657596</text:p>
              </table:table-cell>
              <table:table-cell office:value-type="float" office:value="0.805176">
                <text:p>0.805176</text:p>
              </table:table-cell>
              <table:table-cell office:value-type="float" office:value="0.893684">
                <text:p>0.893684</text:p>
              </table:table-cell>
              <table:table-cell office:value-type="float" office:value="0.906061">
                <text:p>0.906061</text:p>
              </table:table-cell>
              <table:table-cell office:value-type="float" office:value="0.917099">
                <text:p>0.917099</text:p>
              </table:table-cell>
              <table:table-cell office:value-type="float" office:value="0.942509">
                <text:p>0.942509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16488">
                <text:p>0.81648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521611">
                <text:p>0.521611</text:p>
              </table:table-cell>
              <table:table-cell office:value-type="float" office:value="0.612102">
                <text:p>0.612102</text:p>
              </table:table-cell>
              <table:table-cell office:value-type="float" office:value="0.650886">
                <text:p>0.650886</text:p>
              </table:table-cell>
              <table:table-cell office:value-type="float" office:value="0.725433">
                <text:p>0.725433</text:p>
              </table:table-cell>
              <table:table-cell office:value-type="float" office:value="0.885108">
                <text:p>0.885108</text:p>
              </table:table-cell>
              <table:table-cell office:value-type="float" office:value="0.906344">
                <text:p>0.906344</text:p>
              </table:table-cell>
              <table:table-cell office:value-type="float" office:value="0.918797">
                <text:p>0.918797</text:p>
              </table:table-cell>
              <table:table-cell office:value-type="float" office:value="0.950413">
                <text:p>0.950413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08733">
                <text:p>0.80873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556048">
                <text:p>0.556048</text:p>
              </table:table-cell>
              <table:table-cell office:value-type="float" office:value="0.631047">
                <text:p>0.631047</text:p>
              </table:table-cell>
              <table:table-cell office:value-type="float" office:value="0.657596">
                <text:p>0.657596</text:p>
              </table:table-cell>
              <table:table-cell office:value-type="float" office:value="0.696616">
                <text:p>0.696616</text:p>
              </table:table-cell>
              <table:table-cell office:value-type="float" office:value="0.820626">
                <text:p>0.820626</text:p>
              </table:table-cell>
              <table:table-cell office:value-type="float" office:value="0.892673">
                <text:p>0.892673</text:p>
              </table:table-cell>
              <table:table-cell office:value-type="float" office:value="0.909971">
                <text:p>0.909971</text:p>
              </table:table-cell>
              <table:table-cell office:value-type="float" office:value="0.939874">
                <text:p>0.939874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02109">
                <text:p>0.80210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454718">
                <text:p>0.454718</text:p>
              </table:table-cell>
              <table:table-cell office:value-type="float" office:value="0.629921">
                <text:p>0.629921</text:p>
              </table:table-cell>
              <table:table-cell office:value-type="float" office:value="0.657596">
                <text:p>0.657596</text:p>
              </table:table-cell>
              <table:table-cell office:value-type="float" office:value="0.678181">
                <text:p>0.678181</text:p>
              </table:table-cell>
              <table:table-cell office:value-type="float" office:value="0.820244">
                <text:p>0.820244</text:p>
              </table:table-cell>
              <table:table-cell office:value-type="float" office:value="0.883203">
                <text:p>0.883203</text:p>
              </table:table-cell>
              <table:table-cell office:value-type="float" office:value="0.91082">
                <text:p>0.91082</text:p>
              </table:table-cell>
              <table:table-cell office:value-type="float" office:value="0.947778">
                <text:p>0.947778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789909">
                <text:p>0.78990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551388">
                <text:p>0.551388</text:p>
              </table:table-cell>
              <table:table-cell office:value-type="float" office:value="0.625088">
                <text:p>0.625088</text:p>
              </table:table-cell>
              <table:table-cell office:value-type="float" office:value="0.656978">
                <text:p>0.656978</text:p>
              </table:table-cell>
              <table:table-cell office:value-type="float" office:value="0.741634">
                <text:p>0.741634</text:p>
              </table:table-cell>
              <table:table-cell office:value-type="float" office:value="0.864395">
                <text:p>0.864395</text:p>
              </table:table-cell>
              <table:table-cell office:value-type="float" office:value="0.901783">
                <text:p>0.901783</text:p>
              </table:table-cell>
              <table:table-cell office:value-type="float" office:value="0.914216">
                <text:p>0.914216</text:p>
              </table:table-cell>
              <table:table-cell office:value-type="float" office:value="0.934605">
                <text:p>0.934605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10672">
                <text:p>0.81067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54823">
                <text:p>0.54823</text:p>
              </table:table-cell>
              <table:table-cell office:value-type="float" office:value="0.622152">
                <text:p>0.622152</text:p>
              </table:table-cell>
              <table:table-cell office:value-type="float" office:value="0.685621">
                <text:p>0.685621</text:p>
              </table:table-cell>
              <table:table-cell office:value-type="float" office:value="0.853101">
                <text:p>0.853101</text:p>
              </table:table-cell>
              <table:table-cell office:value-type="float" office:value="0.899646">
                <text:p>0.899646</text:p>
              </table:table-cell>
              <table:table-cell office:value-type="float" office:value="0.911837">
                <text:p>0.911837</text:p>
              </table:table-cell>
              <table:table-cell office:value-type="float" office:value="0.922295">
                <text:p>0.922295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31783">
                <text:p>0.83178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548942">
                <text:p>0.548942</text:p>
              </table:table-cell>
              <table:table-cell office:value-type="float" office:value="0.644184">
                <text:p>0.644184</text:p>
              </table:table-cell>
              <table:table-cell office:value-type="float" office:value="0.794719">
                <text:p>0.794719</text:p>
              </table:table-cell>
              <table:table-cell office:value-type="float" office:value="0.880305">
                <text:p>0.880305</text:p>
              </table:table-cell>
              <table:table-cell office:value-type="float" office:value="0.906402">
                <text:p>0.906402</text:p>
              </table:table-cell>
              <table:table-cell office:value-type="float" office:value="0.918797">
                <text:p>0.918797</text:p>
              </table:table-cell>
              <table:table-cell office:value-type="float" office:value="0.951276">
                <text:p>0.951276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51958">
                <text:p>0.85195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619201">
                <text:p>0.619201</text:p>
              </table:table-cell>
              <table:table-cell office:value-type="float" office:value="0.738275">
                <text:p>0.738275</text:p>
              </table:table-cell>
              <table:table-cell office:value-type="float" office:value="0.870475">
                <text:p>0.870475</text:p>
              </table:table-cell>
              <table:table-cell office:value-type="float" office:value="0.90388">
                <text:p>0.90388</text:p>
              </table:table-cell>
              <table:table-cell office:value-type="float" office:value="0.910988">
                <text:p>0.910988</text:p>
              </table:table-cell>
              <table:table-cell office:value-type="float" office:value="0.91966">
                <text:p>0.91966</text:p>
              </table:table-cell>
              <table:table-cell office:value-type="float" office:value="0.956401">
                <text:p>0.956401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79383">
                <text:p>0.87938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606326">
                <text:p>0.606326</text:p>
              </table:table-cell>
              <table:table-cell office:value-type="float" office:value="0.733709">
                <text:p>0.733709</text:p>
              </table:table-cell>
              <table:table-cell office:value-type="float" office:value="0.873809">
                <text:p>0.873809</text:p>
              </table:table-cell>
              <table:table-cell office:value-type="float" office:value="0.905068">
                <text:p>0.905068</text:p>
              </table:table-cell>
              <table:table-cell office:value-type="float" office:value="0.911536">
                <text:p>0.911536</text:p>
              </table:table-cell>
              <table:table-cell office:value-type="float" office:value="0.938955">
                <text:p>0.938955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80267">
                <text:p>0.88026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487933">
                <text:p>0.487933</text:p>
              </table:table-cell>
              <table:table-cell office:value-type="float" office:value="0.659435">
                <text:p>0.659435</text:p>
              </table:table-cell>
              <table:table-cell office:value-type="float" office:value="0.882165">
                <text:p>0.882165</text:p>
              </table:table-cell>
              <table:table-cell office:value-type="float" office:value="0.906609">
                <text:p>0.906609</text:p>
              </table:table-cell>
              <table:table-cell office:value-type="float" office:value="0.925481">
                <text:p>0.925481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65321">
                <text:p>0.86532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565355">
                <text:p>0.565355</text:p>
              </table:table-cell>
              <table:table-cell office:value-type="float" office:value="0.610048">
                <text:p>0.610048</text:p>
              </table:table-cell>
              <table:table-cell office:value-type="float" office:value="0.711214">
                <text:p>0.711214</text:p>
              </table:table-cell>
              <table:table-cell office:value-type="float" office:value="0.896602">
                <text:p>0.896602</text:p>
              </table:table-cell>
              <table:table-cell office:value-type="float" office:value="0.906061">
                <text:p>0.906061</text:p>
              </table:table-cell>
              <table:table-cell office:value-type="float" office:value="0.921519">
                <text:p>0.921519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44407">
                <text:p>0.84440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286512">
                <text:p>0.286512</text:p>
              </table:table-cell>
              <table:table-cell office:value-type="float" office:value="0.608599">
                <text:p>0.608599</text:p>
              </table:table-cell>
              <table:table-cell office:value-type="float" office:value="0.711124">
                <text:p>0.711124</text:p>
              </table:table-cell>
              <table:table-cell office:value-type="float" office:value="0.90172">
                <text:p>0.90172</text:p>
              </table:table-cell>
              <table:table-cell office:value-type="float" office:value="0.906061">
                <text:p>0.906061</text:p>
              </table:table-cell>
              <table:table-cell office:value-type="float" office:value="0.934605">
                <text:p>0.934605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18189">
                <text:p>0.81818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388577">
                <text:p>0.388577</text:p>
              </table:table-cell>
              <table:table-cell office:value-type="float" office:value="0.60806">
                <text:p>0.60806</text:p>
              </table:table-cell>
              <table:table-cell office:value-type="float" office:value="0.688463">
                <text:p>0.688463</text:p>
              </table:table-cell>
              <table:table-cell office:value-type="float" office:value="0.89789">
                <text:p>0.89789</text:p>
              </table:table-cell>
              <table:table-cell office:value-type="float" office:value="0.906061">
                <text:p>0.906061</text:p>
              </table:table-cell>
              <table:table-cell office:value-type="float" office:value="0.926788">
                <text:p>0.926788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24911">
                <text:p>0.82491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86573">
                <text:p>0.386573</text:p>
              </table:table-cell>
              <table:table-cell office:value-type="float" office:value="0.60806">
                <text:p>0.60806</text:p>
              </table:table-cell>
              <table:table-cell office:value-type="float" office:value="0.615975">
                <text:p>0.615975</text:p>
              </table:table-cell>
              <table:table-cell office:value-type="float" office:value="0.857914">
                <text:p>0.857914</text:p>
              </table:table-cell>
              <table:table-cell office:value-type="float" office:value="0.906061">
                <text:p>0.906061</text:p>
              </table:table-cell>
              <table:table-cell office:value-type="float" office:value="0.943446">
                <text:p>0.943446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1513">
                <text:p>0.8151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360591">
                <text:p>0.360591</text:p>
              </table:table-cell>
              <table:table-cell office:value-type="float" office:value="0.617149">
                <text:p>0.617149</text:p>
              </table:table-cell>
              <table:table-cell office:value-type="float" office:value="0.849259">
                <text:p>0.849259</text:p>
              </table:table-cell>
              <table:table-cell office:value-type="float" office:value="0.906061">
                <text:p>0.906061</text:p>
              </table:table-cell>
              <table:table-cell office:value-type="float" office:value="0.918123">
                <text:p>0.918123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44277">
                <text:p>0.844277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464118">
                <text:p>0.464118</text:p>
              </table:table-cell>
              <table:table-cell office:value-type="float" office:value="0.685145">
                <text:p>0.685145</text:p>
              </table:table-cell>
              <table:table-cell office:value-type="float" office:value="0.89779">
                <text:p>0.89779</text:p>
              </table:table-cell>
              <table:table-cell office:value-type="float" office:value="0.926876">
                <text:p>0.926876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72383">
                <text:p>0.872383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602433">
                <text:p>0.602433</text:p>
              </table:table-cell>
              <table:table-cell office:value-type="float" office:value="0.866785">
                <text:p>0.866785</text:p>
              </table:table-cell>
              <table:table-cell office:value-type="float" office:value="0.938264">
                <text:p>0.938264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1157">
                <text:p>0.9115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563597">
                <text:p>0.563597</text:p>
              </table:table-cell>
              <table:table-cell office:value-type="float" office:value="0.835081">
                <text:p>0.835081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06521">
                <text:p>0.90652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581744">
                <text:p>0.581744</text:p>
              </table:table-cell>
              <table:table-cell office:value-type="float" office:value="0.841843">
                <text:p>0.841843</text:p>
              </table:table-cell>
              <table:table-cell office:value-type="float" office:value="0.95135">
                <text:p>0.95135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08316">
                <text:p>0.90831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505093">
                <text:p>0.505093</text:p>
              </table:table-cell>
              <table:table-cell office:value-type="float" office:value="0.846034">
                <text:p>0.846034</text:p>
              </table:table-cell>
              <table:table-cell office:value-type="float" office:value="0.922688">
                <text:p>0.922688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98203">
                <text:p>0.89820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488932">
                <text:p>0.488932</text:p>
              </table:table-cell>
              <table:table-cell office:value-type="float" office:value="0.81106">
                <text:p>0.81106</text:p>
              </table:table-cell>
              <table:table-cell office:value-type="float" office:value="0.882357">
                <text:p>0.882357</text:p>
              </table:table-cell>
              <table:table-cell office:value-type="float" office:value="0.930447">
                <text:p>0.93044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8627">
                <text:p>0.8862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647812">
                <text:p>0.647812</text:p>
              </table:table-cell>
              <table:table-cell office:value-type="float" office:value="0.814194">
                <text:p>0.814194</text:p>
              </table:table-cell>
              <table:table-cell office:value-type="float" office:value="0.886762">
                <text:p>0.886762</text:p>
              </table:table-cell>
              <table:table-cell office:value-type="float" office:value="0.947866">
                <text:p>0.947866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04654">
                <text:p>0.904654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526849">
                <text:p>0.526849</text:p>
              </table:table-cell>
              <table:table-cell office:value-type="float" office:value="0.804991">
                <text:p>0.804991</text:p>
              </table:table-cell>
              <table:table-cell office:value-type="float" office:value="0.875169">
                <text:p>0.875169</text:p>
              </table:table-cell>
              <table:table-cell office:value-type="float" office:value="0.954833">
                <text:p>0.954833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91174">
                <text:p>0.89117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586831">
                <text:p>0.586831</text:p>
              </table:table-cell>
              <table:table-cell office:value-type="float" office:value="0.814881">
                <text:p>0.814881</text:p>
              </table:table-cell>
              <table:table-cell office:value-type="float" office:value="0.876843">
                <text:p>0.876843</text:p>
              </table:table-cell>
              <table:table-cell office:value-type="float" office:value="0.95135">
                <text:p>0.95135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97981">
                <text:p>0.89798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654554">
                <text:p>0.654554</text:p>
              </table:table-cell>
              <table:table-cell office:value-type="float" office:value="0.798309">
                <text:p>0.798309</text:p>
              </table:table-cell>
              <table:table-cell office:value-type="float" office:value="0.855285">
                <text:p>0.855285</text:p>
              </table:table-cell>
              <table:table-cell office:value-type="float" office:value="0.926567">
                <text:p>0.92656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98462">
                <text:p>0.89846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597563">
                <text:p>0.597563</text:p>
              </table:table-cell>
              <table:table-cell office:value-type="float" office:value="0.834597">
                <text:p>0.834597</text:p>
              </table:table-cell>
              <table:table-cell office:value-type="float" office:value="0.879604">
                <text:p>0.879604</text:p>
              </table:table-cell>
              <table:table-cell office:value-type="float" office:value="0.940898">
                <text:p>0.940898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00256">
                <text:p>0.90025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711169">
                <text:p>0.711169</text:p>
              </table:table-cell>
              <table:table-cell office:value-type="float" office:value="0.818203">
                <text:p>0.818203</text:p>
              </table:table-cell>
              <table:table-cell office:value-type="float" office:value="0.870727">
                <text:p>0.870727</text:p>
              </table:table-cell>
              <table:table-cell office:value-type="float" office:value="0.905665">
                <text:p>0.905665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05567">
                <text:p>0.90556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722417">
                <text:p>0.722417</text:p>
              </table:table-cell>
              <table:table-cell office:value-type="float" office:value="0.812201">
                <text:p>0.812201</text:p>
              </table:table-cell>
              <table:table-cell office:value-type="float" office:value="0.834811">
                <text:p>0.834811</text:p>
              </table:table-cell>
              <table:table-cell office:value-type="float" office:value="0.880709">
                <text:p>0.880709</text:p>
              </table:table-cell>
              <table:table-cell office:value-type="float" office:value="0.909544">
                <text:p>0.909544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95127">
                <text:p>0.89512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506164">
                <text:p>0.506164</text:p>
              </table:table-cell>
              <table:table-cell office:value-type="float" office:value="0.781582">
                <text:p>0.781582</text:p>
              </table:table-cell>
              <table:table-cell office:value-type="float" office:value="0.821525">
                <text:p>0.821525</text:p>
              </table:table-cell>
              <table:table-cell office:value-type="float" office:value="0.866211">
                <text:p>0.866211</text:p>
              </table:table-cell>
              <table:table-cell office:value-type="float" office:value="0.908293">
                <text:p>0.908293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67536">
                <text:p>0.86753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640191">
                <text:p>0.640191</text:p>
              </table:table-cell>
              <table:table-cell office:value-type="float" office:value="0.7932">
                <text:p>0.7932</text:p>
              </table:table-cell>
              <table:table-cell office:value-type="float" office:value="0.824846">
                <text:p>0.824846</text:p>
              </table:table-cell>
              <table:table-cell office:value-type="float" office:value="0.864705">
                <text:p>0.864705</text:p>
              </table:table-cell>
              <table:table-cell office:value-type="float" office:value="0.897394">
                <text:p>0.897394</text:p>
              </table:table-cell>
              <table:table-cell office:value-type="float" office:value="0.944382">
                <text:p>0.944382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79799">
                <text:p>0.87979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630426">
                <text:p>0.630426</text:p>
              </table:table-cell>
              <table:table-cell office:value-type="float" office:value="0.808997">
                <text:p>0.808997</text:p>
              </table:table-cell>
              <table:table-cell office:value-type="float" office:value="0.821525">
                <text:p>0.821525</text:p>
              </table:table-cell>
              <table:table-cell office:value-type="float" office:value="0.867066">
                <text:p>0.867066</text:p>
              </table:table-cell>
              <table:table-cell office:value-type="float" office:value="0.906061">
                <text:p>0.906061</text:p>
              </table:table-cell>
              <table:table-cell office:value-type="float" office:value="0.95135">
                <text:p>0.95135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81869">
                <text:p>0.88186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559761">
                <text:p>0.559761</text:p>
              </table:table-cell>
              <table:table-cell office:value-type="float" office:value="0.807603">
                <text:p>0.807603</text:p>
              </table:table-cell>
              <table:table-cell office:value-type="float" office:value="0.828168">
                <text:p>0.828168</text:p>
              </table:table-cell>
              <table:table-cell office:value-type="float" office:value="0.864705">
                <text:p>0.864705</text:p>
              </table:table-cell>
              <table:table-cell office:value-type="float" office:value="0.889519">
                <text:p>0.889519</text:p>
              </table:table-cell>
              <table:table-cell office:value-type="float" office:value="0.954833">
                <text:p>0.954833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73786">
                <text:p>0.87378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589082">
                <text:p>0.589082</text:p>
              </table:table-cell>
              <table:table-cell office:value-type="float" office:value="0.806985">
                <text:p>0.806985</text:p>
              </table:table-cell>
              <table:table-cell office:value-type="float" office:value="0.839386">
                <text:p>0.839386</text:p>
              </table:table-cell>
              <table:table-cell office:value-type="float" office:value="0.867462">
                <text:p>0.867462</text:p>
              </table:table-cell>
              <table:table-cell office:value-type="float" office:value="0.906061">
                <text:p>0.906061</text:p>
              </table:table-cell>
              <table:table-cell office:value-type="float" office:value="0.95135">
                <text:p>0.95135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79359">
                <text:p>0.87935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487399">
                <text:p>0.487399</text:p>
              </table:table-cell>
              <table:table-cell office:value-type="float" office:value="0.799283">
                <text:p>0.799283</text:p>
              </table:table-cell>
              <table:table-cell office:value-type="float" office:value="0.834811">
                <text:p>0.834811</text:p>
              </table:table-cell>
              <table:table-cell office:value-type="float" office:value="0.864705">
                <text:p>0.864705</text:p>
              </table:table-cell>
              <table:table-cell office:value-type="float" office:value="0.898503">
                <text:p>0.898503</text:p>
              </table:table-cell>
              <table:table-cell office:value-type="float" office:value="0.940898">
                <text:p>0.940898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65887">
                <text:p>0.865887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449664">
                <text:p>0.449664</text:p>
              </table:table-cell>
              <table:table-cell office:value-type="float" office:value="0.770915">
                <text:p>0.770915</text:p>
              </table:table-cell>
              <table:table-cell office:value-type="float" office:value="0.814881">
                <text:p>0.814881</text:p>
              </table:table-cell>
              <table:table-cell office:value-type="float" office:value="0.862237">
                <text:p>0.862237</text:p>
              </table:table-cell>
              <table:table-cell office:value-type="float" office:value="0.911725">
                <text:p>0.911725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60101">
                <text:p>0.860101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532983">
                <text:p>0.532983</text:p>
              </table:table-cell>
              <table:table-cell office:value-type="float" office:value="0.796123">
                <text:p>0.796123</text:p>
              </table:table-cell>
              <table:table-cell office:value-type="float" office:value="0.814881">
                <text:p>0.814881</text:p>
              </table:table-cell>
              <table:table-cell office:value-type="float" office:value="0.861361">
                <text:p>0.861361</text:p>
              </table:table-cell>
              <table:table-cell office:value-type="float" office:value="0.907463">
                <text:p>0.907463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7044">
                <text:p>0.8704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661867">
                <text:p>0.661867</text:p>
              </table:table-cell>
              <table:table-cell office:value-type="float" office:value="0.812094">
                <text:p>0.812094</text:p>
              </table:table-cell>
              <table:table-cell office:value-type="float" office:value="0.830662">
                <text:p>0.830662</text:p>
              </table:table-cell>
              <table:table-cell office:value-type="float" office:value="0.88435">
                <text:p>0.88435</text:p>
              </table:table-cell>
              <table:table-cell office:value-type="float" office:value="0.926963">
                <text:p>0.926963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90752">
                <text:p>0.89075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574256">
                <text:p>0.574256</text:p>
              </table:table-cell>
              <table:table-cell office:value-type="float" office:value="0.805744">
                <text:p>0.805744</text:p>
              </table:table-cell>
              <table:table-cell office:value-type="float" office:value="0.836851">
                <text:p>0.836851</text:p>
              </table:table-cell>
              <table:table-cell office:value-type="float" office:value="0.895039">
                <text:p>0.895039</text:p>
              </table:table-cell>
              <table:table-cell office:value-type="float" office:value="0.95135">
                <text:p>0.95135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85482">
                <text:p>0.88548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531499">
                <text:p>0.531499</text:p>
              </table:table-cell>
              <table:table-cell office:value-type="float" office:value="0.778412">
                <text:p>0.778412</text:p>
              </table:table-cell>
              <table:table-cell office:value-type="float" office:value="0.815758">
                <text:p>0.815758</text:p>
              </table:table-cell>
              <table:table-cell office:value-type="float" office:value="0.886636">
                <text:p>0.886636</text:p>
              </table:table-cell>
              <table:table-cell office:value-type="float" office:value="0.944382">
                <text:p>0.944382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74827">
                <text:p>0.874827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629262">
                <text:p>0.629262</text:p>
              </table:table-cell>
              <table:table-cell office:value-type="float" office:value="0.807864">
                <text:p>0.807864</text:p>
              </table:table-cell>
              <table:table-cell office:value-type="float" office:value="0.84108">
                <text:p>0.84108</text:p>
              </table:table-cell>
              <table:table-cell office:value-type="float" office:value="0.931289">
                <text:p>0.931289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9594">
                <text:p>0.8959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610848">
                <text:p>0.610848</text:p>
              </table:table-cell>
              <table:table-cell office:value-type="float" office:value="0.765503">
                <text:p>0.765503</text:p>
              </table:table-cell>
              <table:table-cell office:value-type="float" office:value="0.852312">
                <text:p>0.852312</text:p>
              </table:table-cell>
              <table:table-cell office:value-type="float" office:value="0.942576">
                <text:p>0.942576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92114">
                <text:p>0.89211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621376">
                <text:p>0.621376</text:p>
              </table:table-cell>
              <table:table-cell office:value-type="float" office:value="0.796173">
                <text:p>0.796173</text:p>
              </table:table-cell>
              <table:table-cell office:value-type="float" office:value="0.830147">
                <text:p>0.830147</text:p>
              </table:table-cell>
              <table:table-cell office:value-type="float" office:value="0.93727">
                <text:p>0.9372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93487">
                <text:p>0.89348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576155">
                <text:p>0.576155</text:p>
              </table:table-cell>
              <table:table-cell office:value-type="float" office:value="0.772896">
                <text:p>0.772896</text:p>
              </table:table-cell>
              <table:table-cell office:value-type="float" office:value="0.835009">
                <text:p>0.835009</text:p>
              </table:table-cell>
              <table:table-cell office:value-type="float" office:value="0.94256">
                <text:p>0.94256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87652">
                <text:p>0.88765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416605">
                <text:p>0.416605</text:p>
              </table:table-cell>
              <table:table-cell office:value-type="float" office:value="0.701879">
                <text:p>0.701879</text:p>
              </table:table-cell>
              <table:table-cell office:value-type="float" office:value="0.823488">
                <text:p>0.823488</text:p>
              </table:table-cell>
              <table:table-cell office:value-type="float" office:value="0.920886">
                <text:p>0.920886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61276">
                <text:p>0.86127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597883">
                <text:p>0.597883</text:p>
              </table:table-cell>
              <table:table-cell office:value-type="float" office:value="0.779982">
                <text:p>0.779982</text:p>
              </table:table-cell>
              <table:table-cell office:value-type="float" office:value="0.868363">
                <text:p>0.868363</text:p>
              </table:table-cell>
              <table:table-cell office:value-type="float" office:value="0.946094">
                <text:p>0.946094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94222">
                <text:p>0.89422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618558">
                <text:p>0.618558</text:p>
              </table:table-cell>
              <table:table-cell office:value-type="float" office:value="0.846025">
                <text:p>0.846025</text:p>
              </table:table-cell>
              <table:table-cell office:value-type="float" office:value="0.930447">
                <text:p>0.93044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10325">
                <text:p>0.91032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587675">
                <text:p>0.587675</text:p>
              </table:table-cell>
              <table:table-cell office:value-type="float" office:value="0.783385">
                <text:p>0.783385</text:p>
              </table:table-cell>
              <table:table-cell office:value-type="float" office:value="0.939127">
                <text:p>0.93912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01841">
                <text:p>0.90184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54552">
                <text:p>0.54552</text:p>
              </table:table-cell>
              <table:table-cell office:value-type="float" office:value="0.804883">
                <text:p>0.804883</text:p>
              </table:table-cell>
              <table:table-cell office:value-type="float" office:value="0.943488">
                <text:p>0.943488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00211">
                <text:p>0.90021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671447">
                <text:p>0.671447</text:p>
              </table:table-cell>
              <table:table-cell office:value-type="float" office:value="0.894601">
                <text:p>0.894601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23258">
                <text:p>0.92325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614949">
                <text:p>0.614949</text:p>
              </table:table-cell>
              <table:table-cell office:value-type="float" office:value="0.824007">
                <text:p>0.824007</text:p>
              </table:table-cell>
              <table:table-cell office:value-type="float" office:value="0.951898">
                <text:p>0.951898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09907">
                <text:p>0.909907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502274">
                <text:p>0.502274</text:p>
              </table:table-cell>
              <table:table-cell office:value-type="float" office:value="0.796537">
                <text:p>0.79653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96535">
                <text:p>0.896535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496333">
                <text:p>0.496333</text:p>
              </table:table-cell>
              <table:table-cell office:value-type="float" office:value="0.654419">
                <text:p>0.654419</text:p>
              </table:table-cell>
              <table:table-cell office:value-type="float" office:value="0.860996">
                <text:p>0.860996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71997">
                <text:p>0.87199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588956">
                <text:p>0.588956</text:p>
              </table:table-cell>
              <table:table-cell office:value-type="float" office:value="0.690592">
                <text:p>0.690592</text:p>
              </table:table-cell>
              <table:table-cell office:value-type="float" office:value="0.912927">
                <text:p>0.91292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90069">
                <text:p>0.89006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03285">
                <text:p>0.603285</text:p>
              </table:table-cell>
              <table:table-cell office:value-type="float" office:value="0.608744">
                <text:p>0.608744</text:p>
              </table:table-cell>
              <table:table-cell office:value-type="float" office:value="0.748938">
                <text:p>0.748938</text:p>
              </table:table-cell>
              <table:table-cell office:value-type="float" office:value="0.939571">
                <text:p>0.939571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65044">
                <text:p>0.865044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595944">
                <text:p>0.595944</text:p>
              </table:table-cell>
              <table:table-cell office:value-type="float" office:value="0.605904">
                <text:p>0.605904</text:p>
              </table:table-cell>
              <table:table-cell office:value-type="float" office:value="0.749928">
                <text:p>0.749928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65999">
                <text:p>0.86599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582259">
                <text:p>0.582259</text:p>
              </table:table-cell>
              <table:table-cell office:value-type="float" office:value="0.604826">
                <text:p>0.604826</text:p>
              </table:table-cell>
              <table:table-cell office:value-type="float" office:value="0.675515">
                <text:p>0.675515</text:p>
              </table:table-cell>
              <table:table-cell office:value-type="float" office:value="0.954437">
                <text:p>0.95443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56694">
                <text:p>0.856694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568376">
                <text:p>0.568376</text:p>
              </table:table-cell>
              <table:table-cell office:value-type="float" office:value="0.605904">
                <text:p>0.605904</text:p>
              </table:table-cell>
              <table:table-cell office:value-type="float" office:value="0.851044">
                <text:p>0.851044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73354">
                <text:p>0.87335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601948">
                <text:p>0.601948</text:p>
              </table:table-cell>
              <table:table-cell office:value-type="float" office:value="0.686858">
                <text:p>0.686858</text:p>
              </table:table-cell>
              <table:table-cell office:value-type="float" office:value="0.944382">
                <text:p>0.944382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94141">
                <text:p>0.89414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593478">
                <text:p>0.593478</text:p>
              </table:table-cell>
              <table:table-cell office:value-type="float" office:value="0.940898">
                <text:p>0.940898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20091">
                <text:p>0.920091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61006">
                <text:p>0.61006</text:p>
              </table:table-cell>
              <table:table-cell office:value-type="float" office:value="0.875385">
                <text:p>0.875385</text:p>
              </table:table-cell>
              <table:table-cell office:value-type="float" office:value="0.95135">
                <text:p>0.95135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14501">
                <text:p>0.914501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582733">
                <text:p>0.582733</text:p>
              </table:table-cell>
              <table:table-cell office:value-type="float" office:value="0.620324">
                <text:p>0.620324</text:p>
              </table:table-cell>
              <table:table-cell office:value-type="float" office:value="0.920487">
                <text:p>0.92048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83176">
                <text:p>0.88317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573241">
                <text:p>0.573241</text:p>
              </table:table-cell>
              <table:table-cell office:value-type="float" office:value="0.614833">
                <text:p>0.614833</text:p>
              </table:table-cell>
              <table:table-cell office:value-type="float" office:value="0.791755">
                <text:p>0.791755</text:p>
              </table:table-cell>
              <table:table-cell office:value-type="float" office:value="0.950514">
                <text:p>0.950514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68024">
                <text:p>0.86802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440571">
                <text:p>0.440571</text:p>
              </table:table-cell>
              <table:table-cell office:value-type="float" office:value="0.631707">
                <text:p>0.631707</text:p>
              </table:table-cell>
              <table:table-cell office:value-type="float" office:value="0.846946">
                <text:p>0.846946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62744">
                <text:p>0.86274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569922">
                <text:p>0.569922</text:p>
              </table:table-cell>
              <table:table-cell office:value-type="float" office:value="0.644379">
                <text:p>0.644379</text:p>
              </table:table-cell>
              <table:table-cell office:value-type="float" office:value="0.854073">
                <text:p>0.854073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77659">
                <text:p>0.87765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500089">
                <text:p>0.500089</text:p>
              </table:table-cell>
              <table:table-cell office:value-type="float" office:value="0.618411">
                <text:p>0.618411</text:p>
              </table:table-cell>
              <table:table-cell office:value-type="float" office:value="0.688109">
                <text:p>0.688109</text:p>
              </table:table-cell>
              <table:table-cell office:value-type="float" office:value="0.923843">
                <text:p>0.923843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48035">
                <text:p>0.848035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5694">
                <text:p>0.5694</text:p>
              </table:table-cell>
              <table:table-cell office:value-type="float" office:value="0.628948">
                <text:p>0.628948</text:p>
              </table:table-cell>
              <table:table-cell office:value-type="float" office:value="0.802177">
                <text:p>0.80217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70874">
                <text:p>0.870874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451474">
                <text:p>0.451474</text:p>
              </table:table-cell>
              <table:table-cell office:value-type="float" office:value="0.637307">
                <text:p>0.637307</text:p>
              </table:table-cell>
              <table:table-cell office:value-type="float" office:value="0.828309">
                <text:p>0.828309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62531">
                <text:p>0.862531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463075">
                <text:p>0.463075</text:p>
              </table:table-cell>
              <table:table-cell office:value-type="float" office:value="0.721231">
                <text:p>0.721231</text:p>
              </table:table-cell>
              <table:table-cell office:value-type="float" office:value="0.907058">
                <text:p>0.907058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79958">
                <text:p>0.879958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449535">
                <text:p>0.449535</text:p>
              </table:table-cell>
              <table:table-cell office:value-type="float" office:value="0.680539">
                <text:p>0.680539</text:p>
              </table:table-cell>
              <table:table-cell office:value-type="float" office:value="0.870057">
                <text:p>0.87005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70835">
                <text:p>0.870835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529552">
                <text:p>0.529552</text:p>
              </table:table-cell>
              <table:table-cell office:value-type="float" office:value="0.672623">
                <text:p>0.672623</text:p>
              </table:table-cell>
              <table:table-cell office:value-type="float" office:value="0.83633">
                <text:p>0.83633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74672">
                <text:p>0.874672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495151">
                <text:p>0.495151</text:p>
              </table:table-cell>
              <table:table-cell office:value-type="float" office:value="0.638362">
                <text:p>0.638362</text:p>
              </table:table-cell>
              <table:table-cell office:value-type="float" office:value="0.742688">
                <text:p>0.742688</text:p>
              </table:table-cell>
              <table:table-cell office:value-type="float" office:value="0.919626">
                <text:p>0.919626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54573">
                <text:p>0.854573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316251">
                <text:p>0.316251</text:p>
              </table:table-cell>
              <table:table-cell office:value-type="float" office:value="0.625188">
                <text:p>0.625188</text:p>
              </table:table-cell>
              <table:table-cell office:value-type="float" office:value="0.672546">
                <text:p>0.672546</text:p>
              </table:table-cell>
              <table:table-cell office:value-type="float" office:value="0.863489">
                <text:p>0.863489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22738">
                <text:p>0.822738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379963">
                <text:p>0.379963</text:p>
              </table:table-cell>
              <table:table-cell office:value-type="float" office:value="0.622329">
                <text:p>0.622329</text:p>
              </table:table-cell>
              <table:table-cell office:value-type="float" office:value="0.658131">
                <text:p>0.658131</text:p>
              </table:table-cell>
              <table:table-cell office:value-type="float" office:value="0.835783">
                <text:p>0.835783</text:p>
              </table:table-cell>
              <table:table-cell office:value-type="float" office:value="0.948503">
                <text:p>0.948503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23629">
                <text:p>0.82362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570014">
                <text:p>0.570014</text:p>
              </table:table-cell>
              <table:table-cell office:value-type="float" office:value="0.635074">
                <text:p>0.635074</text:p>
              </table:table-cell>
              <table:table-cell office:value-type="float" office:value="0.744721">
                <text:p>0.744721</text:p>
              </table:table-cell>
              <table:table-cell office:value-type="float" office:value="0.942596">
                <text:p>0.942596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64231">
                <text:p>0.864231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598856">
                <text:p>0.598856</text:p>
              </table:table-cell>
              <table:table-cell office:value-type="float" office:value="0.681676">
                <text:p>0.681676</text:p>
              </table:table-cell>
              <table:table-cell office:value-type="float" office:value="0.883038">
                <text:p>0.883038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87179">
                <text:p>0.88717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522658">
                <text:p>0.522658</text:p>
              </table:table-cell>
              <table:table-cell office:value-type="float" office:value="0.642373">
                <text:p>0.642373</text:p>
              </table:table-cell>
              <table:table-cell office:value-type="float" office:value="0.844798">
                <text:p>0.844798</text:p>
              </table:table-cell>
              <table:table-cell office:value-type="float" office:value="0.954686">
                <text:p>0.954686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71442">
                <text:p>0.87144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49734">
                <text:p>0.49734</text:p>
              </table:table-cell>
              <table:table-cell office:value-type="float" office:value="0.634794">
                <text:p>0.634794</text:p>
              </table:table-cell>
              <table:table-cell office:value-type="float" office:value="0.864016">
                <text:p>0.864016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70437">
                <text:p>0.870437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475339">
                <text:p>0.475339</text:p>
              </table:table-cell>
              <table:table-cell office:value-type="float" office:value="0.719394">
                <text:p>0.719394</text:p>
              </table:table-cell>
              <table:table-cell office:value-type="float" office:value="0.930544">
                <text:p>0.930544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8335">
                <text:p>0.88335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583344">
                <text:p>0.583344</text:p>
              </table:table-cell>
              <table:table-cell office:value-type="float" office:value="0.709268">
                <text:p>0.709268</text:p>
              </table:table-cell>
              <table:table-cell office:value-type="float" office:value="0.926363">
                <text:p>0.926363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92719">
                <text:p>0.89271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620742">
                <text:p>0.620742</text:p>
              </table:table-cell>
              <table:table-cell office:value-type="float" office:value="0.909329">
                <text:p>0.909329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19661">
                <text:p>0.919661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542157">
                <text:p>0.542157</text:p>
              </table:table-cell>
              <table:table-cell office:value-type="float" office:value="0.68363">
                <text:p>0.68363</text:p>
              </table:table-cell>
              <table:table-cell office:value-type="float" office:value="0.944382">
                <text:p>0.944382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87839">
                <text:p>0.88783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474117">
                <text:p>0.474117</text:p>
              </table:table-cell>
              <table:table-cell office:value-type="float" office:value="0.676339">
                <text:p>0.676339</text:p>
              </table:table-cell>
              <table:table-cell office:value-type="float" office:value="0.911049">
                <text:p>0.911049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76972">
                <text:p>0.87697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52783">
                <text:p>0.52783</text:p>
              </table:table-cell>
              <table:table-cell office:value-type="float" office:value="0.787574">
                <text:p>0.787574</text:p>
              </table:table-cell>
              <table:table-cell office:value-type="float" office:value="0.947866">
                <text:p>0.947866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97149">
                <text:p>0.89714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594766">
                <text:p>0.594766</text:p>
              </table:table-cell>
              <table:table-cell office:value-type="float" office:value="0.803737">
                <text:p>0.80373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06504">
                <text:p>0.90650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600454">
                <text:p>0.600454</text:p>
              </table:table-cell>
              <table:table-cell office:value-type="float" office:value="0.72292">
                <text:p>0.72292</text:p>
              </table:table-cell>
              <table:table-cell office:value-type="float" office:value="0.919616">
                <text:p>0.919616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95121">
                <text:p>0.89512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600616">
                <text:p>0.600616</text:p>
              </table:table-cell>
              <table:table-cell office:value-type="float" office:value="0.661497">
                <text:p>0.661497</text:p>
              </table:table-cell>
              <table:table-cell office:value-type="float" office:value="0.91413">
                <text:p>0.91413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88446">
                <text:p>0.88844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601155">
                <text:p>0.601155</text:p>
              </table:table-cell>
              <table:table-cell office:value-type="float" office:value="0.708153">
                <text:p>0.708153</text:p>
              </table:table-cell>
              <table:table-cell office:value-type="float" office:value="0.956546">
                <text:p>0.956546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97407">
                <text:p>0.897407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600767">
                <text:p>0.600767</text:p>
              </table:table-cell>
              <table:table-cell office:value-type="float" office:value="0.728344">
                <text:p>0.728344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99565">
                <text:p>0.899565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571425">
                <text:p>0.571425</text:p>
              </table:table-cell>
              <table:table-cell office:value-type="float" office:value="0.95135">
                <text:p>0.95135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18931">
                <text:p>0.918931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452014">
                <text:p>0.452014</text:p>
              </table:table-cell>
              <table:table-cell office:value-type="float" office:value="0.823778">
                <text:p>0.823778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94233">
                <text:p>0.894233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607181">
                <text:p>0.607181</text:p>
              </table:table-cell>
              <table:table-cell office:value-type="float" office:value="0.855649">
                <text:p>0.855649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12937">
                <text:p>0.912937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620436">
                <text:p>0.620436</text:p>
              </table:table-cell>
              <table:table-cell office:value-type="float" office:value="0.928873">
                <text:p>0.928873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21585">
                <text:p>0.921585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509833">
                <text:p>0.509833</text:p>
              </table:table-cell>
              <table:table-cell office:value-type="float" office:value="0.880007">
                <text:p>0.88000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05638">
                <text:p>0.90563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551139">
                <text:p>0.551139</text:p>
              </table:table-cell>
              <table:table-cell office:value-type="float" office:value="0.828633">
                <text:p>0.828633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04631">
                <text:p>0.904631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518985">
                <text:p>0.518985</text:p>
              </table:table-cell>
              <table:table-cell office:value-type="float" office:value="0.84505">
                <text:p>0.84505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03057">
                <text:p>0.903057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500132">
                <text:p>0.500132</text:p>
              </table:table-cell>
              <table:table-cell office:value-type="float" office:value="0.80171">
                <text:p>0.80171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96838">
                <text:p>0.896838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527013">
                <text:p>0.527013</text:p>
              </table:table-cell>
              <table:table-cell office:value-type="float" office:value="0.703492">
                <text:p>0.703492</text:p>
              </table:table-cell>
              <table:table-cell office:value-type="float" office:value="0.899256">
                <text:p>0.899256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83798">
                <text:p>0.883798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50404">
                <text:p>0.50404</text:p>
              </table:table-cell>
              <table:table-cell office:value-type="float" office:value="0.755889">
                <text:p>0.755889</text:p>
              </table:table-cell>
              <table:table-cell office:value-type="float" office:value="0.950558">
                <text:p>0.950558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91871">
                <text:p>0.891871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560347">
                <text:p>0.560347</text:p>
              </table:table-cell>
              <table:table-cell office:value-type="float" office:value="0.749171">
                <text:p>0.749171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97605">
                <text:p>0.897605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574705">
                <text:p>0.574705</text:p>
              </table:table-cell>
              <table:table-cell office:value-type="float" office:value="0.721958">
                <text:p>0.721958</text:p>
              </table:table-cell>
              <table:table-cell office:value-type="float" office:value="0.917467">
                <text:p>0.91746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92235">
                <text:p>0.892235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528979">
                <text:p>0.528979</text:p>
              </table:table-cell>
              <table:table-cell office:value-type="float" office:value="0.729923">
                <text:p>0.729923</text:p>
              </table:table-cell>
              <table:table-cell office:value-type="float" office:value="0.853762">
                <text:p>0.853762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82088">
                <text:p>0.88208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528742">
                <text:p>0.528742</text:p>
              </table:table-cell>
              <table:table-cell office:value-type="float" office:value="0.803477">
                <text:p>0.803477</text:p>
              </table:table-cell>
              <table:table-cell office:value-type="float" office:value="0.887687">
                <text:p>0.88768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92813">
                <text:p>0.892813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231763">
                <text:p>0.231763</text:p>
              </table:table-cell>
              <table:table-cell office:value-type="float" office:value="0.754203">
                <text:p>0.754203</text:p>
              </table:table-cell>
              <table:table-cell office:value-type="float" office:value="0.846837">
                <text:p>0.84683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54102">
                <text:p>0.85410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71943">
                <text:p>0.371943</text:p>
              </table:table-cell>
              <table:table-cell office:value-type="float" office:value="0.734302">
                <text:p>0.734302</text:p>
              </table:table-cell>
              <table:table-cell office:value-type="float" office:value="0.835766">
                <text:p>0.835766</text:p>
              </table:table-cell>
              <table:table-cell office:value-type="float" office:value="0.909297">
                <text:p>0.90929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60121">
                <text:p>0.86012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597745">
                <text:p>0.597745</text:p>
              </table:table-cell>
              <table:table-cell office:value-type="float" office:value="0.833538">
                <text:p>0.833538</text:p>
              </table:table-cell>
              <table:table-cell office:value-type="float" office:value="0.881303">
                <text:p>0.881303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0208">
                <text:p>0.9020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53476">
                <text:p>0.53476</text:p>
              </table:table-cell>
              <table:table-cell office:value-type="float" office:value="0.835766">
                <text:p>0.835766</text:p>
              </table:table-cell>
              <table:table-cell office:value-type="float" office:value="0.835766">
                <text:p>0.835766</text:p>
              </table:table-cell>
              <table:table-cell office:value-type="float" office:value="0.936245">
                <text:p>0.936245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89244">
                <text:p>0.889244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678861">
                <text:p>0.678861</text:p>
              </table:table-cell>
              <table:table-cell office:value-type="float" office:value="0.835766">
                <text:p>0.835766</text:p>
              </table:table-cell>
              <table:table-cell office:value-type="float" office:value="0.849504">
                <text:p>0.849504</text:p>
              </table:table-cell>
              <table:table-cell office:value-type="float" office:value="0.957321">
                <text:p>0.957321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07135">
                <text:p>0.907135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653522">
                <text:p>0.653522</text:p>
              </table:table-cell>
              <table:table-cell office:value-type="float" office:value="0.835766">
                <text:p>0.835766</text:p>
              </table:table-cell>
              <table:table-cell office:value-type="float" office:value="0.835766">
                <text:p>0.835766</text:p>
              </table:table-cell>
              <table:table-cell office:value-type="float" office:value="0.927771">
                <text:p>0.927771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00273">
                <text:p>0.90027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649702">
                <text:p>0.649702</text:p>
              </table:table-cell>
              <table:table-cell office:value-type="float" office:value="0.835766">
                <text:p>0.835766</text:p>
              </table:table-cell>
              <table:table-cell office:value-type="float" office:value="0.868446">
                <text:p>0.868446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06213">
                <text:p>0.906213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50352">
                <text:p>0.50352</text:p>
              </table:table-cell>
              <table:table-cell office:value-type="float" office:value="0.835766">
                <text:p>0.835766</text:p>
              </table:table-cell>
              <table:table-cell office:value-type="float" office:value="0.835766">
                <text:p>0.835766</text:p>
              </table:table-cell>
              <table:table-cell office:value-type="float" office:value="0.901127">
                <text:p>0.90112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82608">
                <text:p>0.882608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542425">
                <text:p>0.542425</text:p>
              </table:table-cell>
              <table:table-cell office:value-type="float" office:value="0.820279">
                <text:p>0.820279</text:p>
              </table:table-cell>
              <table:table-cell office:value-type="float" office:value="0.835766">
                <text:p>0.835766</text:p>
              </table:table-cell>
              <table:table-cell office:value-type="float" office:value="0.925637">
                <text:p>0.92563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887401">
                <text:p>0.887401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630875">
                <text:p>0.630875</text:p>
              </table:table-cell>
              <table:table-cell office:value-type="float" office:value="0.835766">
                <text:p>0.835766</text:p>
              </table:table-cell>
              <table:table-cell office:value-type="float" office:value="0.884786">
                <text:p>0.884786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05965">
                <text:p>0.90596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710014">
                <text:p>0.710014</text:p>
              </table:table-cell>
              <table:table-cell office:value-type="float" office:value="0.860276">
                <text:p>0.860276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58317">
                <text:p>0.958317</text:p>
              </table:table-cell>
              <table:table-cell office:value-type="float" office:value="0.923683">
                <text:p>0.9236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